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806in" table:align="margins" style:may-break-between-rows="false"/>
    </style:style>
    <style:style style:name="Table156.A" style:family="table-column">
      <style:table-column-properties style:column-width="1.766in" style:rel-column-width="16345*"/>
    </style:style>
    <style:style style:name="Table156.B" style:family="table-column">
      <style:table-column-properties style:column-width="5.3146in" style:rel-column-width="49190*"/>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806in" table:align="margins" style:may-break-between-rows="false"/>
    </style:style>
    <style:style style:name="Table166.A" style:family="table-column">
      <style:table-column-properties style:column-width="1.766in" style:rel-column-width="16345*"/>
    </style:style>
    <style:style style:name="Table166.B" style:family="table-column">
      <style:table-column-properties style:column-width="5.3146in" style:rel-column-width="49190*"/>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Heading_20_1">
      <style:paragraph-properties fo:text-align="justify" style:justify-single-word="false"/>
    </style:style>
    <style:style style:name="P60" style:family="paragraph" style:parent-style-name="Heading_20_1">
      <style:paragraph-properties fo:break-before="page"/>
    </style:style>
    <style:style style:name="P61" style:family="paragraph" style:parent-style-name="Contents_20_Heading">
      <style:paragraph-properties fo:break-before="page"/>
    </style:style>
    <style:style style:name="P62" style:family="paragraph" style:parent-style-name="Contents_20_1">
      <style:paragraph-properties>
        <style:tab-stops>
          <style:tab-stop style:position="7.0602in" style:type="right" style:leader-style="dotted" style:leader-text="."/>
        </style:tab-stops>
      </style:paragraph-properties>
    </style:style>
    <style:style style:name="P63" style:family="paragraph" style:parent-style-name="Contents_20_2">
      <style:paragraph-properties>
        <style:tab-stops>
          <style:tab-stop style:position="6.8839in" style:type="right"/>
        </style:tab-stops>
      </style:paragraph-properties>
    </style:style>
    <style:style style:name="P64" style:family="paragraph" style:parent-style-name="Table_20_Contents">
      <style:paragraph-properties fo:text-align="justify" style:justify-single-word="false"/>
    </style:style>
    <style:style style:name="P65" style:family="paragraph" style:parent-style-name="Table_20_Contents">
      <style:paragraph-properties fo:text-align="justify" style:justify-single-word="false"/>
      <style:text-properties fo:font-weight="bold" style:font-weight-asian="bold" style:font-weight-complex="bold"/>
    </style:style>
    <style:style style:name="P66" style:family="paragraph" style:parent-style-name="Index_20_1">
      <style:paragraph-properties>
        <style:tab-stops>
          <style:tab-stop style:position="7.0807in" style:type="right"/>
        </style:tab-stops>
      </style:paragraph-properties>
    </style:style>
    <style:style style:name="P67" style:family="paragraph" style:parent-style-name="Index_20_Separator">
      <style:paragraph-properties>
        <style:tab-stops/>
      </style:paragraph-properties>
    </style:style>
    <style:style style:name="P68" style:family="paragraph" style:parent-style-name="Text_20_body" style:master-page-name="Standard">
      <style:paragraph-properties style:page-number="auto"/>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paragraph-properties fo:text-align="justify" style:justify-single-word="false"/>
    </style:style>
    <style:style style:name="P72" style:family="paragraph" style:parent-style-name="Text_20_body" style:list-style-name="L3">
      <style:paragraph-properties fo:text-align="justify" style:justify-single-word="false"/>
    </style:style>
    <style:style style:name="P73" style:family="paragraph" style:parent-style-name="Text_20_body" style:list-style-name="L5">
      <style:paragraph-properties fo:text-align="justify" style:justify-single-word="false"/>
    </style:style>
    <style:style style:name="P74" style:family="paragraph" style:parent-style-name="Text_20_body" style:list-style-name="L1">
      <style:paragraph-properties fo:text-align="justify" style:justify-single-word="false"/>
    </style:style>
    <style:style style:name="P75" style:family="paragraph" style:parent-style-name="Text_20_body" style:list-style-name="L8">
      <style:paragraph-properties fo:text-align="justify" style:justify-single-word="false"/>
    </style:style>
    <style:style style:name="P76" style:family="paragraph" style:parent-style-name="Text_20_body" style:list-style-name="L10">
      <style:paragraph-properties fo:text-align="justify" style:justify-single-word="false"/>
    </style:style>
    <style:style style:name="P77" style:family="paragraph" style:parent-style-name="Text_20_body" style:list-style-name="L11">
      <style:paragraph-properties fo:text-align="justify" style:justify-single-word="false"/>
    </style:style>
    <style:style style:name="P78" style:family="paragraph" style:parent-style-name="Text_20_body" style:list-style-name="L13">
      <style:paragraph-properties fo:text-align="justify" style:justify-single-word="false"/>
    </style:style>
    <style:style style:name="P79" style:family="paragraph" style:parent-style-name="Text_20_body" style:list-style-name="L14">
      <style:paragraph-properties fo:text-align="justify" style:justify-single-word="false"/>
    </style:style>
    <style:style style:name="P80" style:family="paragraph" style:parent-style-name="Text_20_body" style:list-style-name="L15">
      <style:paragraph-properties fo:text-align="justify" style:justify-single-word="false"/>
    </style:style>
    <style:style style:name="P81" style:family="paragraph" style:parent-style-name="Text_20_body" style:list-style-name="L16">
      <style:paragraph-properties fo:text-align="justify" style:justify-single-word="false"/>
    </style:style>
    <style:style style:name="P82" style:family="paragraph" style:parent-style-name="Text_20_body" style:list-style-name="L17">
      <style:paragraph-properties fo:text-align="justify" style:justify-single-word="false"/>
    </style:style>
    <style:style style:name="P83" style:family="paragraph" style:parent-style-name="Text_20_body" style:list-style-name="L18">
      <style:paragraph-properties fo:text-align="justify" style:justify-single-word="false"/>
    </style:style>
    <style:style style:name="P84" style:family="paragraph" style:parent-style-name="Text_20_body" style:list-style-name="L19">
      <style:paragraph-properties fo:text-align="justify" style:justify-single-word="false"/>
    </style:style>
    <style:style style:name="P85" style:family="paragraph" style:parent-style-name="Text_20_body" style:list-style-name="L20">
      <style:paragraph-properties fo:text-align="justify" style:justify-single-word="false"/>
    </style:style>
    <style:style style:name="P86" style:family="paragraph" style:parent-style-name="Text_20_body" style:list-style-name="L21">
      <style:paragraph-properties fo:text-align="justify" style:justify-single-word="false"/>
    </style:style>
    <style:style style:name="P87" style:family="paragraph" style:parent-style-name="Text_20_body" style:list-style-name="L22">
      <style:paragraph-properties fo:text-align="justify" style:justify-single-word="false"/>
    </style:style>
    <style:style style:name="P88" style:family="paragraph" style:parent-style-name="Text_20_body" style:list-style-name="L23">
      <style:paragraph-properties fo:text-align="justify" style:justify-single-word="false"/>
    </style:style>
    <style:style style:name="P89" style:family="paragraph" style:parent-style-name="Text_20_body" style:list-style-name="L4"/>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7"/>
    <style:style style:name="P93" style:family="paragraph" style:parent-style-name="Text_20_body" style:list-style-name="L9"/>
    <style:style style:name="P94"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277725040" text:id="ct277725040">
          <text:insertion>
            <office:change-info>
              <dc:creator>Peter Camilleri</dc:creator>
              <dc:date>2015-04-25T23:41:00</dc:date>
            </office:change-info>
          </text:insertion>
        </text:changed-region>
        <text:changed-region xml:id="ct277725560" text:id="ct277725560">
          <text:insertion>
            <office:change-info>
              <dc:creator>Peter Camilleri</dc:creator>
              <dc:date>2015-04-25T23:42:00</dc:date>
            </office:change-info>
          </text:insertion>
        </text:changed-region>
        <text:changed-region xml:id="ct94900576" text:id="ct94900576">
          <text:insertion>
            <office:change-info>
              <dc:creator>Peter Camilleri</dc:creator>
              <dc:date>2015-04-25T13:09:00</dc:date>
            </office:change-info>
          </text:insertion>
        </text:changed-region>
        <text:changed-region xml:id="ct94900680" text:id="ct94900680">
          <text:insertion>
            <office:change-info>
              <dc:creator>Peter Camilleri</dc:creator>
              <dc:date>2015-04-25T13:10:00</dc:date>
            </office:change-info>
          </text:insertion>
        </text:changed-region>
        <text:changed-region xml:id="ct94900888" text:id="ct94900888">
          <text:insertion>
            <office:change-info>
              <dc:creator>Peter Camilleri</dc:creator>
              <dc:date>2015-04-25T13:11:00</dc:date>
            </office:change-info>
          </text:insertion>
        </text:changed-region>
        <text:changed-region xml:id="ct94900992" text:id="ct94900992">
          <text:deletion>
            <office:change-info>
              <dc:creator>Peter Camilleri</dc:creator>
              <dc:date>2015-04-25T13:26:00</dc:date>
            </office:change-info>
            <text:p text:style-name="Text_20_body">.even?</text:p>
          </text:deletion>
        </text:changed-region>
        <text:changed-region xml:id="ct94901096" text:id="ct94901096">
          <text:insertion>
            <office:change-info>
              <dc:creator>Peter Camilleri</dc:creator>
              <dc:date>2015-04-25T13:25:00</dc:date>
            </office:change-info>
          </text:insertion>
        </text:changed-region>
        <text:changed-region xml:id="ct94901200" text:id="ct94901200">
          <text:insertion>
            <office:change-info>
              <dc:creator>Peter Camilleri</dc:creator>
              <dc:date>2015-04-25T13:25:00</dc:date>
            </office:change-info>
          </text:insertion>
        </text:changed-region>
        <text:changed-region xml:id="ct94901304" text:id="ct94901304">
          <text:insertion>
            <office:change-info>
              <dc:creator>Peter Camilleri</dc:creator>
              <dc:date>2015-04-25T13:25:00</dc:date>
            </office:change-info>
          </text:insertion>
        </text:changed-region>
        <text:changed-region xml:id="ct94901408" text:id="ct94901408">
          <text:insertion>
            <office:change-info>
              <dc:creator>Peter Camilleri</dc:creator>
              <dc:date>2015-04-25T13:25:00</dc:date>
            </office:change-info>
          </text:insertion>
        </text:changed-region>
        <text:changed-region xml:id="ct94901512" text:id="ct94901512">
          <text:insertion>
            <office:change-info>
              <dc:creator>Peter Camilleri</dc:creator>
              <dc:date>2015-04-25T13:25:00</dc:date>
            </office:change-info>
          </text:insertion>
        </text:changed-region>
        <text:changed-region xml:id="ct94901616" text:id="ct94901616">
          <text:insertion>
            <office:change-info>
              <dc:creator>Peter Camilleri</dc:creator>
              <dc:date>2015-04-25T13:27:00</dc:date>
            </office:change-info>
          </text:insertion>
        </text:changed-region>
        <text:changed-region xml:id="ct94901720" text:id="ct94901720">
          <text:insertion>
            <office:change-info>
              <dc:creator>Peter Camilleri</dc:creator>
              <dc:date>2015-04-25T13:27:00</dc:date>
            </office:change-info>
          </text:insertion>
        </text:changed-region>
        <text:changed-region xml:id="ct94901824" text:id="ct94901824">
          <text:deletion>
            <office:change-info>
              <dc:creator>Peter Camilleri</dc:creator>
              <dc:date>2015-04-25T13:29:00</dc:date>
            </office:change-info>
            <text:p text:style-name="Text_20_body">.gcd</text:p>
          </text:deletion>
        </text:changed-region>
        <text:changed-region xml:id="ct94901928" text:id="ct94901928">
          <text:insertion>
            <office:change-info>
              <dc:creator>Peter Camilleri</dc:creator>
              <dc:date>2015-04-25T13:25:00</dc:date>
            </office:change-info>
          </text:insertion>
        </text:changed-region>
        <text:changed-region xml:id="ct94902032" text:id="ct94902032">
          <text:deletion>
            <office:change-info>
              <dc:creator>Peter Camilleri</dc:creator>
              <dc:date>2015-04-25T13:31:00</dc:date>
            </office:change-info>
            <text:p text:style-name="Text_20_body">.lcm</text:p>
          </text:deletion>
        </text:changed-region>
        <text:changed-region xml:id="ct94902136" text:id="ct94902136">
          <text:insertion>
            <office:change-info>
              <dc:creator>Peter Camilleri</dc:creator>
              <dc:date>2015-04-25T13:25:00</dc:date>
            </office:change-info>
          </text:insertion>
        </text:changed-region>
        <text:changed-region xml:id="ct94902344" text:id="ct94902344">
          <text:deletion>
            <office:change-info>
              <dc:creator>Peter Camilleri</dc:creator>
              <dc:date>2015-04-25T13:37:00</dc:date>
            </office:change-info>
            <text:p text:style-name="Text_20_body">.odd?</text:p>
          </text:deletion>
        </text:changed-region>
        <text:changed-region xml:id="ct94902240" text:id="ct94902240">
          <text:deletion>
            <office:change-info>
              <dc:creator>Peter Camilleri</dc:creator>
              <dc:date>2015-04-25T13:39:00</dc:date>
            </office:change-info>
            <text:p text:style-name="Text_20_body"/>
            <text:p text:style-name="Text_20_body"/>
          </text:deletion>
        </text:changed-region>
        <text:changed-region xml:id="ct94902448" text:id="ct94902448">
          <text:insertion>
            <office:change-info>
              <dc:creator>Peter Camilleri</dc:creator>
              <dc:date>2015-04-25T13:25:00</dc:date>
            </office:change-info>
          </text:insertion>
        </text:changed-region>
        <text:changed-region xml:id="ct94902552" text:id="ct94902552">
          <text:deletion>
            <office:change-info>
              <dc:creator>Peter Camilleri</dc:creator>
              <dc:date>2015-04-25T13:41:00</dc:date>
            </office:change-info>
            <text:p text:style-name="Text_20_body">2*</text:p>
          </text:deletion>
        </text:changed-region>
        <text:changed-region xml:id="ct94902656" text:id="ct94902656">
          <text:insertion>
            <office:change-info>
              <dc:creator>Peter Camilleri</dc:creator>
              <dc:date>2015-04-25T13:24:00</dc:date>
            </office:change-info>
          </text:insertion>
        </text:changed-region>
        <text:changed-region xml:id="ct94902760" text:id="ct94902760">
          <text:insertion>
            <office:change-info>
              <dc:creator>Peter Camilleri</dc:creator>
              <dc:date>2015-04-25T13:25:00</dc:date>
            </office:change-info>
          </text:insertion>
        </text:changed-region>
        <text:changed-region xml:id="ct94902864" text:id="ct94902864">
          <text:insertion>
            <office:change-info>
              <dc:creator>Peter Camilleri</dc:creator>
              <dc:date>2015-04-25T13:42:00</dc:date>
            </office:change-info>
          </text:insertion>
        </text:changed-region>
        <text:changed-region xml:id="ct94902968" text:id="ct94902968">
          <text:insertion>
            <office:change-info>
              <dc:creator>Peter Camilleri</dc:creator>
              <dc:date>2015-04-25T13:25:00</dc:date>
            </office:change-info>
          </text:insertion>
        </text:changed-region>
        <text:changed-region xml:id="ct94903072" text:id="ct94903072">
          <text:insertion>
            <office:change-info>
              <dc:creator>Peter Camilleri</dc:creator>
              <dc:date>2015-04-25T13:25:00</dc:date>
            </office:change-info>
          </text:insertion>
        </text:changed-region>
        <text:changed-region xml:id="ct94903176" text:id="ct94903176">
          <text:insertion>
            <office:change-info>
              <dc:creator>Peter Camilleri</dc:creator>
              <dc:date>2015-04-25T13:42:00</dc:date>
            </office:change-info>
          </text:insertion>
        </text:changed-region>
        <text:changed-region xml:id="ct94903280" text:id="ct94903280">
          <text:insertion>
            <office:change-info>
              <dc:creator>Peter Camilleri</dc:creator>
              <dc:date>2015-04-25T13:42:00</dc:date>
            </office:change-info>
          </text:insertion>
        </text:changed-region>
        <text:changed-region xml:id="ct94903384" text:id="ct94903384">
          <text:deletion>
            <office:change-info>
              <dc:creator>Peter Camilleri</dc:creator>
              <dc:date>2015-04-25T13:42:00</dc:date>
            </office:change-info>
            <text:p text:style-name="Text_20_body">2/</text:p>
          </text:deletion>
        </text:changed-region>
        <text:changed-region xml:id="ct96677184" text:id="ct96677184">
          <text:insertion>
            <office:change-info>
              <dc:creator>Peter Camilleri</dc:creator>
              <dc:date>2015-04-25T13:25:00</dc:date>
            </office:change-info>
          </text:insertion>
        </text:changed-region>
        <text:changed-region xml:id="ct96677288" text:id="ct96677288">
          <text:deletion>
            <office:change-info>
              <dc:creator>Peter Camilleri</dc:creator>
              <dc:date>2015-04-25T13:46:00</dc:date>
            </office:change-info>
            <text:p text:style-name="Standard"/>
            <text:p text:style-name="Text_20_body">&lt;&lt;</text:p>
          </text:deletion>
        </text:changed-region>
        <text:changed-region xml:id="ct96677392" text:id="ct96677392">
          <text:insertion>
            <office:change-info>
              <dc:creator>Peter Camilleri</dc:creator>
              <dc:date>2015-04-25T13:25:00</dc:date>
            </office:change-info>
          </text:insertion>
        </text:changed-region>
        <text:changed-region xml:id="ct96677496" text:id="ct96677496">
          <text:deletion>
            <office:change-info>
              <dc:creator>Peter Camilleri</dc:creator>
              <dc:date>2015-04-25T13:55:00</dc:date>
            </office:change-info>
            <text:p text:style-name="Standard"/>
            <text:p text:style-name="Text_20_body">&gt;&gt;</text:p>
          </text:deletion>
        </text:changed-region>
        <text:changed-region xml:id="ct96677600" text:id="ct96677600">
          <text:insertion>
            <office:change-info>
              <dc:creator>Peter Camilleri</dc:creator>
              <dc:date>2015-04-25T13:25:00</dc:date>
            </office:change-info>
          </text:insertion>
        </text:changed-region>
        <text:changed-region xml:id="ct96677704" text:id="ct96677704">
          <text:deletion>
            <office:change-info>
              <dc:creator>Peter Camilleri</dc:creator>
              <dc:date>2015-04-25T14:29:00</dc:date>
            </office:change-info>
            <text:p text:style-name="Standard"/>
            <text:p text:style-name="Text_20_body">and</text:p>
          </text:deletion>
        </text:changed-region>
        <text:changed-region xml:id="ct96677808" text:id="ct96677808">
          <text:insertion>
            <office:change-info>
              <dc:creator>Peter Camilleri</dc:creator>
              <dc:date>2015-04-25T13:25:00</dc:date>
            </office:change-info>
          </text:insertion>
        </text:changed-region>
        <text:changed-region xml:id="ct96677912" text:id="ct96677912">
          <text:deletion>
            <office:change-info>
              <dc:creator>Peter Camilleri</dc:creator>
              <dc:date>2015-04-25T14:31:00</dc:date>
            </office:change-info>
            <text:p text:style-name="Text_20_body"/>
            <text:p text:style-name="Text_20_body">com</text:p>
          </text:deletion>
        </text:changed-region>
        <text:changed-region xml:id="ct96678016" text:id="ct96678016">
          <text:insertion>
            <office:change-info>
              <dc:creator>Peter Camilleri</dc:creator>
              <dc:date>2015-04-25T13:25:00</dc:date>
            </office:change-info>
          </text:insertion>
        </text:changed-region>
        <text:changed-region xml:id="ct96678120" text:id="ct96678120">
          <text:deletion>
            <office:change-info>
              <dc:creator>Peter Camilleri</dc:creator>
              <dc:date>2015-04-25T14:33:00</dc:date>
            </office:change-info>
            <text:p text:style-name="Text_20_body"/>
            <text:p text:style-name="Text_20_body">or</text:p>
          </text:deletion>
        </text:changed-region>
        <text:changed-region xml:id="ct96678224" text:id="ct96678224">
          <text:insertion>
            <office:change-info>
              <dc:creator>Peter Camilleri</dc:creator>
              <dc:date>2015-04-25T13:25:00</dc:date>
            </office:change-info>
          </text:insertion>
        </text:changed-region>
        <text:changed-region xml:id="ct96678328" text:id="ct96678328">
          <text:insertion>
            <office:change-info>
              <dc:creator>Peter Camilleri</dc:creator>
              <dc:date>2015-04-25T14:34:00</dc:date>
            </office:change-info>
          </text:insertion>
        </text:changed-region>
        <text:changed-region xml:id="ct96678432" text:id="ct96678432">
          <text:insertion>
            <office:change-info>
              <dc:creator>Peter Camilleri</dc:creator>
              <dc:date>2015-04-25T13:25:00</dc:date>
            </office:change-info>
          </text:insertion>
        </text:changed-region>
        <text:changed-region xml:id="ct96678536" text:id="ct96678536">
          <text:insertion>
            <office:change-info>
              <dc:creator>Peter Camilleri</dc:creator>
              <dc:date>2015-04-25T13:25:00</dc:date>
            </office:change-info>
          </text:insertion>
        </text:changed-region>
        <text:changed-region xml:id="ct96678640" text:id="ct96678640">
          <text:insertion>
            <office:change-info>
              <dc:creator>Peter Camilleri</dc:creator>
              <dc:date>2015-04-25T14:35:00</dc:date>
            </office:change-info>
          </text:insertion>
        </text:changed-region>
        <text:changed-region xml:id="ct96678744" text:id="ct96678744">
          <text:insertion>
            <office:change-info>
              <dc:creator>Peter Camilleri</dc:creator>
              <dc:date>2015-04-25T14:35:00</dc:date>
            </office:change-info>
          </text:insertion>
        </text:changed-region>
        <text:changed-region xml:id="ct96678848" text:id="ct96678848">
          <text:deletion>
            <office:change-info>
              <dc:creator>Peter Camilleri</dc:creator>
              <dc:date>2015-04-25T14:35:00</dc:date>
            </office:change-info>
            <text:p text:style-name="Standard"/>
            <text:p text:style-name="Text_20_body">xor</text:p>
          </text:deletion>
        </text:changed-region>
        <text:changed-region xml:id="ct96678952" text:id="ct96678952">
          <text:insertion>
            <office:change-info>
              <dc:creator>Peter Camilleri</dc:creator>
              <dc:date>2015-04-25T13:25:00</dc:date>
            </office:change-info>
          </text:insertion>
        </text:changed-region>
        <text:changed-region xml:id="ct96679056" text:id="ct96679056">
          <text:insertion>
            <office:change-info>
              <dc:creator>Peter Camilleri</dc:creator>
              <dc:date>2015-04-25T15:11:00</dc:date>
            </office:change-info>
          </text:insertion>
        </text:changed-region>
        <text:changed-region xml:id="ct96679160" text:id="ct96679160">
          <text:insertion>
            <office:change-info>
              <dc:creator>Peter Camilleri</dc:creator>
              <dc:date>2015-04-25T15:09:00</dc:date>
            </office:change-info>
          </text:insertion>
        </text:changed-region>
        <text:changed-region xml:id="ct96679264" text:id="ct96679264">
          <text:insertion>
            <office:change-info>
              <dc:creator>Peter Camilleri</dc:creator>
              <dc:date>2015-04-25T15:09:00</dc:date>
            </office:change-info>
          </text:insertion>
        </text:changed-region>
        <text:changed-region xml:id="ct96679368" text:id="ct96679368">
          <text:insertion>
            <office:change-info>
              <dc:creator>Peter Camilleri</dc:creator>
              <dc:date>2015-04-25T15:09:00</dc:date>
            </office:change-info>
          </text:insertion>
        </text:changed-region>
        <text:changed-region xml:id="ct96679472" text:id="ct96679472">
          <text:insertion>
            <office:change-info>
              <dc:creator>Peter Camilleri</dc:creator>
              <dc:date>2015-04-25T15:10:00</dc:date>
            </office:change-info>
          </text:insertion>
        </text:changed-region>
        <text:changed-region xml:id="ct96679576" text:id="ct96679576">
          <text:insertion>
            <office:change-info>
              <dc:creator>Peter Camilleri</dc:creator>
              <dc:date>2015-04-25T15:10:00</dc:date>
            </office:change-info>
          </text:insertion>
        </text:changed-region>
        <text:changed-region xml:id="ct96679680" text:id="ct96679680">
          <text:insertion>
            <office:change-info>
              <dc:creator>Peter Camilleri</dc:creator>
              <dc:date>2015-04-25T15:10:00</dc:date>
            </office:change-info>
          </text:insertion>
        </text:changed-region>
        <text:changed-region xml:id="ct96679784" text:id="ct96679784">
          <text:insertion>
            <office:change-info>
              <dc:creator>Peter Camilleri</dc:creator>
              <dc:date>2015-04-25T15:10:00</dc:date>
            </office:change-info>
          </text:insertion>
        </text:changed-region>
        <text:changed-region xml:id="ct96679888" text:id="ct96679888">
          <text:insertion>
            <office:change-info>
              <dc:creator>Peter Camilleri</dc:creator>
              <dc:date>2015-04-25T15:10:00</dc:date>
            </office:change-info>
          </text:insertion>
        </text:changed-region>
        <text:changed-region xml:id="ct96679992" text:id="ct96679992">
          <text:insertion>
            <office:change-info>
              <dc:creator>Peter Camilleri</dc:creator>
              <dc:date>2015-04-25T15:10:00</dc:date>
            </office:change-info>
          </text:insertion>
        </text:changed-region>
        <text:changed-region xml:id="ct96680096" text:id="ct96680096">
          <text:insertion>
            <office:change-info>
              <dc:creator>Peter Camilleri</dc:creator>
              <dc:date>2015-04-25T15:10:00</dc:date>
            </office:change-info>
          </text:insertion>
        </text:changed-region>
        <text:changed-region xml:id="ct96680200" text:id="ct96680200">
          <text:insertion>
            <office:change-info>
              <dc:creator>Peter Camilleri</dc:creator>
              <dc:date>2015-04-25T15:10:00</dc:date>
            </office:change-info>
          </text:insertion>
        </text:changed-region>
        <text:changed-region xml:id="ct96680304" text:id="ct96680304">
          <text:deletion>
            <office:change-info>
              <dc:creator>Peter Camilleri</dc:creator>
              <dc:date>2015-04-25T17:35:00</dc:date>
            </office:change-info>
            <text:p text:style-name="P1">Ipsum lorem</text:p>
          </text:deletion>
        </text:changed-region>
        <text:changed-region xml:id="ct96680408" text:id="ct96680408">
          <text:insertion>
            <office:change-info>
              <dc:creator>Peter Camilleri</dc:creator>
              <dc:date>2015-04-25T17:35:00</dc:date>
            </office:change-info>
          </text:insertion>
        </text:changed-region>
        <text:changed-region xml:id="ct96680512" text:id="ct96680512">
          <text:insertion>
            <office:change-info>
              <dc:creator>Peter Camilleri</dc:creator>
              <dc:date>2015-04-25T17:36:00</dc:date>
            </office:change-info>
          </text:insertion>
        </text:changed-region>
        <text:changed-region xml:id="ct96680616" text:id="ct96680616">
          <text:insertion>
            <office:change-info>
              <dc:creator>Peter Camilleri</dc:creator>
              <dc:date>2015-04-25T17:37:00</dc:date>
            </office:change-info>
          </text:insertion>
        </text:changed-region>
        <text:changed-region xml:id="ct96680720" text:id="ct96680720">
          <text:insertion>
            <office:change-info>
              <dc:creator>Peter Camilleri</dc:creator>
              <dc:date>2015-04-25T18:11:00</dc:date>
            </office:change-info>
          </text:insertion>
        </text:changed-region>
        <text:changed-region xml:id="ct96680824" text:id="ct96680824">
          <text:insertion>
            <office:change-info>
              <dc:creator>Peter Camilleri</dc:creator>
              <dc:date>2015-04-25T18:12:00</dc:date>
            </office:change-info>
          </text:insertion>
        </text:changed-region>
        <text:changed-region xml:id="ct96680928" text:id="ct96680928">
          <text:insertion>
            <office:change-info>
              <dc:creator>Peter Camilleri</dc:creator>
              <dc:date>2015-04-25T18:14:00</dc:date>
            </office:change-info>
          </text:insertion>
        </text:changed-region>
        <text:changed-region xml:id="ct96681032" text:id="ct96681032">
          <text:insertion>
            <office:change-info>
              <dc:creator>Peter Camilleri</dc:creator>
              <dc:date>2015-04-25T18:13:00</dc:date>
            </office:change-info>
          </text:insertion>
        </text:changed-region>
        <text:changed-region xml:id="ct96681280" text:id="ct96681280">
          <text:deletion>
            <office:change-info>
              <dc:creator>Peter Camilleri</dc:creator>
              <dc:date>2015-04-25T17:45:00</dc:date>
            </office:change-info>
            <text:p text:style-name="Text_20_body"/>
            <text:p text:style-name="Text_20_body">*</text:p>
          </text:deletion>
        </text:changed-region>
        <text:changed-region xml:id="ct96681384" text:id="ct96681384">
          <text:insertion>
            <office:change-info>
              <dc:creator>Peter Camilleri</dc:creator>
              <dc:date>2015-04-25T17:38:00</dc:date>
            </office:change-info>
          </text:insertion>
        </text:changed-region>
        <text:changed-region xml:id="ct96681488" text:id="ct96681488">
          <text:deletion>
            <office:change-info>
              <dc:creator>Peter Camilleri</dc:creator>
              <dc:date>2015-04-25T18:16:00</dc:date>
            </office:change-info>
            <text:p text:style-name="Standard"/>
            <text:p text:style-name="Text_20_body">**</text:p>
          </text:deletion>
        </text:changed-region>
        <text:changed-region xml:id="ct277714328" text:id="ct277714328">
          <text:insertion>
            <office:change-info>
              <dc:creator>Peter Camilleri</dc:creator>
              <dc:date>2015-04-25T17:38:00</dc:date>
            </office:change-info>
          </text:insertion>
        </text:changed-region>
        <text:changed-region xml:id="ct277717448" text:id="ct277717448">
          <text:insertion>
            <office:change-info>
              <dc:creator>Peter Camilleri</dc:creator>
              <dc:date>2015-04-25T22:45:00</dc:date>
            </office:change-info>
          </text:insertion>
        </text:changed-region>
        <text:changed-region xml:id="ct277717656" text:id="ct277717656">
          <text:insertion>
            <office:change-info>
              <dc:creator>Peter Camilleri</dc:creator>
              <dc:date>2015-04-25T22:46:00</dc:date>
            </office:change-info>
          </text:insertion>
        </text:changed-region>
        <text:changed-region xml:id="ct277714432" text:id="ct277714432">
          <text:insertion>
            <office:change-info>
              <dc:creator>Peter Camilleri</dc:creator>
              <dc:date>2015-04-25T17:38:00</dc:date>
            </office:change-info>
          </text:insertion>
        </text:changed-region>
        <text:changed-region xml:id="ct277715056" text:id="ct277715056">
          <text:insertion>
            <office:change-info>
              <dc:creator>Peter Camilleri</dc:creator>
              <dc:date>2015-04-25T17:38:00</dc:date>
            </office:change-info>
          </text:insertion>
        </text:changed-region>
        <text:changed-region xml:id="ct277714952" text:id="ct277714952">
          <text:insertion>
            <office:change-info>
              <dc:creator>Peter Camilleri</dc:creator>
              <dc:date>2015-04-25T17:38:00</dc:date>
            </office:change-info>
          </text:insertion>
        </text:changed-region>
        <text:changed-region xml:id="ct277714744" text:id="ct277714744">
          <text:insertion>
            <office:change-info>
              <dc:creator>Peter Camilleri</dc:creator>
              <dc:date>2015-04-25T17:38:00</dc:date>
            </office:change-info>
          </text:insertion>
        </text:changed-region>
        <text:changed-region xml:id="ct277715160" text:id="ct277715160">
          <text:insertion>
            <office:change-info>
              <dc:creator>Peter Camilleri</dc:creator>
              <dc:date>2015-04-25T17:38:00</dc:date>
            </office:change-info>
          </text:insertion>
        </text:changed-region>
        <text:changed-region xml:id="ct277715264" text:id="ct277715264">
          <text:insertion>
            <office:change-info>
              <dc:creator>Peter Camilleri</dc:creator>
              <dc:date>2015-04-25T17:38:00</dc:date>
            </office:change-info>
          </text:insertion>
        </text:changed-region>
        <text:changed-region xml:id="ct277715368" text:id="ct277715368">
          <text:insertion>
            <office:change-info>
              <dc:creator>Peter Camilleri</dc:creator>
              <dc:date>2015-04-25T17:38:00</dc:date>
            </office:change-info>
          </text:insertion>
        </text:changed-region>
        <text:changed-region xml:id="ct277714848" text:id="ct277714848">
          <text:insertion>
            <office:change-info>
              <dc:creator>Peter Camilleri</dc:creator>
              <dc:date>2015-04-25T22:38:00</dc:date>
            </office:change-info>
          </text:insertion>
        </text:changed-region>
        <text:changed-region xml:id="ct277715576" text:id="ct277715576">
          <text:insertion>
            <office:change-info>
              <dc:creator>Peter Camilleri</dc:creator>
              <dc:date>2015-04-25T22:38:00</dc:date>
            </office:change-info>
          </text:insertion>
        </text:changed-region>
        <text:changed-region xml:id="ct277717240" text:id="ct277717240">
          <text:deletion>
            <office:change-info>
              <dc:creator>Peter Camilleri</dc:creator>
              <dc:date>2015-04-25T22:48:00</dc:date>
            </office:change-info>
            <text:p text:style-name="Text_20_body">+</text:p>
          </text:deletion>
        </text:changed-region>
        <text:changed-region xml:id="ct96681696" text:id="ct96681696">
          <text:insertion>
            <office:change-info>
              <dc:creator>Peter Camilleri</dc:creator>
              <dc:date>2015-04-25T17:38:00</dc:date>
            </office:change-info>
          </text:insertion>
        </text:changed-region>
        <text:changed-region xml:id="ct277715472" text:id="ct277715472">
          <text:deletion>
            <office:change-info>
              <dc:creator>Peter Camilleri</dc:creator>
              <dc:date>2015-04-25T22:49:00</dc:date>
            </office:change-info>
            <text:p text:style-name="Text_20_body"/>
            <text:p text:style-name="Text_20_body">-</text:p>
          </text:deletion>
        </text:changed-region>
        <text:changed-region xml:id="ct96681800" text:id="ct96681800">
          <text:insertion>
            <office:change-info>
              <dc:creator>Peter Camilleri</dc:creator>
              <dc:date>2015-04-25T17:38:00</dc:date>
            </office:change-info>
          </text:insertion>
        </text:changed-region>
        <text:changed-region xml:id="ct277715784" text:id="ct277715784">
          <text:deletion>
            <office:change-info>
              <dc:creator>Peter Camilleri</dc:creator>
              <dc:date>2015-04-25T22:50:00</dc:date>
            </office:change-info>
            <text:p text:style-name="Text_20_body"/>
            <text:p text:style-name="Text_20_body"/>
          </text:deletion>
        </text:changed-region>
        <text:changed-region xml:id="ct277717760" text:id="ct277717760">
          <text:deletion>
            <office:change-info>
              <dc:creator>Peter Camilleri</dc:creator>
              <dc:date>2015-04-25T22:49:00</dc:date>
            </office:change-info>
            <text:p text:style-name="Text_20_body">.1/x</text:p>
          </text:deletion>
        </text:changed-region>
        <text:changed-region xml:id="ct96681904" text:id="ct96681904">
          <text:insertion>
            <office:change-info>
              <dc:creator>Peter Camilleri</dc:creator>
              <dc:date>2015-04-25T17:38:00</dc:date>
            </office:change-info>
          </text:insertion>
        </text:changed-region>
        <text:changed-region xml:id="ct277717968" text:id="ct277717968">
          <text:deletion>
            <office:change-info>
              <dc:creator>Peter Camilleri</dc:creator>
              <dc:date>2015-04-25T22:52:00</dc:date>
            </office:change-info>
            <text:p text:style-name="Text_20_body"/>
            <text:p text:style-name="Text_20_body">.10**</text:p>
          </text:deletion>
        </text:changed-region>
        <text:changed-region xml:id="ct96682008" text:id="ct96682008">
          <text:insertion>
            <office:change-info>
              <dc:creator>Peter Camilleri</dc:creator>
              <dc:date>2015-04-25T17:38:00</dc:date>
            </office:change-info>
          </text:insertion>
        </text:changed-region>
        <text:changed-region xml:id="ct277717552" text:id="ct277717552">
          <text:deletion>
            <office:change-info>
              <dc:creator>Peter Camilleri</dc:creator>
              <dc:date>2015-04-25T23:06:00</dc:date>
            </office:change-info>
            <text:p text:style-name="Text_20_body"/>
            <text:p text:style-name="Text_20_body">.2**</text:p>
          </text:deletion>
        </text:changed-region>
        <text:changed-region xml:id="ct96682112" text:id="ct96682112">
          <text:insertion>
            <office:change-info>
              <dc:creator>Peter Camilleri</dc:creator>
              <dc:date>2015-04-25T17:38:00</dc:date>
            </office:change-info>
          </text:insertion>
        </text:changed-region>
        <text:changed-region xml:id="ct277717864" text:id="ct277717864">
          <text:deletion>
            <office:change-info>
              <dc:creator>Peter Camilleri</dc:creator>
              <dc:date>2015-04-25T23:07:00</dc:date>
            </office:change-info>
            <text:p text:style-name="Text_20_body"/>
            <text:p text:style-name="Text_20_body"/>
          </text:deletion>
        </text:changed-region>
        <text:changed-region xml:id="ct277715680" text:id="ct277715680">
          <text:deletion>
            <office:change-info>
              <dc:creator>Peter Camilleri</dc:creator>
              <dc:date>2015-04-25T23:06:00</dc:date>
            </office:change-info>
            <text:p text:style-name="Text_20_body">.abs</text:p>
          </text:deletion>
        </text:changed-region>
        <text:changed-region xml:id="ct96682216" text:id="ct96682216">
          <text:insertion>
            <office:change-info>
              <dc:creator>Peter Camilleri</dc:creator>
              <dc:date>2015-04-25T17:38:00</dc:date>
            </office:change-info>
          </text:insertion>
        </text:changed-region>
        <text:changed-region xml:id="ct277718280" text:id="ct277718280">
          <text:deletion>
            <office:change-info>
              <dc:creator>Peter Camilleri</dc:creator>
              <dc:date>2015-04-25T23:07:00</dc:date>
            </office:change-info>
            <text:p text:style-name="Text_20_body"/>
            <text:p text:style-name="Text_20_body">.acos</text:p>
          </text:deletion>
        </text:changed-region>
        <text:changed-region xml:id="ct96682320" text:id="ct96682320">
          <text:insertion>
            <office:change-info>
              <dc:creator>Peter Camilleri</dc:creator>
              <dc:date>2015-04-25T17:38:00</dc:date>
            </office:change-info>
          </text:insertion>
        </text:changed-region>
        <text:changed-region xml:id="ct277718488" text:id="ct277718488">
          <text:deletion>
            <office:change-info>
              <dc:creator>Peter Camilleri</dc:creator>
              <dc:date>2015-04-25T23:09:00</dc:date>
            </office:change-info>
            <text:p text:style-name="Text_20_body"/>
            <text:p text:style-name="Text_20_body">.acosh</text:p>
          </text:deletion>
        </text:changed-region>
        <text:changed-region xml:id="ct96682424" text:id="ct96682424">
          <text:insertion>
            <office:change-info>
              <dc:creator>Peter Camilleri</dc:creator>
              <dc:date>2015-04-25T17:38:00</dc:date>
            </office:change-info>
          </text:insertion>
        </text:changed-region>
        <text:changed-region xml:id="ct277718592" text:id="ct277718592">
          <text:deletion>
            <office:change-info>
              <dc:creator>Peter Camilleri</dc:creator>
              <dc:date>2015-04-25T23:09:00</dc:date>
            </office:change-info>
            <text:p text:style-name="Text_20_body"/>
            <text:p text:style-name="Text_20_body">.angle</text:p>
          </text:deletion>
        </text:changed-region>
        <text:changed-region xml:id="ct96682528" text:id="ct96682528">
          <text:insertion>
            <office:change-info>
              <dc:creator>Peter Camilleri</dc:creator>
              <dc:date>2015-04-25T17:38:00</dc:date>
            </office:change-info>
          </text:insertion>
        </text:changed-region>
        <text:changed-region xml:id="ct277719736" text:id="ct277719736">
          <text:deletion>
            <office:change-info>
              <dc:creator>Peter Camilleri</dc:creator>
              <dc:date>2015-04-25T23:09:00</dc:date>
            </office:change-info>
            <text:p text:style-name="Text_20_body"/>
            <text:p text:style-name="Text_20_body">.asin</text:p>
          </text:deletion>
        </text:changed-region>
        <text:changed-region xml:id="ct96682632" text:id="ct96682632">
          <text:insertion>
            <office:change-info>
              <dc:creator>Peter Camilleri</dc:creator>
              <dc:date>2015-04-25T17:38:00</dc:date>
            </office:change-info>
          </text:insertion>
        </text:changed-region>
        <text:changed-region xml:id="ct277719424" text:id="ct277719424">
          <text:deletion>
            <office:change-info>
              <dc:creator>Peter Camilleri</dc:creator>
              <dc:date>2015-04-25T23:09:00</dc:date>
            </office:change-info>
            <text:p text:style-name="Text_20_body"/>
            <text:p text:style-name="Text_20_body">.asinh</text:p>
          </text:deletion>
        </text:changed-region>
        <text:changed-region xml:id="ct96682736" text:id="ct96682736">
          <text:insertion>
            <office:change-info>
              <dc:creator>Peter Camilleri</dc:creator>
              <dc:date>2015-04-25T17:38:00</dc:date>
            </office:change-info>
          </text:insertion>
        </text:changed-region>
        <text:changed-region xml:id="ct277719320" text:id="ct277719320">
          <text:deletion>
            <office:change-info>
              <dc:creator>Peter Camilleri</dc:creator>
              <dc:date>2015-04-25T23:10:00</dc:date>
            </office:change-info>
            <text:p text:style-name="Text_20_body"/>
            <text:p text:style-name="Text_20_body">.atan</text:p>
          </text:deletion>
        </text:changed-region>
        <text:changed-region xml:id="ct96682840" text:id="ct96682840">
          <text:insertion>
            <office:change-info>
              <dc:creator>Peter Camilleri</dc:creator>
              <dc:date>2015-04-25T17:38:00</dc:date>
            </office:change-info>
          </text:insertion>
        </text:changed-region>
        <text:changed-region xml:id="ct277720048" text:id="ct277720048">
          <text:deletion>
            <office:change-info>
              <dc:creator>Peter Camilleri</dc:creator>
              <dc:date>2015-04-25T23:10:00</dc:date>
            </office:change-info>
            <text:p text:style-name="Text_20_body"/>
            <text:p text:style-name="Text_20_body">.atan2</text:p>
          </text:deletion>
        </text:changed-region>
        <text:changed-region xml:id="ct96682944" text:id="ct96682944">
          <text:insertion>
            <office:change-info>
              <dc:creator>Peter Camilleri</dc:creator>
              <dc:date>2015-04-25T17:38:00</dc:date>
            </office:change-info>
          </text:insertion>
        </text:changed-region>
        <text:changed-region xml:id="ct277720152" text:id="ct277720152">
          <text:deletion>
            <office:change-info>
              <dc:creator>Peter Camilleri</dc:creator>
              <dc:date>2015-04-25T23:12:00</dc:date>
            </office:change-info>
            <text:p text:style-name="Text_20_body"/>
            <text:p text:style-name="Text_20_body"/>
          </text:deletion>
        </text:changed-region>
        <text:changed-region xml:id="ct277719008" text:id="ct277719008">
          <text:deletion>
            <office:change-info>
              <dc:creator>Peter Camilleri</dc:creator>
              <dc:date>2015-04-25T23:11:00</dc:date>
            </office:change-info>
            <text:p text:style-name="Text_20_body">.atanh</text:p>
          </text:deletion>
        </text:changed-region>
        <text:changed-region xml:id="ct96683048" text:id="ct96683048">
          <text:insertion>
            <office:change-info>
              <dc:creator>Peter Camilleri</dc:creator>
              <dc:date>2015-04-25T17:38:00</dc:date>
            </office:change-info>
          </text:insertion>
        </text:changed-region>
        <text:changed-region xml:id="ct277720776" text:id="ct277720776">
          <text:deletion>
            <office:change-info>
              <dc:creator>Peter Camilleri</dc:creator>
              <dc:date>2015-04-25T23:12:00</dc:date>
            </office:change-info>
            <text:p text:style-name="Text_20_body"/>
            <text:p text:style-name="Text_20_body">.c2p</text:p>
          </text:deletion>
        </text:changed-region>
        <text:changed-region xml:id="ct96683152" text:id="ct96683152">
          <text:insertion>
            <office:change-info>
              <dc:creator>Peter Camilleri</dc:creator>
              <dc:date>2015-04-25T17:38:00</dc:date>
            </office:change-info>
          </text:insertion>
        </text:changed-region>
        <text:changed-region xml:id="ct277720464" text:id="ct277720464">
          <text:deletion>
            <office:change-info>
              <dc:creator>Peter Camilleri</dc:creator>
              <dc:date>2015-04-25T23:13:00</dc:date>
            </office:change-info>
            <text:p text:style-name="Text_20_body"/>
            <text:p text:style-name="Text_20_body"/>
          </text:deletion>
        </text:changed-region>
        <text:changed-region xml:id="ct277719632" text:id="ct277719632">
          <text:deletion>
            <office:change-info>
              <dc:creator>Peter Camilleri</dc:creator>
              <dc:date>2015-04-25T23:12:00</dc:date>
            </office:change-info>
            <text:p text:style-name="Text_20_body">.cbrt</text:p>
          </text:deletion>
        </text:changed-region>
        <text:changed-region xml:id="ct96683256" text:id="ct96683256">
          <text:insertion>
            <office:change-info>
              <dc:creator>Peter Camilleri</dc:creator>
              <dc:date>2015-04-25T17:38:00</dc:date>
            </office:change-info>
          </text:insertion>
        </text:changed-region>
        <text:changed-region xml:id="ct277720256" text:id="ct277720256">
          <text:deletion>
            <office:change-info>
              <dc:creator>Peter Camilleri</dc:creator>
              <dc:date>2015-04-25T23:13:00</dc:date>
            </office:change-info>
            <text:p text:style-name="Text_20_body"/>
            <text:p text:style-name="Text_20_body">.ceil</text:p>
          </text:deletion>
        </text:changed-region>
        <text:changed-region xml:id="ct96683360" text:id="ct96683360">
          <text:insertion>
            <office:change-info>
              <dc:creator>Peter Camilleri</dc:creator>
              <dc:date>2015-04-25T17:38:00</dc:date>
            </office:change-info>
          </text:insertion>
        </text:changed-region>
        <text:changed-region xml:id="ct277721088" text:id="ct277721088">
          <text:deletion>
            <office:change-info>
              <dc:creator>Peter Camilleri</dc:creator>
              <dc:date>2015-04-25T23:13:00</dc:date>
            </office:change-info>
            <text:p text:style-name="Text_20_body"/>
            <text:p text:style-name="Text_20_body">.conjugate</text:p>
          </text:deletion>
        </text:changed-region>
        <text:changed-region xml:id="ct96683464" text:id="ct96683464">
          <text:insertion>
            <office:change-info>
              <dc:creator>Peter Camilleri</dc:creator>
              <dc:date>2015-04-25T17:38:00</dc:date>
            </office:change-info>
          </text:insertion>
        </text:changed-region>
        <text:changed-region xml:id="ct277721192" text:id="ct277721192">
          <text:deletion>
            <office:change-info>
              <dc:creator>Peter Camilleri</dc:creator>
              <dc:date>2015-04-25T23:13:00</dc:date>
            </office:change-info>
            <text:p text:style-name="Text_20_body"/>
            <text:p text:style-name="Text_20_body">.cos</text:p>
          </text:deletion>
        </text:changed-region>
        <text:changed-region xml:id="ct96683568" text:id="ct96683568">
          <text:insertion>
            <office:change-info>
              <dc:creator>Peter Camilleri</dc:creator>
              <dc:date>2015-04-25T17:38:00</dc:date>
            </office:change-info>
          </text:insertion>
        </text:changed-region>
        <text:changed-region xml:id="ct277718904" text:id="ct277718904">
          <text:deletion>
            <office:change-info>
              <dc:creator>Peter Camilleri</dc:creator>
              <dc:date>2015-04-25T23:14:00</dc:date>
            </office:change-info>
            <text:p text:style-name="Text_20_body"/>
            <text:p text:style-name="Text_20_body"/>
          </text:deletion>
        </text:changed-region>
        <text:changed-region xml:id="ct277719840" text:id="ct277719840">
          <text:deletion>
            <office:change-info>
              <dc:creator>Peter Camilleri</dc:creator>
              <dc:date>2015-04-25T23:13:00</dc:date>
            </office:change-info>
            <text:p text:style-name="Text_20_body">.cosh</text:p>
          </text:deletion>
        </text:changed-region>
        <text:changed-region xml:id="ct96683672" text:id="ct96683672">
          <text:insertion>
            <office:change-info>
              <dc:creator>Peter Camilleri</dc:creator>
              <dc:date>2015-04-25T17:38:00</dc:date>
            </office:change-info>
          </text:insertion>
        </text:changed-region>
        <text:changed-region xml:id="ct277721296" text:id="ct277721296">
          <text:deletion>
            <office:change-info>
              <dc:creator>Peter Camilleri</dc:creator>
              <dc:date>2015-04-25T23:14:00</dc:date>
            </office:change-info>
            <text:p text:style-name="Text_20_body"/>
            <text:p text:style-name="Text_20_body">.cube</text:p>
          </text:deletion>
        </text:changed-region>
        <text:changed-region xml:id="ct96683776" text:id="ct96683776">
          <text:insertion>
            <office:change-info>
              <dc:creator>Peter Camilleri</dc:creator>
              <dc:date>2015-04-25T17:38:00</dc:date>
            </office:change-info>
          </text:insertion>
        </text:changed-region>
        <text:changed-region xml:id="ct277722128" text:id="ct277722128">
          <text:deletion>
            <office:change-info>
              <dc:creator>Peter Camilleri</dc:creator>
              <dc:date>2015-04-25T23:15:00</dc:date>
            </office:change-info>
            <text:p text:style-name="Text_20_body"/>
            <text:p text:style-name="Text_20_body">.d2r</text:p>
          </text:deletion>
        </text:changed-region>
        <text:changed-region xml:id="ct96683880" text:id="ct96683880">
          <text:insertion>
            <office:change-info>
              <dc:creator>Peter Camilleri</dc:creator>
              <dc:date>2015-04-25T17:38:00</dc:date>
            </office:change-info>
          </text:insertion>
        </text:changed-region>
        <text:changed-region xml:id="ct277720568" text:id="ct277720568">
          <text:deletion>
            <office:change-info>
              <dc:creator>Peter Camilleri</dc:creator>
              <dc:date>2015-04-25T23:15:00</dc:date>
            </office:change-info>
            <text:p text:style-name="Text_20_body"/>
            <text:p text:style-name="Text_20_body">.denominator</text:p>
          </text:deletion>
        </text:changed-region>
        <text:changed-region xml:id="ct96683984" text:id="ct96683984">
          <text:insertion>
            <office:change-info>
              <dc:creator>Peter Camilleri</dc:creator>
              <dc:date>2015-04-25T17:38:00</dc:date>
            </office:change-info>
          </text:insertion>
        </text:changed-region>
        <text:changed-region xml:id="ct277722544" text:id="ct277722544">
          <text:deletion>
            <office:change-info>
              <dc:creator>Peter Camilleri</dc:creator>
              <dc:date>2015-04-25T23:15:00</dc:date>
            </office:change-info>
            <text:p text:style-name="Text_20_body"/>
            <text:p text:style-name="Text_20_body">.e**</text:p>
          </text:deletion>
        </text:changed-region>
        <text:changed-region xml:id="ct96684088" text:id="ct96684088">
          <text:insertion>
            <office:change-info>
              <dc:creator>Peter Camilleri</dc:creator>
              <dc:date>2015-04-25T17:38:00</dc:date>
            </office:change-info>
          </text:insertion>
        </text:changed-region>
        <text:changed-region xml:id="ct277722752" text:id="ct277722752">
          <text:deletion>
            <office:change-info>
              <dc:creator>Peter Camilleri</dc:creator>
              <dc:date>2015-04-25T23:15:00</dc:date>
            </office:change-info>
            <text:p text:style-name="Text_20_body"/>
            <text:p text:style-name="Text_20_body">.emit</text:p>
          </text:deletion>
        </text:changed-region>
        <text:changed-region xml:id="ct96684192" text:id="ct96684192">
          <text:insertion>
            <office:change-info>
              <dc:creator>Peter Camilleri</dc:creator>
              <dc:date>2015-04-25T17:38:00</dc:date>
            </office:change-info>
          </text:insertion>
        </text:changed-region>
        <text:changed-region xml:id="ct277721920" text:id="ct277721920">
          <text:deletion>
            <office:change-info>
              <dc:creator>Peter Camilleri</dc:creator>
              <dc:date>2015-04-25T23:16:00</dc:date>
            </office:change-info>
            <text:p text:style-name="Text_20_body"/>
            <text:p text:style-name="Text_20_body"/>
          </text:deletion>
        </text:changed-region>
        <text:changed-region xml:id="ct277723064" text:id="ct277723064">
          <text:deletion>
            <office:change-info>
              <dc:creator>Peter Camilleri</dc:creator>
              <dc:date>2015-04-25T23:15:00</dc:date>
            </office:change-info>
            <text:p text:style-name="Text_20_body">.floor</text:p>
          </text:deletion>
        </text:changed-region>
        <text:changed-region xml:id="ct96684296" text:id="ct96684296">
          <text:insertion>
            <office:change-info>
              <dc:creator>Peter Camilleri</dc:creator>
              <dc:date>2015-04-25T17:38:00</dc:date>
            </office:change-info>
          </text:insertion>
        </text:changed-region>
        <text:changed-region xml:id="ct277721504" text:id="ct277721504">
          <text:deletion>
            <office:change-info>
              <dc:creator>Peter Camilleri</dc:creator>
              <dc:date>2015-04-25T23:16:00</dc:date>
            </office:change-info>
            <text:p text:style-name="Text_20_body"/>
            <text:p text:style-name="Text_20_body">.hypot</text:p>
          </text:deletion>
        </text:changed-region>
        <text:changed-region xml:id="ct96684400" text:id="ct96684400">
          <text:insertion>
            <office:change-info>
              <dc:creator>Peter Camilleri</dc:creator>
              <dc:date>2015-04-25T17:38:00</dc:date>
            </office:change-info>
          </text:insertion>
        </text:changed-region>
        <text:changed-region xml:id="ct277724000" text:id="ct277724000">
          <text:deletion>
            <office:change-info>
              <dc:creator>Peter Camilleri</dc:creator>
              <dc:date>2015-04-25T23:16:00</dc:date>
            </office:change-info>
            <text:p text:style-name="Text_20_body"/>
            <text:p text:style-name="Text_20_body">.imaginary</text:p>
          </text:deletion>
        </text:changed-region>
        <text:changed-region xml:id="ct96684504" text:id="ct96684504">
          <text:insertion>
            <office:change-info>
              <dc:creator>Peter Camilleri</dc:creator>
              <dc:date>2015-04-25T17:38:00</dc:date>
            </office:change-info>
          </text:insertion>
        </text:changed-region>
        <text:changed-region xml:id="ct277724312" text:id="ct277724312">
          <text:deletion>
            <office:change-info>
              <dc:creator>Peter Camilleri</dc:creator>
              <dc:date>2015-04-25T23:16:00</dc:date>
            </office:change-info>
            <text:p text:style-name="Text_20_body"/>
            <text:p text:style-name="Text_20_body">.ln</text:p>
          </text:deletion>
        </text:changed-region>
        <text:changed-region xml:id="ct96684608" text:id="ct96684608">
          <text:insertion>
            <office:change-info>
              <dc:creator>Peter Camilleri</dc:creator>
              <dc:date>2015-04-25T17:38:00</dc:date>
            </office:change-info>
          </text:insertion>
        </text:changed-region>
        <text:changed-region xml:id="ct277724416" text:id="ct277724416">
          <text:deletion>
            <office:change-info>
              <dc:creator>Peter Camilleri</dc:creator>
              <dc:date>2015-04-25T23:16:00</dc:date>
            </office:change-info>
            <text:p text:style-name="Text_20_body"/>
            <text:p text:style-name="Text_20_body">.log10</text:p>
          </text:deletion>
        </text:changed-region>
        <text:changed-region xml:id="ct96684712" text:id="ct96684712">
          <text:insertion>
            <office:change-info>
              <dc:creator>Peter Camilleri</dc:creator>
              <dc:date>2015-04-25T17:38:00</dc:date>
            </office:change-info>
          </text:insertion>
        </text:changed-region>
        <text:changed-region xml:id="ct277724520" text:id="ct277724520">
          <text:deletion>
            <office:change-info>
              <dc:creator>Peter Camilleri</dc:creator>
              <dc:date>2015-04-25T23:17:00</dc:date>
            </office:change-info>
            <text:p text:style-name="Text_20_body"/>
            <text:p text:style-name="Text_20_body">.log2</text:p>
          </text:deletion>
        </text:changed-region>
        <text:changed-region xml:id="ct96684816" text:id="ct96684816">
          <text:insertion>
            <office:change-info>
              <dc:creator>Peter Camilleri</dc:creator>
              <dc:date>2015-04-25T17:38:00</dc:date>
            </office:change-info>
          </text:insertion>
        </text:changed-region>
        <text:changed-region xml:id="ct277716928" text:id="ct277716928">
          <text:deletion>
            <office:change-info>
              <dc:creator>Peter Camilleri</dc:creator>
              <dc:date>2015-04-25T23:17:00</dc:date>
            </office:change-info>
            <text:p text:style-name="Text_20_body"/>
            <text:p text:style-name="Text_20_body">.magnitude</text:p>
          </text:deletion>
        </text:changed-region>
        <text:changed-region xml:id="ct96684920" text:id="ct96684920">
          <text:insertion>
            <office:change-info>
              <dc:creator>Peter Camilleri</dc:creator>
              <dc:date>2015-04-25T17:38:00</dc:date>
            </office:change-info>
          </text:insertion>
        </text:changed-region>
        <text:changed-region xml:id="ct277723272" text:id="ct277723272">
          <text:deletion>
            <office:change-info>
              <dc:creator>Peter Camilleri</dc:creator>
              <dc:date>2015-04-25T23:17:00</dc:date>
            </office:change-info>
            <text:p text:style-name="Text_20_body"/>
            <text:p text:style-name="Text_20_body">.numerator</text:p>
          </text:deletion>
        </text:changed-region>
        <text:changed-region xml:id="ct96685024" text:id="ct96685024">
          <text:insertion>
            <office:change-info>
              <dc:creator>Peter Camilleri</dc:creator>
              <dc:date>2015-04-25T17:38:00</dc:date>
            </office:change-info>
          </text:insertion>
        </text:changed-region>
        <text:changed-region xml:id="ct277723376" text:id="ct277723376">
          <text:deletion>
            <office:change-info>
              <dc:creator>Peter Camilleri</dc:creator>
              <dc:date>2015-04-25T23:18:00</dc:date>
            </office:change-info>
            <text:p text:style-name="Text_20_body"/>
            <text:p text:style-name="Text_20_body"/>
          </text:deletion>
        </text:changed-region>
        <text:changed-region xml:id="ct277718800" text:id="ct277718800">
          <text:deletion>
            <office:change-info>
              <dc:creator>Peter Camilleri</dc:creator>
              <dc:date>2015-04-25T23:17:00</dc:date>
            </office:change-info>
            <text:p text:style-name="Text_20_body">.p2c</text:p>
          </text:deletion>
        </text:changed-region>
        <text:changed-region xml:id="ct96685128" text:id="ct96685128">
          <text:insertion>
            <office:change-info>
              <dc:creator>Peter Camilleri</dc:creator>
              <dc:date>2015-04-25T17:38:00</dc:date>
            </office:change-info>
          </text:insertion>
        </text:changed-region>
        <text:changed-region xml:id="ct277718072" text:id="ct277718072">
          <text:deletion>
            <office:change-info>
              <dc:creator>Peter Camilleri</dc:creator>
              <dc:date>2015-04-25T23:18:00</dc:date>
            </office:change-info>
            <text:p text:style-name="Text_20_body"/>
            <text:p text:style-name="Text_20_body">.polar</text:p>
          </text:deletion>
        </text:changed-region>
        <text:changed-region xml:id="ct96685232" text:id="ct96685232">
          <text:insertion>
            <office:change-info>
              <dc:creator>Peter Camilleri</dc:creator>
              <dc:date>2015-04-25T17:38:00</dc:date>
            </office:change-info>
          </text:insertion>
        </text:changed-region>
        <text:changed-region xml:id="ct277722856" text:id="ct277722856">
          <text:deletion>
            <office:change-info>
              <dc:creator>Peter Camilleri</dc:creator>
              <dc:date>2015-04-25T23:18:00</dc:date>
            </office:change-info>
            <text:p text:style-name="Text_20_body"/>
            <text:p text:style-name="Text_20_body">.r2d</text:p>
          </text:deletion>
        </text:changed-region>
        <text:changed-region xml:id="ct96754920" text:id="ct96754920">
          <text:insertion>
            <office:change-info>
              <dc:creator>Peter Camilleri</dc:creator>
              <dc:date>2015-04-25T17:38:00</dc:date>
            </office:change-info>
          </text:insertion>
        </text:changed-region>
        <text:changed-region xml:id="ct277719112" text:id="ct277719112">
          <text:deletion>
            <office:change-info>
              <dc:creator>Peter Camilleri</dc:creator>
              <dc:date>2015-04-25T23:18:00</dc:date>
            </office:change-info>
            <text:p text:style-name="Text_20_body"/>
            <text:p text:style-name="Text_20_body">.real</text:p>
          </text:deletion>
        </text:changed-region>
        <text:changed-region xml:id="ct96755024" text:id="ct96755024">
          <text:insertion>
            <office:change-info>
              <dc:creator>Peter Camilleri</dc:creator>
              <dc:date>2015-04-25T17:39:00</dc:date>
            </office:change-info>
          </text:insertion>
        </text:changed-region>
        <text:changed-region xml:id="ct277724728" text:id="ct277724728">
          <text:deletion>
            <office:change-info>
              <dc:creator>Peter Camilleri</dc:creator>
              <dc:date>2015-04-25T23:19:00</dc:date>
            </office:change-info>
            <text:p text:style-name="Text_20_body"/>
            <text:p text:style-name="Text_20_body">.round</text:p>
          </text:deletion>
        </text:changed-region>
        <text:changed-region xml:id="ct96755128" text:id="ct96755128">
          <text:insertion>
            <office:change-info>
              <dc:creator>Peter Camilleri</dc:creator>
              <dc:date>2015-04-25T17:39:00</dc:date>
            </office:change-info>
          </text:insertion>
        </text:changed-region>
        <text:changed-region xml:id="ct277718176" text:id="ct277718176">
          <text:deletion>
            <office:change-info>
              <dc:creator>Peter Camilleri</dc:creator>
              <dc:date>2015-04-25T23:19:00</dc:date>
            </office:change-info>
            <text:p text:style-name="Text_20_body"/>
            <text:p text:style-name="Text_20_body">.sin</text:p>
          </text:deletion>
        </text:changed-region>
        <text:changed-region xml:id="ct96755232" text:id="ct96755232">
          <text:insertion>
            <office:change-info>
              <dc:creator>Peter Camilleri</dc:creator>
              <dc:date>2015-04-25T17:39:00</dc:date>
            </office:change-info>
          </text:insertion>
        </text:changed-region>
        <text:changed-region xml:id="ct277719528" text:id="ct277719528">
          <text:deletion>
            <office:change-info>
              <dc:creator>Peter Camilleri</dc:creator>
              <dc:date>2015-04-25T23:19:00</dc:date>
            </office:change-info>
            <text:p text:style-name="Text_20_body"/>
            <text:p text:style-name="Text_20_body">.sinh</text:p>
          </text:deletion>
        </text:changed-region>
        <text:changed-region xml:id="ct96755336" text:id="ct96755336">
          <text:insertion>
            <office:change-info>
              <dc:creator>Peter Camilleri</dc:creator>
              <dc:date>2015-04-25T17:39:00</dc:date>
            </office:change-info>
          </text:insertion>
        </text:changed-region>
        <text:changed-region xml:id="ct277725144" text:id="ct277725144">
          <text:deletion>
            <office:change-info>
              <dc:creator>Peter Camilleri</dc:creator>
              <dc:date>2015-04-25T23:19:00</dc:date>
            </office:change-info>
            <text:p text:style-name="Text_20_body"/>
            <text:p text:style-name="Text_20_body">.sleep</text:p>
          </text:deletion>
        </text:changed-region>
        <text:changed-region xml:id="ct96755440" text:id="ct96755440">
          <text:insertion>
            <office:change-info>
              <dc:creator>Peter Camilleri</dc:creator>
              <dc:date>2015-04-25T17:39:00</dc:date>
            </office:change-info>
          </text:insertion>
        </text:changed-region>
        <text:changed-region xml:id="ct277724936" text:id="ct277724936">
          <text:deletion>
            <office:change-info>
              <dc:creator>Peter Camilleri</dc:creator>
              <dc:date>2015-04-25T23:20:00</dc:date>
            </office:change-info>
            <text:p text:style-name="Text_20_body"/>
            <text:p text:style-name="Text_20_body">.sqr</text:p>
          </text:deletion>
        </text:changed-region>
        <text:changed-region xml:id="ct96755544" text:id="ct96755544">
          <text:insertion>
            <office:change-info>
              <dc:creator>Peter Camilleri</dc:creator>
              <dc:date>2015-04-25T17:39:00</dc:date>
            </office:change-info>
          </text:insertion>
        </text:changed-region>
        <text:changed-region xml:id="ct277725248" text:id="ct277725248">
          <text:deletion>
            <office:change-info>
              <dc:creator>Peter Camilleri</dc:creator>
              <dc:date>2015-04-25T23:20:00</dc:date>
            </office:change-info>
            <text:p text:style-name="Text_20_body"/>
            <text:p text:style-name="Text_20_body">.sqrt</text:p>
          </text:deletion>
        </text:changed-region>
        <text:changed-region xml:id="ct96755648" text:id="ct96755648">
          <text:insertion>
            <office:change-info>
              <dc:creator>Peter Camilleri</dc:creator>
              <dc:date>2015-04-25T17:39:00</dc:date>
            </office:change-info>
          </text:insertion>
        </text:changed-region>
        <text:changed-region xml:id="ct277723688" text:id="ct277723688">
          <text:deletion>
            <office:change-info>
              <dc:creator>Peter Camilleri</dc:creator>
              <dc:date>2015-04-25T23:20:00</dc:date>
            </office:change-info>
            <text:p text:style-name="Text_20_body"/>
            <text:p text:style-name="Text_20_body">.tan</text:p>
          </text:deletion>
        </text:changed-region>
        <text:changed-region xml:id="ct96755752" text:id="ct96755752">
          <text:insertion>
            <office:change-info>
              <dc:creator>Peter Camilleri</dc:creator>
              <dc:date>2015-04-25T17:39:00</dc:date>
            </office:change-info>
          </text:insertion>
        </text:changed-region>
        <text:changed-region xml:id="ct277725872" text:id="ct277725872">
          <text:deletion>
            <office:change-info>
              <dc:creator>Peter Camilleri</dc:creator>
              <dc:date>2015-04-25T23:20:00</dc:date>
            </office:change-info>
            <text:p text:style-name="Text_20_body"/>
            <text:p text:style-name="Text_20_body">.tanh</text:p>
          </text:deletion>
        </text:changed-region>
        <text:changed-region xml:id="ct96755856" text:id="ct96755856">
          <text:insertion>
            <office:change-info>
              <dc:creator>Peter Camilleri</dc:creator>
              <dc:date>2015-04-25T17:39:00</dc:date>
            </office:change-info>
          </text:insertion>
        </text:changed-region>
        <text:changed-region xml:id="ct277723792" text:id="ct277723792">
          <text:deletion>
            <office:change-info>
              <dc:creator>Peter Camilleri</dc:creator>
              <dc:date>2015-04-25T23:20:00</dc:date>
            </office:change-info>
            <text:p text:style-name="Text_20_body"/>
            <text:p text:style-name="Text_20_body">/</text:p>
          </text:deletion>
        </text:changed-region>
        <text:changed-region xml:id="ct96755960" text:id="ct96755960">
          <text:insertion>
            <office:change-info>
              <dc:creator>Peter Camilleri</dc:creator>
              <dc:date>2015-04-25T17:39:00</dc:date>
            </office:change-info>
          </text:insertion>
        </text:changed-region>
        <text:changed-region xml:id="ct277722024" text:id="ct277722024">
          <text:deletion>
            <office:change-info>
              <dc:creator>Peter Camilleri</dc:creator>
              <dc:date>2015-04-25T23:21:00</dc:date>
            </office:change-info>
            <text:p text:style-name="Text_20_body"/>
            <text:p text:style-name="Text_20_body">0&lt;</text:p>
          </text:deletion>
        </text:changed-region>
        <text:changed-region xml:id="ct96756064" text:id="ct96756064">
          <text:insertion>
            <office:change-info>
              <dc:creator>Peter Camilleri</dc:creator>
              <dc:date>2015-04-25T17:39:00</dc:date>
            </office:change-info>
          </text:insertion>
        </text:changed-region>
        <text:changed-region xml:id="ct277722648" text:id="ct277722648">
          <text:deletion>
            <office:change-info>
              <dc:creator>Peter Camilleri</dc:creator>
              <dc:date>2015-04-25T23:21:00</dc:date>
            </office:change-info>
            <text:p text:style-name="Text_20_body"/>
            <text:p text:style-name="Text_20_body">0&lt;=</text:p>
          </text:deletion>
        </text:changed-region>
        <text:changed-region xml:id="ct96756168" text:id="ct96756168">
          <text:insertion>
            <office:change-info>
              <dc:creator>Peter Camilleri</dc:creator>
              <dc:date>2015-04-25T17:39:00</dc:date>
            </office:change-info>
          </text:insertion>
        </text:changed-region>
        <text:changed-region xml:id="ct277722232" text:id="ct277722232">
          <text:deletion>
            <office:change-info>
              <dc:creator>Peter Camilleri</dc:creator>
              <dc:date>2015-04-25T23:21:00</dc:date>
            </office:change-info>
            <text:p text:style-name="Text_20_body"/>
            <text:p text:style-name="Text_20_body">0&lt;=&gt;</text:p>
          </text:deletion>
        </text:changed-region>
        <text:changed-region xml:id="ct96756272" text:id="ct96756272">
          <text:insertion>
            <office:change-info>
              <dc:creator>Peter Camilleri</dc:creator>
              <dc:date>2015-04-25T17:39:00</dc:date>
            </office:change-info>
          </text:insertion>
        </text:changed-region>
        <text:changed-region xml:id="ct277721816" text:id="ct277721816">
          <text:deletion>
            <office:change-info>
              <dc:creator>Peter Camilleri</dc:creator>
              <dc:date>2015-04-25T23:22:00</dc:date>
            </office:change-info>
            <text:p text:style-name="Text_20_body"/>
            <text:p text:style-name="Text_20_body"/>
          </text:deletion>
        </text:changed-region>
        <text:changed-region xml:id="ct277726392" text:id="ct277726392">
          <text:deletion>
            <office:change-info>
              <dc:creator>Peter Camilleri</dc:creator>
              <dc:date>2015-04-25T23:21:00</dc:date>
            </office:change-info>
            <text:p text:style-name="Text_20_body">0&lt;&gt;</text:p>
          </text:deletion>
        </text:changed-region>
        <text:changed-region xml:id="ct96756376" text:id="ct96756376">
          <text:insertion>
            <office:change-info>
              <dc:creator>Peter Camilleri</dc:creator>
              <dc:date>2015-04-25T17:39:00</dc:date>
            </office:change-info>
          </text:insertion>
        </text:changed-region>
        <text:changed-region xml:id="ct277720360" text:id="ct277720360">
          <text:deletion>
            <office:change-info>
              <dc:creator>Peter Camilleri</dc:creator>
              <dc:date>2015-04-25T23:22:00</dc:date>
            </office:change-info>
            <text:p text:style-name="Text_20_body"/>
            <text:p text:style-name="Text_20_body">0=</text:p>
          </text:deletion>
        </text:changed-region>
        <text:changed-region xml:id="ct96756480" text:id="ct96756480">
          <text:insertion>
            <office:change-info>
              <dc:creator>Peter Camilleri</dc:creator>
              <dc:date>2015-04-25T17:39:00</dc:date>
            </office:change-info>
          </text:insertion>
        </text:changed-region>
        <text:changed-region xml:id="ct277726288" text:id="ct277726288">
          <text:deletion>
            <office:change-info>
              <dc:creator>Peter Camilleri</dc:creator>
              <dc:date>2015-04-25T23:22:00</dc:date>
            </office:change-info>
            <text:p text:style-name="Text_20_body"/>
            <text:p text:style-name="Text_20_body">0&gt;</text:p>
          </text:deletion>
        </text:changed-region>
        <text:changed-region xml:id="ct96756584" text:id="ct96756584">
          <text:insertion>
            <office:change-info>
              <dc:creator>Peter Camilleri</dc:creator>
              <dc:date>2015-04-25T17:39:00</dc:date>
            </office:change-info>
          </text:insertion>
        </text:changed-region>
        <text:changed-region xml:id="ct277722336" text:id="ct277722336">
          <text:deletion>
            <office:change-info>
              <dc:creator>Peter Camilleri</dc:creator>
              <dc:date>2015-04-25T23:22:00</dc:date>
            </office:change-info>
            <text:p text:style-name="Text_20_body"/>
            <text:p text:style-name="Text_20_body">0&gt;=</text:p>
          </text:deletion>
        </text:changed-region>
        <text:changed-region xml:id="ct96756688" text:id="ct96756688">
          <text:insertion>
            <office:change-info>
              <dc:creator>Peter Camilleri</dc:creator>
              <dc:date>2015-04-25T17:39:00</dc:date>
            </office:change-info>
          </text:insertion>
        </text:changed-region>
        <text:changed-region xml:id="ct277723896" text:id="ct277723896">
          <text:deletion>
            <office:change-info>
              <dc:creator>Peter Camilleri</dc:creator>
              <dc:date>2015-04-25T23:22:00</dc:date>
            </office:change-info>
            <text:p text:style-name="Text_20_body"/>
            <text:p text:style-name="Text_20_body">1+</text:p>
          </text:deletion>
        </text:changed-region>
        <text:changed-region xml:id="ct96756792" text:id="ct96756792">
          <text:insertion>
            <office:change-info>
              <dc:creator>Peter Camilleri</dc:creator>
              <dc:date>2015-04-25T17:39:00</dc:date>
            </office:change-info>
          </text:insertion>
        </text:changed-region>
        <text:changed-region xml:id="ct277727120" text:id="ct277727120">
          <text:deletion>
            <office:change-info>
              <dc:creator>Peter Camilleri</dc:creator>
              <dc:date>2015-04-25T23:22:00</dc:date>
            </office:change-info>
            <text:p text:style-name="Text_20_body"/>
            <text:p text:style-name="Text_20_body">1-</text:p>
          </text:deletion>
        </text:changed-region>
        <text:changed-region xml:id="ct96756896" text:id="ct96756896">
          <text:insertion>
            <office:change-info>
              <dc:creator>Peter Camilleri</dc:creator>
              <dc:date>2015-04-25T17:39:00</dc:date>
            </office:change-info>
          </text:insertion>
        </text:changed-region>
        <text:changed-region xml:id="ct277726704" text:id="ct277726704">
          <text:deletion>
            <office:change-info>
              <dc:creator>Peter Camilleri</dc:creator>
              <dc:date>2015-04-25T23:23:00</dc:date>
            </office:change-info>
            <text:p text:style-name="Text_20_body"/>
            <text:p text:style-name="Text_20_body">2*</text:p>
          </text:deletion>
        </text:changed-region>
        <text:changed-region xml:id="ct96757000" text:id="ct96757000">
          <text:insertion>
            <office:change-info>
              <dc:creator>Peter Camilleri</dc:creator>
              <dc:date>2015-04-25T17:39:00</dc:date>
            </office:change-info>
          </text:insertion>
        </text:changed-region>
        <text:changed-region xml:id="ct277722440" text:id="ct277722440">
          <text:deletion>
            <office:change-info>
              <dc:creator>Peter Camilleri</dc:creator>
              <dc:date>2015-04-25T23:23:00</dc:date>
            </office:change-info>
            <text:p text:style-name="Text_20_body"/>
            <text:p text:style-name="Text_20_body">2+</text:p>
          </text:deletion>
        </text:changed-region>
        <text:changed-region xml:id="ct96757104" text:id="ct96757104">
          <text:insertion>
            <office:change-info>
              <dc:creator>Peter Camilleri</dc:creator>
              <dc:date>2015-04-25T17:39:00</dc:date>
            </office:change-info>
          </text:insertion>
        </text:changed-region>
        <text:changed-region xml:id="ct277727016" text:id="ct277727016">
          <text:deletion>
            <office:change-info>
              <dc:creator>Peter Camilleri</dc:creator>
              <dc:date>2015-04-25T23:23:00</dc:date>
            </office:change-info>
            <text:p text:style-name="Text_20_body"/>
            <text:p text:style-name="Text_20_body">2-</text:p>
          </text:deletion>
        </text:changed-region>
        <text:changed-region xml:id="ct96757208" text:id="ct96757208">
          <text:insertion>
            <office:change-info>
              <dc:creator>Peter Camilleri</dc:creator>
              <dc:date>2015-04-25T17:39:00</dc:date>
            </office:change-info>
          </text:insertion>
        </text:changed-region>
        <text:changed-region xml:id="ct277726912" text:id="ct277726912">
          <text:deletion>
            <office:change-info>
              <dc:creator>Peter Camilleri</dc:creator>
              <dc:date>2015-04-25T23:24:00</dc:date>
            </office:change-info>
            <text:p text:style-name="Text_20_body"/>
            <text:p text:style-name="Text_20_body">2/</text:p>
          </text:deletion>
        </text:changed-region>
        <text:changed-region xml:id="ct96757312" text:id="ct96757312">
          <text:insertion>
            <office:change-info>
              <dc:creator>Peter Camilleri</dc:creator>
              <dc:date>2015-04-25T17:39:00</dc:date>
            </office:change-info>
          </text:insertion>
        </text:changed-region>
        <text:changed-region xml:id="ct277718696" text:id="ct277718696">
          <text:deletion>
            <office:change-info>
              <dc:creator>Peter Camilleri</dc:creator>
              <dc:date>2015-04-25T23:24:00</dc:date>
            </office:change-info>
            <text:p text:style-name="Text_20_body"/>
            <text:p text:style-name="Text_20_body">&lt;</text:p>
          </text:deletion>
        </text:changed-region>
        <text:changed-region xml:id="ct96757416" text:id="ct96757416">
          <text:insertion>
            <office:change-info>
              <dc:creator>Peter Camilleri</dc:creator>
              <dc:date>2015-04-25T17:39:00</dc:date>
            </office:change-info>
          </text:insertion>
        </text:changed-region>
        <text:changed-region xml:id="ct277727432" text:id="ct277727432">
          <text:deletion>
            <office:change-info>
              <dc:creator>Peter Camilleri</dc:creator>
              <dc:date>2015-04-25T23:24:00</dc:date>
            </office:change-info>
            <text:p text:style-name="Text_20_body"/>
            <text:p text:style-name="Text_20_body">&lt;=</text:p>
          </text:deletion>
        </text:changed-region>
        <text:changed-region xml:id="ct96757520" text:id="ct96757520">
          <text:insertion>
            <office:change-info>
              <dc:creator>Peter Camilleri</dc:creator>
              <dc:date>2015-04-25T17:39:00</dc:date>
            </office:change-info>
          </text:insertion>
        </text:changed-region>
        <text:changed-region xml:id="ct277724104" text:id="ct277724104">
          <text:deletion>
            <office:change-info>
              <dc:creator>Peter Camilleri</dc:creator>
              <dc:date>2015-04-25T23:24:00</dc:date>
            </office:change-info>
            <text:p text:style-name="Text_20_body"/>
            <text:p text:style-name="Text_20_body">&lt;=&gt;</text:p>
          </text:deletion>
        </text:changed-region>
        <text:changed-region xml:id="ct96757624" text:id="ct96757624">
          <text:insertion>
            <office:change-info>
              <dc:creator>Peter Camilleri</dc:creator>
              <dc:date>2015-04-25T17:39:00</dc:date>
            </office:change-info>
          </text:insertion>
        </text:changed-region>
        <text:changed-region xml:id="ct96757728" text:id="ct96757728">
          <text:insertion>
            <office:change-info>
              <dc:creator>Peter Camilleri</dc:creator>
              <dc:date>2015-04-25T17:39:00</dc:date>
            </office:change-info>
          </text:insertion>
        </text:changed-region>
        <text:changed-region xml:id="ct96757832" text:id="ct96757832">
          <text:insertion>
            <office:change-info>
              <dc:creator>Peter Camilleri</dc:creator>
              <dc:date>2015-04-25T17:39:00</dc:date>
            </office:change-info>
          </text:insertion>
        </text:changed-region>
        <text:changed-region xml:id="ct277727328" text:id="ct277727328">
          <text:deletion>
            <office:change-info>
              <dc:creator>Peter Camilleri</dc:creator>
              <dc:date>2015-04-25T23:25:00</dc:date>
            </office:change-info>
            <text:p text:style-name="Text_20_body"/>
            <text:p text:style-name="Text_20_body"/>
          </text:deletion>
        </text:changed-region>
        <text:changed-region xml:id="ct277727536" text:id="ct277727536">
          <text:deletion>
            <office:change-info>
              <dc:creator>Peter Camilleri</dc:creator>
              <dc:date>2015-04-25T23:24:00</dc:date>
            </office:change-info>
            <text:p text:style-name="Text_20_body">&gt;</text:p>
          </text:deletion>
        </text:changed-region>
        <text:changed-region xml:id="ct96758040" text:id="ct96758040">
          <text:insertion>
            <office:change-info>
              <dc:creator>Peter Camilleri</dc:creator>
              <dc:date>2015-04-25T17:39:00</dc:date>
            </office:change-info>
          </text:insertion>
        </text:changed-region>
        <text:changed-region xml:id="ct277726808" text:id="ct277726808">
          <text:deletion>
            <office:change-info>
              <dc:creator>Peter Camilleri</dc:creator>
              <dc:date>2015-04-25T23:25:00</dc:date>
            </office:change-info>
            <text:p text:style-name="Text_20_body"/>
            <text:p text:style-name="Text_20_body">&gt;=</text:p>
          </text:deletion>
        </text:changed-region>
        <text:changed-region xml:id="ct96758144" text:id="ct96758144">
          <text:insertion>
            <office:change-info>
              <dc:creator>Peter Camilleri</dc:creator>
              <dc:date>2015-04-25T17:39:00</dc:date>
            </office:change-info>
          </text:insertion>
        </text:changed-region>
        <text:changed-region xml:id="ct277714536" text:id="ct277714536">
          <text:deletion>
            <office:change-info>
              <dc:creator>Peter Camilleri</dc:creator>
              <dc:date>2015-04-25T23:25:00</dc:date>
            </office:change-info>
            <text:p text:style-name="Text_20_body"/>
            <text:p text:style-name="Text_20_body">mod</text:p>
          </text:deletion>
        </text:changed-region>
        <text:changed-region xml:id="ct96758248" text:id="ct96758248">
          <text:insertion>
            <office:change-info>
              <dc:creator>Peter Camilleri</dc:creator>
              <dc:date>2015-04-25T17:39:00</dc:date>
            </office:change-info>
          </text:insertion>
        </text:changed-region>
        <text:changed-region xml:id="ct277728056" text:id="ct277728056">
          <text:deletion>
            <office:change-info>
              <dc:creator>Peter Camilleri</dc:creator>
              <dc:date>2015-04-25T23:25:00</dc:date>
            </office:change-info>
            <text:p text:style-name="Text_20_body"/>
            <text:p text:style-name="Text_20_body">neg</text:p>
          </text:deletion>
        </text:changed-region>
        <text:changed-region xml:id="ct96758352" text:id="ct96758352">
          <text:insertion>
            <office:change-info>
              <dc:creator>Peter Camilleri</dc:creator>
              <dc:date>2015-04-25T17:39:00</dc:date>
            </office:change-info>
          </text:insertion>
        </text:changed-region>
        <text:changed-region xml:id="ct96758456" text:id="ct9675845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April 25,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1">Table of Contents</text:p>
          </text:index-title>
          <text:p text:style-name="P62">The MIT License (MIT).<text:tab/>5</text:p>
          <text:p text:style-name="P62">Introduction<text:tab/>6</text:p>
          <text:p text:style-name="P63">About the name fOOrth<text:tab/>6</text:p>
          <text:p text:style-name="P63">How fOOrth came to be<text:tab/>6</text:p>
          <text:p text:style-name="P63">Goals and Principles<text:tab/>7</text:p>
          <text:p text:style-name="P63">Report Card<text:tab/>8</text:p>
          <text:p text:style-name="P63">Special Note of Thanks<text:tab/>9</text:p>
          <text:p text:style-name="P62">Installation<text:tab/>10</text:p>
          <text:p text:style-name="P63">Ruby<text:tab/>10</text:p>
          <text:p text:style-name="P63">fOOrth<text:tab/>10</text:p>
          <text:p text:style-name="P63">Running fOOrth<text:tab/>11</text:p>
          <text:p text:style-name="P63">Testing<text:tab/>11</text:p>
          <text:p text:style-name="P63">Source Archive<text:tab/>12</text:p>
          <text:p text:style-name="P62">First Steps<text:tab/>13</text:p>
          <text:p text:style-name="P62">The Syntax and Style of fOOrth<text:tab/>15</text:p>
          <text:p text:style-name="P63">Syntax<text:tab/>15</text:p>
          <text:p text:style-name="P63">Spaces<text:tab/>15</text:p>
          <text:p text:style-name="P63">Comments<text:tab/>15</text:p>
          <text:p text:style-name="P63">String Literals<text:tab/>15</text:p>
          <text:p text:style-name="P63">Numeric Literals<text:tab/>16</text:p>
          <text:p text:style-name="P62">A fOOrth Calculator<text:tab/>17</text:p>
          <text:p text:style-name="P63">The Basics<text:tab/>17</text:p>
          <text:p text:style-name="P63">Stack Manipulation<text:tab/>18</text:p>
          <text:p text:style-name="P63">Programming<text:tab/>20</text:p>
          <text:p text:style-name="P63">Control Structures<text:tab/>21</text:p>
          <text:p text:style-name="P63">Data Memory<text:tab/>25</text:p>
          <text:p text:style-name="P62">Data Storage in fOOrth<text:tab/>26</text:p>
          <text:p text:style-name="P63">Typing<text:tab/>26</text:p>
          <text:p text:style-name="P63">Declarations<text:tab/>26</text:p>
          <text:p text:style-name="P63">Scoping<text:tab/>26</text:p>
          <text:p text:style-name="P63">Referencing<text:tab/>27</text:p>
          <text:p text:style-name="P63">Mutation<text:tab/>28</text:p>
          <text:p text:style-name="P62">Cloning Data<text:tab/>30</text:p>
          <text:p text:style-name="P63">Deep vs Shallow Copy<text:tab/>30</text:p>
          <text:p text:style-name="P63">Permissive Copying<text:tab/>32</text:p>
          <text:p text:style-name="P62">Handling Exceptions<text:tab/>34</text:p>
          <text:p text:style-name="P63">The Nature of Exceptions in fOOrth<text:tab/>34</text:p>
          <text:p text:style-name="P63">Handling Errors<text:tab/>34</text:p>
          <text:p text:style-name="P63">Generating Errors<text:tab/>39</text:p>
          <text:p text:style-name="P63">fOOrth Native Exception Codes:<text:tab/>40</text:p>
          <text:p text:style-name="P63">Application Error Codes:<text:tab/>41</text:p>
          <text:p text:style-name="P63">Ruby Mapped Exception Codes:<text:tab/>41</text:p>
          <text:p text:style-name="P62">The Class Tree<text:tab/>47</text:p>
          <text:p text:style-name="P63">A Brief Overview of Key OO Concepts<text:tab/>47</text:p>
          <text:p text:style-name="P63">Classes<text:tab/>47</text:p>
          <text:p text:style-name="P63">Inheritance<text:tab/>48</text:p>
          <text:p text:style-name="P63">Methods<text:tab/>48</text:p>
          <text:p text:style-name="P63">Late Binding and Polymorphism<text:tab/>48</text:p>
          <text:p text:style-name="P63">Prototypes<text:tab/>48</text:p>
          <text:p text:style-name="P62">Method Mapping<text:tab/>49</text:p>
          <text:p text:style-name="P63">Exploring the mapping system<text:tab/>49</text:p>
          <text:p text:style-name="P62">Routing<text:tab/>51</text:p>
          <text:p text:style-name="P63">Virtual Machine Methods<text:tab/>51</text:p>
          <text:p text:style-name="P63">Shared Methods<text:tab/>51</text:p>
          <text:p text:style-name="P63">Exclusive Methods<text:tab/>52</text:p>
          <text:p text:style-name="P63">Shared Stub Methods<text:tab/>52</text:p>
          <text:p text:style-name="P63">Exclusive Stub Methods<text:tab/>53</text:p>
          <text:p text:style-name="P63">Local Methods<text:tab/>53</text:p>
          <text:p text:style-name="P63">Routing Internals<text:tab/>53</text:p>
          <text:p text:style-name="P62">Self<text:tab/>56</text:p>
          <text:p text:style-name="P63">Applying Self<text:tab/>56</text:p>
          <text:p text:style-name="P63">Changing Self<text:tab/>57</text:p>
          <text:p text:style-name="P62">Boolean Data<text:tab/>58</text:p>
          <text:p text:style-name="P63">What values represent true and false<text:tab/>58</text:p>
          <text:p text:style-name="P63">Processing Boolean Data<text:tab/>58</text:p>
          <text:p text:style-name="P63">Boolean Constants<text:tab/>58</text:p>
          <text:p text:style-name="P62">Numeric Data<text:tab/>59</text:p>
          <text:p text:style-name="P62">Array<text:tab/>60</text:p>
          <text:p text:style-name="P63">Array Literals<text:tab/>60</text:p>
          <text:p text:style-name="P63">Class Methods<text:tab/>61</text:p>
          <text:p text:style-name="P63">Instance Methods<text:tab/>62</text:p>
          <text:p text:style-name="P63">See Also<text:tab/>70</text:p>
          <text:p text:style-name="P62">Class<text:tab/>71</text:p>
          <text:p text:style-name="P63">Instance Methods<text:tab/>71</text:p>
          <text:p text:style-name="P63">Commands<text:tab/>72</text:p>
          <text:p text:style-name="P63">See Also<text:tab/>73</text:p>
          <text:p text:style-name="P62">Complex<text:tab/>74</text:p>
          <text:p text:style-name="P63">Complex Literals<text:tab/>74</text:p>
          <text:p text:style-name="P63">Instance Methods<text:tab/>75</text:p>
          <text:p text:style-name="P63">Instance Stubs<text:tab/>75</text:p>
          <text:p text:style-name="P63">See Also<text:tab/>76</text:p>
          <text:p text:style-name="P62">FalseClass<text:tab/>77</text:p>
          <text:p text:style-name="P63">FalseClass Literals<text:tab/>77</text:p>
          <text:p text:style-name="P63">Instance Methods<text:tab/>77</text:p>
          <text:p text:style-name="P63"><text:soft-page-break/>See Also<text:tab/>78</text:p>
          <text:p text:style-name="P62">Float<text:tab/>79</text:p>
          <text:p text:style-name="P63">Float Literals<text:tab/>79</text:p>
          <text:p text:style-name="P63">See Also<text:tab/>79</text:p>
          <text:p text:style-name="P62">Hash<text:tab/>80</text:p>
          <text:p text:style-name="P63">Hash Literals<text:tab/>80</text:p>
          <text:p text:style-name="P63">Instance Methods<text:tab/>80</text:p>
          <text:p text:style-name="P63">See Also<text:tab/>82</text:p>
          <text:p text:style-name="P62">InStream<text:tab/>83</text:p>
          <text:p text:style-name="P63">Class Methods<text:tab/>83</text:p>
          <text:p text:style-name="P63">Instance Methods<text:tab/>84</text:p>
          <text:p text:style-name="P63">Class Stubs<text:tab/>85</text:p>
          <text:p text:style-name="P63">See Also<text:tab/>85</text:p>
          <text:p text:style-name="P62">Integer<text:tab/>86</text:p>
          <text:p text:style-name="P63">Integer Literals<text:tab/>86</text:p>
          <text:p text:style-name="P63">Instance Methods<text:tab/>86</text:p>
          <text:p text:style-name="P63">See Also<text:tab/>90</text:p>
          <text:p text:style-name="P62">NilClass<text:tab/>91</text:p>
          <text:p text:style-name="P63">NilClass Literals<text:tab/>91</text:p>
          <text:p text:style-name="P63">Instance Methods<text:tab/>91</text:p>
          <text:p text:style-name="P63">See Also<text:tab/>92</text:p>
          <text:p text:style-name="P62">Numeric<text:tab/>93</text:p>
          <text:p text:style-name="P63">Special Numeric Values<text:tab/>93</text:p>
          <text:p text:style-name="P63">Instance Methods<text:tab/>94</text:p>
          <text:p text:style-name="P63">See Also<text:tab/>108</text:p>
          <text:p text:style-name="P62">Object<text:tab/>109</text:p>
          <text:p text:style-name="P63">Instance Methods<text:tab/>109</text:p>
          <text:p text:style-name="P63">See Also<text:tab/>118</text:p>
          <text:p text:style-name="P62">OutStream<text:tab/>119</text:p>
          <text:p text:style-name="P63">Class Methods<text:tab/>119</text:p>
          <text:p text:style-name="P63">Instance Methods<text:tab/>119</text:p>
          <text:p text:style-name="P63">Class Stubs<text:tab/>119</text:p>
          <text:p text:style-name="P63">See Also<text:tab/>120</text:p>
          <text:p text:style-name="P62">Procedure<text:tab/>121</text:p>
          <text:p text:style-name="P63">Procedure Literals<text:tab/>121</text:p>
          <text:p text:style-name="P63">Instance Methods<text:tab/>121</text:p>
          <text:p text:style-name="P63">See Also<text:tab/>121</text:p>
          <text:p text:style-name="P62">Queue<text:tab/>122</text:p>
          <text:p text:style-name="P63">Instance Methods<text:tab/>122</text:p>
          <text:p text:style-name="P63">See Also<text:tab/>122</text:p>
          <text:p text:style-name="P62">Rational<text:tab/>123</text:p>
          <text:p text:style-name="P63">Rational Literals<text:tab/>123</text:p>
          <text:p text:style-name="P63">Instance Methods<text:tab/>123</text:p>
          <text:p text:style-name="P63">See Also<text:tab/>124</text:p>
          <text:p text:style-name="P62">Stack<text:tab/>125</text:p>
          <text:p text:style-name="P63">Instance Methods<text:tab/>125</text:p>
          <text:p text:style-name="P63">See Also<text:tab/>125</text:p>
          <text:p text:style-name="P62">String<text:tab/>126</text:p>
          <text:p text:style-name="P63">String Literals<text:tab/>126</text:p>
          <text:p text:style-name="P63">Instance Methods<text:tab/>126</text:p>
          <text:p text:style-name="P63">See Also<text:tab/>127</text:p>
          <text:p text:style-name="P62">Thread<text:tab/>128</text:p>
          <text:p text:style-name="P63">Class Methods<text:tab/>128</text:p>
          <text:p text:style-name="P63">Instance Methods<text:tab/>128</text:p>
          <text:p text:style-name="P63">See Also<text:tab/>128</text:p>
          <text:p text:style-name="P62">TrueClass<text:tab/>129</text:p>
          <text:p text:style-name="P63">TrueClass Literals<text:tab/>129</text:p>
          <text:p text:style-name="P63">See Also<text:tab/>129</text:p>
          <text:p text:style-name="P62">VirtualMachine<text:tab/>130</text:p>
          <text:p text:style-name="P63">Instance Methods<text:tab/>130</text:p>
          <text:p text:style-name="P63">Commands<text:tab/>135</text:p>
          <text:p text:style-name="P63">See Also<text:tab/>136</text:p>
          <text:p text:style-name="P62">Appendix A – Symbol Glossary<text:tab/>137</text:p>
          <text:p text:style-name="P62">Appendix B – Regular Expressions<text:tab/>139</text:p>
          <text:p text:style-name="P62">Edit History:<text:tab/>142</text:p>
        </text:index-body>
      </text:table-of-content>
      <text:p text:style-name="Text_20_body"/>
      <text:h text:style-name="P6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9"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109048493052205288" text:style-name="L1">
        <text:list-item>
          <text:p text:style-name="P69">A Simple, Easy-to-Understand syntax that is none the less, Expressive and Compact:</text:p>
        </text:list-item>
      </text:list>
      <text:list xml:id="list7603569489520250305" text:style-name="L2">
        <text:list-item>
          <text:list>
            <text:list-item>
              <text:p text:style-name="P70">Source code in fOOrth is free-form with no line oriented limitations or rules.</text:p>
            </text:list-item>
            <text:list-item>
              <text:p text:style-name="P70">Support is given to the easy representation of common literal data such as strings, integers, floating point numbers, rational numbers, and complex numbers.</text:p>
            </text:list-item>
          </text:list>
        </text:list-item>
      </text:list>
      <text:list xml:id="list20247337" text:continue-list="list6109048493052205288" text:style-name="L1">
        <text:list-item>
          <text:p text:style-name="P69">Safe Data and Data Structures:</text:p>
        </text:list-item>
      </text:list>
      <text:list xml:id="list3038569292983654648" text:style-name="L3">
        <text:list-item>
          <text:list>
            <text:list-item>
              <text:p text:style-name="P72">Simple, reliable arithmetic. In fOOrth, integer operations never overflow. Rational values can be represented exactly, complex numbers are supported, and conversions between numeric types are simple.</text:p>
            </text:list-item>
            <text:list-item>
              <text:p text:style-name="P72"><text:soft-page-break/>Strings grow as needed without the need to allocate space or worry about overflow.</text:p>
            </text:list-item>
            <text:list-item>
              <text:p text:style-name="P72">Data containers such as arrays and hashes grow as needed. Out of range subscripts cannot access undefined memory regions. </text:p>
            </text:list-item>
          </text:list>
        </text:list-item>
      </text:list>
      <text:list xml:id="list20243615" text:continue-list="list20247337" text:style-name="L1">
        <text:list-item>
          <text:p text:style-name="P69">Message Passing:</text:p>
        </text:list-item>
      </text:list>
      <text:list xml:id="list4180704406293265383" text:style-name="L4">
        <text:list-item>
          <text:list>
            <text:list-item>
              <text:p text:style-name="P89">In fOOrth all actions take the form of messages sent to a receiver.</text:p>
            </text:list-item>
            <text:list-item>
              <text:p text:style-name="P89">The routing of messages is specified by the exact type of the message.</text:p>
            </text:list-item>
            <text:list-item>
              <text:p text:style-name="P89">Message receivers include data items on the stack as well as the virtual machine object associated with the current thread of execution.</text:p>
            </text:list-item>
            <text:list-item>
              <text:p text:style-name="P89">Messages for which no routing specification can be found, generate an error at compile time.</text:p>
            </text:list-item>
          </text:list>
        </text:list-item>
      </text:list>
      <text:list xml:id="list20241999" text:continue-list="list20243615" text:style-name="L1">
        <text:list-item>
          <text:p text:style-name="P69">Object Oriented Design:</text:p>
        </text:list-item>
      </text:list>
      <text:list xml:id="list3695528463617897033" text:style-name="L5">
        <text:list-item>
          <text:list>
            <text:list-item>
              <text:p text:style-name="P73">Support class based inheritance, with a non-cyclic (single inheritance) tree derived from a common base Object class.</text:p>
            </text:list-item>
            <text:list-item>
              <text:p text:style-name="P90">Support late binding and polymorphism through message interface compatibility or “duck” typing.</text:p>
            </text:list-item>
          </text:list>
        </text:list-item>
      </text:list>
      <text:list xml:id="list20248820" text:continue-list="list20241999" text:style-name="L1">
        <text:list-item>
          <text:p text:style-name="P69">Meta programming: </text:p>
        </text:list-item>
      </text:list>
      <text:list xml:id="list1350179105748685825" text:style-name="L6">
        <text:list-item>
          <text:list>
            <text:list-item>
              <text:p text:style-name="P91">Support extensible language constructs by making the compiler an accessible part of the system.</text:p>
            </text:list-item>
          </text:list>
        </text:list-item>
      </text:list>
      <text:list xml:id="list20249623" text:continue-list="list20248820" text:style-name="L1">
        <text:list-item>
          <text:p text:style-name="P69">Reliability:</text:p>
        </text:list-item>
      </text:list>
      <text:list xml:id="list2740254537043363829" text:style-name="L7">
        <text:list-item>
          <text:list>
            <text:list-item>
              <text:p text:style-name="P92">Errors should be detected as soon as possible. </text:p>
            </text:list-item>
            <text:list-item>
              <text:p text:style-name="P92">Language constructs should not be designed in a way that causes simple coding errors to spin off into infinite loops. </text:p>
            </text:list-item>
          </text:list>
        </text:list-item>
      </text:list>
      <text:list xml:id="list20249322" text:continue-list="list20249623" text:style-name="L1">
        <text:list-item>
          <text:p text:style-name="P74">Building on the host language:</text:p>
        </text:list-item>
      </text:list>
      <text:list xml:id="list6677063381083542314" text:style-name="L8">
        <text:list-item>
          <text:list>
            <text:list-item>
              <text:p text:style-name="P75">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text:soft-page-break/>Special Note of <text:alphabetical-index-mark-start text:id="IMark147869320"/>Thanks<text:alphabetical-index-mark-end text:id="IMark147869320"/></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933803634465059264" text:style-name="L9">
        <text:list-item>
          <text:p text:style-name="P93">ruby 1.9.3p484 (2013-11-22) [i386-mingw32]</text:p>
        </text:list-item>
        <text:list-item>
          <text:p text:style-name="P93">ruby 2.1.5p273 (2014-11-13 revision 48405) [i386-mingw32]</text:p>
        </text:list-item>
        <text:list-item>
          <text:p text:style-name="P93">Rubinius – to be tested!</text:p>
        </text:list-item>
        <text:list-item>
          <text:p text:style-name="P93">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147869320"/>Rake<text:alphabetical-index-mark-end text:id="IMark147869320"/>:</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7869320"/>Demo.rb<text:alphabetical-index-mark-end text:id="IMark14786932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47869320"/>Testing<text:alphabetical-index-mark-end text:id="IMark14786932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7869320"/>Known Issues<text:alphabetical-index-mark-end text:id="IMark14786932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47869320"/>Archive<text:alphabetical-index-mark-end text:id="IMark147869320"/></text:h>
      <text:p text:style-name="P1">The source code archive for fOOrth may currently be found on the github repository at the address: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94900576"/>F10:<text:change-end text:change-id="ct94900576"/><text:change-start text:change-id="ct94900680"/> <text:change-end text:change-id="ct94900680"/><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14833836"/>drop<text:alphabetical-index-mark-end text:id="IMark214833836"/>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214833836"/>dup<text:alphabetical-index-mark-end text:id="IMark214833836"/>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214833836"/>nip<text:alphabetical-index-mark-end text:id="IMark214833836"/>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214833836"/>over<text:alphabetical-index-mark-end text:id="IMark214833836"/>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214833836"/>pick<text:alphabetical-index-mark-end text:id="IMark214833836"/>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214833836"/>swap<text:alphabetical-index-mark-end text:id="IMark214833836"/>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214833836"/>tuck<text:alphabetical-index-mark-end text:id="IMark214833836"/>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548684439919449320" text:style-name="L10">
        <text:list-item>
          <text:p text:style-name="P76">To store return addresses for word calls. In fOOrth this is handled by the Ruby virtual machine.</text:p>
        </text:list-item>
        <text:list-item>
          <text:p text:style-name="P76">To store context for control structures. In fOOrth the context mechanism provides for a far richer and more reliable set of control, compile, and data structures.</text:p>
        </text:list-item>
        <text:list-item>
          <text:p text:style-name="P7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52512532"/>if<text:alphabetical-index-mark-end text:id="IMark25251253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52512532"/>else<text:alphabetical-index-mark-end text:id="IMark252512532"/>” and “<text:alphabetical-index-mark-start text:id="IMark252511332"/>then<text:alphabetical-index-mark-end text:id="IMark25251133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52511332"/>switch<text:alphabetical-index-mark-end text:id="IMark25251133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252511332"/>do<text:alphabetical-index-mark-end text:id="IMark252511332"/>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252511332"/>loop<text:alphabetical-index-mark-end text:id="IMark252511332"/>” commands mark the boundaries of the loop; The “<text:alphabetical-index-mark-start text:id="IMark252512532"/>i<text:alphabetical-index-mark-end text:id="IMark252512532"/>” command is used to retrieve the current loop counter value. For nested loops, the “<text:alphabetical-index-mark-start text:id="IMark252511908"/>j<text:alphabetical-index-mark-end text:id="IMark252511908"/>” command retrieves the value of the outer loops counter value. <text:s/>By default, the “loop” command adds one to the loop value. For more flexible looping, the “<text:alphabetical-index-mark-start text:id="IMark252513396"/>+loop<text:alphabetical-index-mark-end text:id="IMark25251339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52513396"/>-i<text:alphabetical-index-mark-end text:id="IMark252513396"/> and <text:alphabetical-index-mark-start text:id="IMark252511908"/>-j<text:alphabetical-index-mark-end text:id="IMark25251190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252511908"/>begin<text:alphabetical-index-mark-end text:id="IMark25251190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373527412144057882" text:style-name="L11">
        <text:list-item>
          <text:p text:style-name="P77">begin … <text:alphabetical-index-mark-start text:id="IMark252512532"/>until<text:alphabetical-index-mark-end text:id="IMark252512532"/> – loops until the top of stack is true.</text:p>
        </text:list-item>
        <text:list-item>
          <text:p text:style-name="P77">begin … <text:alphabetical-index-mark-start text:id="IMark252511908"/>again<text:alphabetical-index-mark-end text:id="IMark252511908"/> – loops indefinitely </text:p>
        </text:list-item>
        <text:list-item>
          <text:p text:style-name="P77">begin … <text:alphabetical-index-mark-start text:id="IMark252512532"/>repeat<text:alphabetical-index-mark-end text:id="IMark25251253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52512532"/>Typing<text:alphabetical-index-mark-end text:id="IMark25251253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52512532"/>Duck Typing<text:alphabetical-index-mark-end text:id="IMark252512532"/><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52512532"/>Declarations<text:alphabetical-index-mark-end text:id="IMark25251253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52512532"/>Scoping<text:alphabetical-index-mark-end text:id="IMark25251253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52512532"/><text:span text:style-name="T7">val:</text:span><text:alphabetical-index-mark-end text:id="IMark252512532"/> and <text:alphabetical-index-mark-start text:id="IMark252513396"/><text:span text:style-name="T7">var:</text:span><text:alphabetical-index-mark-end text:id="IMark252513396"/></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52513396"/><text:span text:style-name="T7">.init</text:span><text:alphabetical-index-mark-end text:id="IMark252513396"/> method being the most popular since it is called to initialize a new instance of the object.</text:p>
      <text:p text:style-name="P1">Methods: <text:alphabetical-index-mark-start text:id="IMark252513396"/><text:span text:style-name="T7">val@:</text:span><text:alphabetical-index-mark-end text:id="IMark252513396"/> and <text:alphabetical-index-mark-start text:id="IMark252512532"/><text:span text:style-name="T7">var@:</text:span><text:alphabetical-index-mark-end text:id="IMark252512532"/></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52512532"/><text:span text:style-name="T7">val#:</text:span><text:alphabetical-index-mark-end text:id="IMark252512532"/> and <text:alphabetical-index-mark-start text:id="IMark252513396"/><text:span text:style-name="T7">var#:</text:span><text:alphabetical-index-mark-end text:id="IMark25251339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52513396"/><text:span text:style-name="T7">val$:</text:span><text:alphabetical-index-mark-end text:id="IMark252513396"/> and <text:alphabetical-index-mark-start text:id="IMark252512532"/><text:span text:style-name="T7">var$:</text:span><text:alphabetical-index-mark-end text:id="IMark252512532"/></text:p>
      <text:p text:style-name="P1">Regex for valid local variable names: <text:span text:style-name="T7">/^\$[a-z][a-z0-9_]*$/</text:span></text:p>
      <text:p text:style-name="Text_20_body">Notes:</text:p>
      <text:p text:style-name="Text_20_body"/>
      <text:h text:style-name="Heading_20_2" text:outline-level="2"><text:alphabetical-index-mark-start text:id="IMark252512532"/>Referencing<text:alphabetical-index-mark-end text:id="IMark25251253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52512532"/>Mutation<text:alphabetical-index-mark-end text:id="IMark25251253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249453144"/>dup<text:alphabetical-index-mark-end text:id="IMark249453144"/></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249453144"/>copy<text:alphabetical-index-mark-end text:id="IMark249453144"/></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249453144"/>.copy<text:alphabetical-index-mark-end text:id="IMark249453144"/></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249453144"/>clone<text:alphabetical-index-mark-end text:id="IMark249453144"/></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249453144"/>.clone<text:alphabetical-index-mark-end text:id="IMark249453144"/></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288715406709808808" text:style-name="L12">
        <text:list-item>
          <text:p text:style-name="P94">No Copying</text:p>
        </text:list-item>
        <text:list-item>
          <text:p text:style-name="P94">Shallow Copying</text:p>
        </text:list-item>
        <text:list-item>
          <text:p text:style-name="P9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49453960"/>.clone_exclude<text:alphabetical-index-mark-end text:id="IMark24945396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49453960"/>try<text:alphabetical-index-mark-end text:id="IMark249453960"/> block</text:h>
      <text:p text:style-name="P1">The bare basics of an exception handled code block is:</text:p>
      <text:p text:style-name="Code"/>
      <text:p text:style-name="Code">try (dangerous code here) <text:alphabetical-index-mark-start text:id="IMark249453960"/>catch<text:alphabetical-index-mark-end text:id="IMark249453960"/>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49453960"/>?"<text:alphabetical-index-mark-end text:id="IMark24945396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49453960"/>bounce<text:alphabetical-index-mark-end text:id="IMark24945396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49453960"/>bounce<text:alphabetical-index-mark-end text:id="IMark24945396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49453960"/>finally<text:alphabetical-index-mark-end text:id="IMark249453960"/>”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49453960"/>try<text:alphabetical-index-mark-end text:id="IMark249453960"/></text:p>
      <text:p text:style-name="Code"><text:s text:c="2"/>(dangerous code)</text:p>
      <text:p text:style-name="Code">(optional) <text:alphabetical-index-mark-start text:id="IMark249453960"/>catch<text:alphabetical-index-mark-end text:id="IMark249453960"/></text:p>
      <text:p text:style-name="Code"><text:s text:c="2"/>(exception handler with optional <text:alphabetical-index-mark-start text:id="IMark249453960"/>?"<text:alphabetical-index-mark-end text:id="IMark249453960"/>Exx" and <text:alphabetical-index-mark-start text:id="IMark148170712"/>bounce<text:alphabetical-index-mark-end text:id="IMark148170712"/>)</text:p>
      <text:p text:style-name="Code">(optional) <text:alphabetical-index-mark-start text:id="IMark148170712"/>finally<text:alphabetical-index-mark-end text:id="IMark148170712"/></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8170712"/>throw"<text:alphabetical-index-mark-end text:id="IMark148170712"/>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48170712"/>.throw<text:alphabetical-index-mark-end text:id="IMark148170712"/></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48197928"/>Classes<text:alphabetical-index-mark-end text:id="IMark148197928"/></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48197928"/>Inheritance<text:alphabetical-index-mark-end text:id="IMark148197928"/></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48197928"/>Methods<text:alphabetical-index-mark-end text:id="IMark148197928"/></text:h>
      <text:p text:style-name="P1">All code in fOOrth is contained in methods. A method is a fragment of code that an object uses to respond to a message that has been sent to that object. In fOOrth there are three sorts of methods:</text:p>
      <text:list xml:id="list4224786516697274119" text:style-name="L13">
        <text:list-item>
          <text:p text:style-name="P78">Shared: Methods that are common to all instances of the class that contains them.</text:p>
        </text:list-item>
        <text:list-item>
          <text:p text:style-name="P78">Exclusive: Methods that are defined for one and only one object (and all of its clones that are created <text:span text:style-name="T2">after</text:span> the exclusive method is defined.).</text:p>
        </text:list-item>
        <text:list-item>
          <text:p text:style-name="P78">Local: Methods that are created in a context and are accessible only in that context. When the context concludes, these methods are no longer accessible.</text:p>
        </text:list-item>
      </text:list>
      <text:h text:style-name="Heading_20_2" text:outline-level="2"><text:alphabetical-index-mark-start text:id="IMark249453960"/>Late Binding<text:alphabetical-index-mark-end text:id="IMark249453960"/> and <text:alphabetical-index-mark-start text:id="IMark148170712"/>Polymorphism<text:alphabetical-index-mark-end text:id="IMark148170712"/></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48170712"/>Prototypes<text:alphabetical-index-mark-end text:id="IMark148170712"/></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48170712"/>Method Mapping<text:alphabetical-index-mark-end text:id="IMark14817071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732243644954608676" text:style-name="L14">
        <text:list-item>
          <text:p text:style-name="P79">The strings used by fOOrth needed to be converted to Ruby symbols to allow code to be executed in Ruby.</text:p>
        </text:list-item>
        <text:list-item>
          <text:p text:style-name="P7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49453960"/>SymbolMap<text:alphabetical-index-mark-end text:id="IMark249453960"/> class. This class creates mappings in one of two ways:</text:p>
      <text:list xml:id="list427772044546399273" text:style-name="L15">
        <text:list-item>
          <text:p text:style-name="P8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p text:style-name="P1"/>
      <text:h text:style-name="Heading_20_1" text:outline-level="1"><text:alphabetical-index-mark-start text:id="IMark249453960"/>Routing<text:alphabetical-index-mark-end text:id="IMark249453960"/></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5608573030317880580" text:style-name="L16">
        <text:list-item>
          <text:p text:style-name="P81">The defining word used to create the method.</text:p>
        </text:list-item>
        <text:list-item>
          <text:p text:style-name="P81">The receiver of the defining word used to create the method.</text:p>
        </text:list-item>
        <text:list-item>
          <text:p text:style-name="P8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2916503942968915855" text:style-name="L17">
        <text:list-item>
          <text:p text:style-name="P82">“.” - indicates that the message is routed to the top-of-stack element (TOS)</text:p>
        </text:list-item>
        <text:list-item>
          <text:p text:style-name="P82">“~” - indicates that the message is routed to the “self” entity of the method (see the section Self below). Since these messages are only routed to the object itself, they are in effect private methods.</text:p>
        </text:list-item>
        <text:list-item>
          <text:p text:style-name="P8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20259245" text:continue-numbering="true" text:style-name="L17">
        <text:list-item>
          <text:p text:style-name="P82">“.” - indicates that the message is routed to the top-of-stack element (TOS)</text:p>
        </text:list-item>
        <text:list-item>
          <text:p text:style-name="P82">“~” - indicates that the message is routed to the “self” entity of the method (see the section Self below). Since these messages are only routed to the object itself, they are in effect private methods.</text:p>
        </text:list-item>
        <text:list-item>
          <text:p text:style-name="P8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211406596"/>:<text:alphabetical-index-mark-end text:id="IMark211406596"/></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211406596"/>.:<text:alphabetical-index-mark-end text:id="IMark211406596"/></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211406596"/>.::<text:alphabetical-index-mark-end text:id="IMark211406596"/></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252510804"/>do_map_name<text:alphabetical-index-mark-end text:id="IMark252510804"/><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94900888"/>F10: <text:change-end text:change-id="ct94900888"/>?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252510804"/>self<text:alphabetical-index-mark-end text:id="IMark252510804"/>”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7020573005968679001" text:style-name="L18">
        <text:list-item>
          <text:p text:style-name="P8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3">For TOS routed methods, access to self is as simple as “self .method_name”. This was done in the MyClass example above. The self value is a free value that does not to be declared.</text:p>
        </text:list-item>
        <text:list-item>
          <text:p text:style-name="P8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3">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52510804"/>.with{<text:alphabetical-index-mark-end text:id="IMark252510804"/>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588345862713370947" text:style-name="L19">
        <text:list-item>
          <text:p text:style-name="P84">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4">A .where{ … } clause can be used to take a value and give easy access to that value within the executed block without having to create a local value.</text:p>
        </text:list-item>
        <text:list-item>
          <text:p text:style-name="P84">Access to the self value is generally faster than other forms of access. Thus this construct can yield performance enhancements.</text:p>
        </text:list-item>
      </text:list>
      <text:p text:style-name="P1"/>
      <text:h text:style-name="Heading_20_1" text:outline-level="1"><text:alphabetical-index-mark-start text:id="IMark252510804"/>Boolean<text:alphabetical-index-mark-end text:id="IMark25251080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252512580"/>FalseClass<text:alphabetical-index-mark-end text:id="IMark252512580"/></text:p>
            <text:p text:style-name="P13"><text:alphabetical-index-mark-start text:id="IMark252512580"/>NilClass<text:alphabetical-index-mark-end text:id="IMark252512580"/></text:p>
          </table:table-cell>
          <table:table-cell table:style-name="Table118.B2" office:value-type="string">
            <text:p text:style-name="P13"><text:alphabetical-index-mark-start text:id="IMark252512580"/>Object<text:alphabetical-index-mark-end text:id="IMark252512580"/></text:p>
          </table:table-cell>
        </table:table-row>
      </table:table>
      <text:p text:style-name="P10"/>
      <text:p text:style-name="P11">Note that while false processing occurs in FalseClass and NilClass, true processing occurs in Object and not <text:alphabetical-index-mark-start text:id="IMark252510804"/>TrueClass<text:alphabetical-index-mark-end text:id="IMark25251080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252510804"/>Numeric<text:alphabetical-index-mark-end text:id="IMark25251080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326830454373988655" text:style-name="L20">
        <text:list-item>
          <text:p text:style-name="P85">Integer defines a few “bit” oriented operations that are specific to whole numbers.</text:p>
        </text:list-item>
        <text:list-item>
          <text:p text:style-name="P85">Complex stubs out several methods that require values to be comparable as magnitudes. Complex numbers are no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252510804"/>Array<text:alphabetical-index-mark-end text:id="IMark25251080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6859252102193148858" text:style-name="L21">
        <text:list-item>
          <text:p text:style-name="P86">The first two examples both create “empty” arrays with zero data elements. </text:p>
        </text:list-item>
        <text:list-item>
          <text:p text:style-name="P86">Array data do NOT need to be the same “type” of data. Mixing is allowed. </text:p>
        </text:list-item>
        <text:list-item>
          <text:p text:style-name="P86">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4537502243764962535" text:style-name="L22">
        <text:list-item>
          <text:p text:style-name="P87"><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52512580"/>.new<text:alphabetical-index-mark-end text:id="IMark252512580"/>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52512580"/>.new{<text:alphabetical-index-mark-end text:id="IMark252512580"/>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252512580"/>x<text:alphabetical-index-mark-end text:id="IMark252512580"/>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252512580"/>}<text:alphabetical-index-mark-end text:id="IMark252512580"/>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52512580"/>.new_size<text:alphabetical-index-mark-end text:id="IMark252512580"/>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52512580"/>.new_value<text:alphabetical-index-mark-end text:id="IMark252512580"/>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52512580"/>.new_values<text:alphabetical-index-mark-end text:id="IMark252512580"/>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252512580"/>!<text:alphabetical-index-mark-end text:id="IMark25251258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52512580"/>+<text:alphabetical-index-mark-end text:id="IMark25251258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52512580"/>.+left<text:alphabetical-index-mark-end text:id="IMark25251258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252512580"/>.+mid<text:alphabetical-index-mark-end text:id="IMark25251258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52512580"/>.+midlr<text:alphabetical-index-mark-end text:id="IMark25251258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52512580"/>.+right<text:alphabetical-index-mark-end text:id="IMark25251258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252512580"/>.-left<text:alphabetical-index-mark-end text:id="IMark25251258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52512580"/>.-mid<text:alphabetical-index-mark-end text:id="IMark25251258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52512580"/>.-midlr<text:alphabetical-index-mark-end text:id="IMark25251258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52512580"/>.-right<text:alphabetical-index-mark-end text:id="IMark25251258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252512580"/>.[]!<text:alphabetical-index-mark-end text:id="IMark252512580"/>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252512580"/>.[]@<text:alphabetical-index-mark-end text:id="IMark252512580"/>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52512580"/>.left<text:alphabetical-index-mark-end text:id="IMark25251258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52512580"/>.length<text:alphabetical-index-mark-end text:id="IMark25251258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52512580"/>.max<text:alphabetical-index-mark-end text:id="IMark25251258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52512580"/>.mid<text:alphabetical-index-mark-end text:id="IMark25251258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52512580"/>.midlr<text:alphabetical-index-mark-end text:id="IMark25251258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252512580"/>.min<text:alphabetical-index-mark-end text:id="IMark25251258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52512580"/>.pp<text:alphabetical-index-mark-end text:id="IMark25251258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52512580"/>.reverse<text:alphabetical-index-mark-end text:id="IMark25251258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52512580"/>.right<text:alphabetical-index-mark-end text:id="IMark25251258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52512580"/>.shuffle<text:alphabetical-index-mark-end text:id="IMark25251258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52512580"/>.sort<text:alphabetical-index-mark-end text:id="IMark25251258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52512580"/>.strmax<text:alphabetical-index-mark-end text:id="IMark25251258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252512580"/>&lt;&lt;<text:alphabetical-index-mark-end text:id="IMark25251258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52512580"/>@<text:alphabetical-index-mark-end text:id="IMark25251258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52510804"/>Class<text:alphabetical-index-mark-end text:id="IMark252510804"/></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52512580"/>.is_class?<text:alphabetical-index-mark-end text:id="IMark25251258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252512580"/>.new<text:alphabetical-index-mark-end text:id="IMark25251258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252512580"/>.parent_class<text:alphabetical-index-mark-end text:id="IMark25251258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52512580"/>.subclass:<text:alphabetical-index-mark-end text:id="IMark252512580"/>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252512580"/>.to_s<text:alphabetical-index-mark-end text:id="IMark25251258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252510804"/>Commands<text:alphabetical-index-mark-end text:id="IMark252510804"/></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252512580"/>)methods<text:alphabetical-index-mark-end text:id="IMark252512580"/>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252512580"/>)stubs<text:alphabetical-index-mark-end text:id="IMark252512580"/> []</text:h>
            <text:p text:style-name="Text_20_body">Routing: TOS</text:p>
            <text:p text:style-name="P1">List the stub methods defined for this class. Stubs are place holder methods that serve one of two purposes:</text:p>
            <text:list xml:id="list1033433903328549980" text:style-name="L23">
              <text:list-item>
                <text:p text:style-name="P88">They are abstract methods in a base class that exist so that a sub-class may replace the stub with an actual method. The stub ensures that the compiler uses the correct routing when using the method.</text:p>
              </text:list-item>
              <text:list-item>
                <text:p text:style-name="P88">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52510804"/>Complex<text:alphabetical-index-mark-end text:id="IMark25251080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3" text:note-class="footnote"><text:note-citation>53</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4">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52510324"/>.cbrt<text:alphabetical-index-mark-end text:id="IMark252510324"/>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52513156"/>.e**<text:alphabetical-index-mark-end text:id="IMark252513156"/>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52510324"/>.split<text:alphabetical-index-mark-end text:id="IMark25251032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52513156"/>.sqrt<text:alphabetical-index-mark-end text:id="IMark252513156"/>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47874012"/>FalseClass<text:alphabetical-index-mark-end text:id="IMark147874012"/></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52513156"/>&amp;&amp;<text:alphabetical-index-mark-end text:id="IMark25251315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52513156"/>^^<text:alphabetical-index-mark-end text:id="IMark25251315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52513156"/>||<text:alphabetical-index-mark-end text:id="IMark25251315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47874012"/>Float<text:alphabetical-index-mark-end text:id="IMark147874012"/></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6" text:note-class="footnote"><text:note-citation>56</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1">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7876028"/>Hash<text:alphabetical-index-mark-end text:id="IMark147876028"/></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7876028"/><text:span text:style-name="T7">{</text:span><text:alphabetical-index-mark-end text:id="IMark147876028"/>” and the locally defined methods “<text:alphabetical-index-mark-start text:id="IMark147877804"/><text:span text:style-name="T7">-&gt;</text:span><text:alphabetical-index-mark-end text:id="IMark147877804"/>” and “<text:alphabetical-index-mark-start text:id="IMark147874444"/><text:span text:style-name="T7">}</text:span><text:alphabetical-index-mark-end text:id="IMark14787444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20271663" text:continue-list="list6859252102193148858" text:style-name="L21">
        <text:list-item>
          <text:p text:style-name="P86">The first example creates an “empty” hash with zero data elements. </text:p>
        </text:list-item>
        <text:list-item>
          <text:p text:style-name="P86">Hash key and data do NOT need to be the same “type” of data. Mixing is allowed. </text:p>
        </text:list-item>
        <text:list-item>
          <text:p text:style-name="P86">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47875932"/>.[]!<text:alphabetical-index-mark-end text:id="IMark14787593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47875932"/>.[]@<text:alphabetical-index-mark-end text:id="IMark14787593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47875932"/>.keys<text:alphabetical-index-mark-end text:id="IMark147875932"/>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47875932"/>.pp<text:alphabetical-index-mark-end text:id="IMark14787593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47875932"/>.strmax2<text:alphabetical-index-mark-end text:id="IMark14787593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47875932"/>.values<text:alphabetical-index-mark-end text:id="IMark147875932"/>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7877804"/>InStream<text:alphabetical-index-mark-end text:id="IMark147877804"/></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47875932"/>.get_all<text:alphabetical-index-mark-end text:id="IMark14787593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47875932"/>.open<text:alphabetical-index-mark-end text:id="IMark14787593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47875932"/>.open{<text:alphabetical-index-mark-end text:id="IMark147875932"/>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8"><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47875932"/>.close<text:alphabetical-index-mark-end text:id="IMark14787593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47875932"/>.getc<text:alphabetical-index-mark-end text:id="IMark14787593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47875932"/>.gets<text:alphabetical-index-mark-end text:id="IMark14787593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47875932"/>~getc<text:alphabetical-index-mark-end text:id="IMark14787593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8"><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47875932"/>~gets<text:alphabetical-index-mark-end text:id="IMark14787593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8"><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47877804"/>Integer<text:alphabetical-index-mark-end text:id="IMark14787780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59" text:note-class="footnote"><text:note-citation>59</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0" text:note-class="footnote"><text:note-citation>60</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1" text:note-class="footnote"><text:note-citation>61</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94900992"/></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94901096"/>[an_integer] <text:alphabetical-index-mark-start text:id="IMark147874444"/>.even?<text:alphabetical-index-mark-end text:id="IMark147874444"/> [a_boolean]</text:h>
            <text:p text:style-name="Text_20_body">Routing: TOS</text:p>
            <text:p text:style-name="P1">This method returns true if the integer is even and false if it is odd.<text:change-end text:change-id="ct94901096"/></text:p>
          </table:table-cell>
          <table:covered-table-cell/>
        </table:table-row>
        <table:table-row table:style-name="Table120.1">
          <table:table-cell table:style-name="Table120.A2" office:value-type="string">
            <text:p text:style-name="P15"><text:change-start text:change-id="ct94901200"/>Code<text:change-end text:change-id="ct94901200"/></text:p>
          </table:table-cell>
          <table:table-cell table:style-name="Table120.B2" office:value-type="string">
            <text:p text:style-name="P15"><text:change-start text:change-id="ct94901304"/>Result<text:change-end text:change-id="ct94901304"/></text:p>
          </table:table-cell>
        </table:table-row>
        <table:table-row table:style-name="Table120.1">
          <table:table-cell table:style-name="Table120.A2" office:value-type="string">
            <text:p text:style-name="Snippet"><text:change-start text:change-id="ct94901408"/>2 .even?<text:change-end text:change-id="ct94901408"/></text:p>
          </table:table-cell>
          <table:table-cell table:style-name="Table120.B2" office:value-type="string">
            <text:p text:style-name="P2"><text:change-start text:change-id="ct94901512"/>true<text:change-end text:change-id="ct94901512"/></text:p>
          </table:table-cell>
        </table:table-row>
        <table:table-row table:style-name="Table120.1">
          <table:table-cell table:style-name="Table120.A2" office:value-type="string">
            <text:p text:style-name="Snippet"><text:change-start text:change-id="ct94901616"/>3 .even?<text:change-end text:change-id="ct94901616"/></text:p>
          </table:table-cell>
          <table:table-cell table:style-name="Table120.B2" office:value-type="string">
            <text:p text:style-name="P2"><text:change-start text:change-id="ct94901720"/>false<text:change-end text:change-id="ct94901720"/></text:p>
          </table:table-cell>
        </table:table-row>
      </table:table>
      <text:p text:style-name="Text_20_body"><text:change text:change-id="ct94901824"/><text:change-start text:change-id="ct9490192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7874444"/>.gcd<text:alphabetical-index-mark-end text:id="IMark14787444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94901928"/><text:change text:change-id="ct94902032"/><text:change-start text:change-id="ct94902136"/></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7874444"/>.lcm<text:alphabetical-index-mark-end text:id="IMark14787444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94902136"/><text:change text:change-id="ct94902344"/><text:change text:change-id="ct94902240"/><text:change-start text:change-id="ct94902448"/></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47874444"/>.odd?<text:alphabetical-index-mark-end text:id="IMark14787444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94902448"/></text:p>
      <text:p text:style-name="Text_20_body"><text:change text:change-id="ct94902552"/><text:change-start text:change-id="ct94902656"/></text:p>
      <text:p text:style-name="Text_20_body"><text:change-end text:change-id="ct94902656"/><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94902760"/>[an_integer] <text:alphabetical-index-mark-start text:id="IMark147874444"/>2*<text:alphabetical-index-mark-end text:id="IMark147874444"/> [an_integer]</text:h>
            <text:p text:style-name="Text_20_body">Routing: TOS</text:p>
            <text:p text:style-name="P1"><text:change-end text:change-id="ct94902760"/><text:change-start text:change-id="ct94902864"/>Double the value of the integer.<text:change-end text:change-id="ct94902864"/></text:p>
          </table:table-cell>
          <table:covered-table-cell/>
        </table:table-row>
        <table:table-row table:style-name="Table124.1">
          <table:table-cell table:style-name="Table124.A2" office:value-type="string">
            <text:p text:style-name="P15"><text:change-start text:change-id="ct94902968"/>Code<text:change-end text:change-id="ct94902968"/></text:p>
          </table:table-cell>
          <table:table-cell table:style-name="Table124.B2" office:value-type="string">
            <text:p text:style-name="P15"><text:change-start text:change-id="ct94903072"/>Result<text:change-end text:change-id="ct94903072"/></text:p>
          </table:table-cell>
        </table:table-row>
        <table:table-row table:style-name="Table124.1">
          <table:table-cell table:style-name="Table124.A2" office:value-type="string">
            <text:p text:style-name="Snippet"><text:change-start text:change-id="ct94903176"/>13 2*<text:change-end text:change-id="ct94903176"/></text:p>
          </table:table-cell>
          <table:table-cell table:style-name="Table124.B2" office:value-type="string">
            <text:p text:style-name="P2"><text:change-start text:change-id="ct94903280"/>26<text:change-end text:change-id="ct94903280"/></text:p>
          </table:table-cell>
        </table:table-row>
      </table:table>
      <text:p text:style-name="Standard"/>
      <text:p text:style-name="Text_20_body"><text:change text:change-id="ct94903384"/><text:change-start text:change-id="ct9667718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7874444"/>2/<text:alphabetical-index-mark-end text:id="IMark14787444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96677184"/><text:change text:change-id="ct96677288"/><text:change-start text:change-id="ct9667739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7874444"/>&lt;&lt;<text:alphabetical-index-mark-end text:id="IMark14787444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96677392"/><text:change text:change-id="ct96677496"/><text:change-start text:change-id="ct9667760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7874444"/>&gt;&gt;<text:alphabetical-index-mark-end text:id="IMark14787444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96677600"/><text:change text:change-id="ct96677704"/><text:change-start text:change-id="ct9667780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7874444"/>and<text:alphabetical-index-mark-end text:id="IMark14787444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96677808"/><text:change text:change-id="ct96677912"/><text:change-start text:change-id="ct9667801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7874444"/>com<text:alphabetical-index-mark-end text:id="IMark14787444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96678016"/><text:change text:change-id="ct96678120"/></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96678224"/>[an_integer an_integer] <text:alphabetical-index-mark-start text:id="IMark147874444"/>or<text:alphabetical-index-mark-end text:id="IMark147874444"/> [an_integer]</text:h>
            <text:p text:style-name="Text_20_body">Routing: NOS</text:p>
            <text:p text:style-name="P1"><text:change-end text:change-id="ct96678224"/><text:change-start text:change-id="ct96678328"/>Compute the bit-wise inclusive or function of the two integer values.<text:change-end text:change-id="ct96678328"/></text:p>
          </table:table-cell>
          <table:covered-table-cell/>
        </table:table-row>
        <table:table-row table:style-name="Table130.1">
          <table:table-cell table:style-name="Table130.A2" office:value-type="string">
            <text:p text:style-name="P15"><text:change-start text:change-id="ct96678432"/>Code<text:change-end text:change-id="ct96678432"/></text:p>
          </table:table-cell>
          <table:table-cell table:style-name="Table130.B2" office:value-type="string">
            <text:p text:style-name="P15"><text:change-start text:change-id="ct96678536"/>Result<text:change-end text:change-id="ct96678536"/></text:p>
          </table:table-cell>
        </table:table-row>
        <table:table-row table:style-name="Table130.1">
          <table:table-cell table:style-name="Table130.A2" office:value-type="string">
            <text:p text:style-name="Snippet"><text:change-start text:change-id="ct96678640"/>15 40 or<text:change-end text:change-id="ct96678640"/></text:p>
          </table:table-cell>
          <table:table-cell table:style-name="Table130.B2" office:value-type="string">
            <text:p text:style-name="P2"><text:change-start text:change-id="ct96678744"/>47<text:change-end text:change-id="ct96678744"/></text:p>
          </table:table-cell>
        </table:table-row>
      </table:table>
      <text:p text:style-name="Standard"><text:change text:change-id="ct96678848"/><text:change-start text:change-id="ct9667895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7874444"/>xor<text:alphabetical-index-mark-end text:id="IMark14787444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96678952"/></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47876460"/><text:alphabetical-index-mark-start text:id="IMark147876076"/><text:alphabetical-index-mark-start text:id="IMark147877852"/>NilClass<text:alphabetical-index-mark-end text:id="IMark147877852"/><text:alphabetical-index-mark-end text:id="IMark147876076"/><text:alphabetical-index-mark-end text:id="IMark147876460"/></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96679056"/> </text:p>
      <text:p text:style-name="P1">Note that in Boolean expressions, nil is treated as an alias for false.<text:change-end text:change-id="ct9667905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7874444"/>&amp;&amp;<text:alphabetical-index-mark-end text:id="IMark147874444"/>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96679160"/>nil true &amp;&amp;<text:change-end text:change-id="ct96679160"/></text:p>
          </table:table-cell>
          <table:table-cell table:style-name="Table26.B2" office:value-type="string">
            <text:p text:style-name="P2"><text:change-start text:change-id="ct96679264"/>false<text:change-end text:change-id="ct9667926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7874444"/>^^<text:alphabetical-index-mark-end text:id="IMark147874444"/>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96679368"/>nil <text:change-end text:change-id="ct96679368"/><text:change-start text:change-id="ct96679472"/>false ^^<text:change-end text:change-id="ct96679472"/></text:p>
          </table:table-cell>
          <table:table-cell table:style-name="Table27.B2" office:value-type="string">
            <text:p text:style-name="P2"><text:change-start text:change-id="ct96679576"/>false<text:change-end text:change-id="ct96679576"/></text:p>
          </table:table-cell>
        </table:table-row>
        <table:table-row table:style-name="Table27.2">
          <table:table-cell table:style-name="Table27.A2" office:value-type="string">
            <text:p text:style-name="Snippet"><text:change-start text:change-id="ct96679680"/>nil true ^^<text:change-end text:change-id="ct96679680"/></text:p>
          </table:table-cell>
          <table:table-cell table:style-name="Table27.B2" office:value-type="string">
            <text:p text:style-name="P2"><text:change-start text:change-id="ct96679784"/>true<text:change-end text:change-id="ct9667978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7874444"/>||<text:alphabetical-index-mark-end text:id="IMark147874444"/>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96679888"/>nil false ||<text:change-end text:change-id="ct96679888"/></text:p>
          </table:table-cell>
          <table:table-cell table:style-name="Table28.B2" office:value-type="string">
            <text:p text:style-name="P2"><text:change-start text:change-id="ct96679992"/>false<text:change-end text:change-id="ct96679992"/></text:p>
          </table:table-cell>
        </table:table-row>
        <table:table-row table:style-name="Table28.2">
          <table:table-cell table:style-name="Table28.A2" office:value-type="string">
            <text:p text:style-name="Snippet"><text:change-start text:change-id="ct96680096"/>nil true ||<text:change-end text:change-id="ct96680096"/></text:p>
          </table:table-cell>
          <table:table-cell table:style-name="Table28.B2" office:value-type="string">
            <text:p text:style-name="P2"><text:change-start text:change-id="ct96680200"/>true<text:change-end text:change-id="ct96680200"/></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7876460"/>Numeric<text:alphabetical-index-mark-end text:id="IMark14787646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96680304"/><text:change-start text:change-id="ct96680408"/>The Numeric class is the abstract base class for num<text:change-end text:change-id="ct96680408"/><text:change-start text:change-id="ct96680512"/>eric data. It is the location for the vast majority of methods that act on such data. In use, data will be instances of <text:change-end text:change-id="ct96680512"/><text:change-start text:change-id="ct96680616"/>Complex, Float, Integer (via Bignum and Fixnum), and Rational data.<text:change-end text:change-id="ct96680616"/><text:change-start text:change-id="ct96680720"/></text:p>
      <text:h text:style-name="Heading_20_2" text:outline-level="2">Specia<text:change-end text:change-id="ct96680720"/><text:change-start text:change-id="ct96680824"/>l Numeric Values</text:h>
      <text:p text:style-name="Text_20_body"><text:change-end text:change-id="ct96680824"/><text:change-start text:change-id="ct96680928"/></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47874444"/>dpr<text:alphabetical-index-mark-end text:id="IMark14787444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96680928"/><text:change-start text:change-id="ct9668103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47874444"/>e<text:alphabetical-index-mark-end text:id="IMark14787444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47874444"/>pi<text:alphabetical-index-mark-end text:id="IMark14787444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0" text:note-class="footnote"><text:note-citation>62</text:note-citation><text:note-body><text:p text:style-name="Footnote"><text:change-start text:change-id="ct277725040"/>In 1897, an attempt was made <text:change-end text:change-id="ct277725040"/><text:change-start text:change-id="ct277725560"/>to legislate the value of pi. Fortunately, this effort was unsuccessful.<text:change-end text:change-id="ct277725560"/></text:p></text:note-body></text:note></text:p>
          </table:table-cell>
        </table:table-row>
      </table:table>
      <text:p text:style-name="Text_20_body"><text:change-end text:change-id="ct96681032"/></text:p>
      <text:h text:style-name="Heading_20_2" text:outline-level="2">Instance Methods</text:h>
      <text:p text:style-name="Text_20_body"><text:change text:change-id="ct96681280"/><text:change-start text:change-id="ct9668138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47874444"/>*<text:alphabetical-index-mark-end text:id="IMark14787444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96681384"/><text:change text:change-id="ct9668148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77714328"/>[a_numeric a_numeric] <text:alphabetical-index-mark-start text:id="IMark147874444"/>**<text:alphabetical-index-mark-end text:id="IMark147874444"/> [a_numeric]</text:h>
            <text:p text:style-name="Text_20_body">Routing: NOS</text:p>
            <text:p text:style-name="P1"><text:change-end text:change-id="ct277714328"/><text:change-start text:change-id="ct277717448"/>The exponentiation operator is impleme<text:change-end text:change-id="ct277717448"/><text:change-start text:change-id="ct277717656"/>nted by this method. Note the the second operand, the power, is converted to a Float first.<text:change-end text:change-id="ct277717656"/></text:p>
          </table:table-cell>
          <table:covered-table-cell/>
        </table:table-row>
        <table:table-row table:style-name="Table133.1">
          <table:table-cell table:style-name="Table133.A2" office:value-type="string">
            <text:p text:style-name="P15"><text:change-start text:change-id="ct277714432"/>Code<text:change-end text:change-id="ct277714432"/></text:p>
          </table:table-cell>
          <table:table-cell table:style-name="Table133.B2" office:value-type="string">
            <text:p text:style-name="P15"><text:change-start text:change-id="ct277715056"/>Result<text:change-end text:change-id="ct277715056"/></text:p>
          </table:table-cell>
        </table:table-row>
        <table:table-row table:style-name="Table133.1">
          <table:table-cell table:style-name="Table133.A2" office:value-type="string">
            <text:p text:style-name="Snippet"><text:change-start text:change-id="ct277714952"/>2 10 **<text:change-end text:change-id="ct277714952"/></text:p>
          </table:table-cell>
          <table:table-cell table:style-name="Table133.B2" office:value-type="string">
            <text:p text:style-name="P2"><text:change-start text:change-id="ct277714744"/>1024<text:change-end text:change-id="ct277714744"/></text:p>
          </table:table-cell>
        </table:table-row>
        <table:table-row table:style-name="Table133.1">
          <table:table-cell table:style-name="Table133.A2" office:value-type="string">
            <text:p text:style-name="Snippet"><text:change-start text:change-id="ct277715160"/>3 4 **<text:change-end text:change-id="ct277715160"/></text:p>
          </table:table-cell>
          <table:table-cell table:style-name="Table133.B2" office:value-type="string">
            <text:p text:style-name="P2"><text:change-start text:change-id="ct277715264"/>81<text:change-end text:change-id="ct277715264"/></text:p>
          </table:table-cell>
        </table:table-row>
        <table:table-row table:style-name="Table133.1">
          <table:table-cell table:style-name="Table133.A2" office:value-type="string">
            <text:p text:style-name="Snippet"><text:change-start text:change-id="ct277715368"/>2 1/2 <text:change-end text:change-id="ct277715368"/><text:change-start text:change-id="ct277714848"/>**<text:change-end text:change-id="ct277714848"/></text:p>
          </table:table-cell>
          <table:table-cell table:style-name="Table133.B2" office:value-type="string">
            <text:p text:style-name="P2"><text:change-start text:change-id="ct277715576"/>1.4142135623730951<text:change-end text:change-id="ct277715576"/></text:p>
          </table:table-cell>
        </table:table-row>
      </table:table>
      <text:p text:style-name="Text_20_body"/>
      <text:p text:style-name="Text_20_body"><text:change text:change-id="ct277717240"/><text:change-start text:change-id="ct96681696"/></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a_numeric a_numeric] <text:alphabetical-index-mark-start text:id="IMark147874444"/>+<text:alphabetical-index-mark-end text:id="IMark147874444"/> [a_numeric]</text:h>
            <text:p text:style-name="Text_20_body">Routing: NOS</text:p>
            <text:p text:style-name="P1">The addition operator is implemented by this method.</text:p>
          </table:table-cell>
          <table:covered-table-cell/>
        </table:table-row>
        <table:table-row table:style-name="Table134.1">
          <table:table-cell table:style-name="Table134.A2" office:value-type="string">
            <text:p text:style-name="P15">Code</text:p>
          </table:table-cell>
          <table:table-cell table:style-name="Table134.B2" office:value-type="string">
            <text:p text:style-name="P15">Result</text:p>
          </table:table-cell>
        </table:table-row>
        <table:table-row table:style-name="Table134.1">
          <table:table-cell table:style-name="Table134.A2" office:value-type="string">
            <text:p text:style-name="Snippet">1 1 +</text:p>
          </table:table-cell>
          <table:table-cell table:style-name="Table134.B2" office:value-type="string">
            <text:p text:style-name="P2">2</text:p>
          </table:table-cell>
        </table:table-row>
      </table:table>
      <text:p text:style-name="Text_20_body"><text:change-end text:change-id="ct96681696"/><text:change text:change-id="ct277715472"/><text:change-start text:change-id="ct96681800"/></text:p>
      <table:table table:name="Table135" table:style-name="Table135">
        <table:table-column table:style-name="Table135.A"/>
        <table:table-column table:style-name="Table135.B"/>
        <table:table-row table:style-name="Table135.1">
          <table:table-cell table:style-name="Table135.A1" table:number-columns-spanned="2" office:value-type="string">
            <text:p text:style-name="P2">[a_numeric a_numeric] - [a_numeric]</text:p>
            <text:p text:style-name="Text_20_body">Routing: NOS</text:p>
            <text:p text:style-name="P1">description</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
          </table:table-cell>
          <table:table-cell table:style-name="Table135.B2" office:value-type="string">
            <text:p text:style-name="P2"/>
          </table:table-cell>
        </table:table-row>
      </table:table>
      <text:p text:style-name="Text_20_body"><text:change-end text:change-id="ct96681800"/><text:change text:change-id="ct277715784"/><text:change text:change-id="ct277717760"/><text:change-start text:change-id="ct96681904"/></text:p>
      <table:table table:name="Table136" table:style-name="Table136">
        <table:table-column table:style-name="Table136.A"/>
        <table:table-column table:style-name="Table136.B"/>
        <table:table-row table:style-name="Table136.1">
          <table:table-cell table:style-name="Table136.A1" table:number-columns-spanned="2" office:value-type="string">
            <text:p text:style-name="P2">[a_numeric] .1/x [a_numeric]</text:p>
            <text:p text:style-name="Text_20_body">Routing:</text:p>
            <text:p text:style-name="P1">description</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
          </table:table-cell>
          <table:table-cell table:style-name="Table136.B2" office:value-type="string">
            <text:p text:style-name="P2"/>
          </table:table-cell>
        </table:table-row>
      </table:table>
      <text:p text:style-name="Text_20_body"><text:change-end text:change-id="ct96681904"/><text:change text:change-id="ct277717968"/><text:change-start text:change-id="ct96682008"/></text:p>
      <table:table table:name="Table137" table:style-name="Table137">
        <table:table-column table:style-name="Table137.A"/>
        <table:table-column table:style-name="Table137.B"/>
        <table:table-row table:style-name="Table137.1">
          <table:table-cell table:style-name="Table137.A1" table:number-columns-spanned="2" office:value-type="string">
            <text:p text:style-name="P2">[a_numeric] .10** [a_numeric]</text:p>
            <text:p text:style-name="Text_20_body">Routing:</text:p>
            <text:p text:style-name="P1">description</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
          </table:table-cell>
          <table:table-cell table:style-name="Table137.B2" office:value-type="string">
            <text:p text:style-name="P2"/>
          </table:table-cell>
        </table:table-row>
      </table:table>
      <text:p text:style-name="Text_20_body"><text:change-end text:change-id="ct96682008"/><text:change text:change-id="ct277717552"/><text:change-start text:change-id="ct96682112"/></text:p>
      <table:table table:name="Table138" table:style-name="Table138">
        <table:table-column table:style-name="Table138.A"/>
        <table:table-column table:style-name="Table138.B"/>
        <table:table-row table:style-name="Table138.1">
          <table:table-cell table:style-name="Table138.A1" table:number-columns-spanned="2" office:value-type="string">
            <text:p text:style-name="P2">[a_numeric] .2** [a_numeric]</text:p>
            <text:p text:style-name="Text_20_body">Routing:</text:p>
            <text:p text:style-name="P1">description</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
          </table:table-cell>
          <table:table-cell table:style-name="Table138.B2" office:value-type="string">
            <text:p text:style-name="P2"/>
          </table:table-cell>
        </table:table-row>
      </table:table>
      <text:p text:style-name="Text_20_body"><text:change-end text:change-id="ct96682112"/><text:change text:change-id="ct277717864"/><text:change text:change-id="ct277715680"/><text:change-start text:change-id="ct96682216"/></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p text:style-name="P2">[a_numeric] .abs [a_numeric]</text:p>
            <text:p text:style-name="Text_20_body">Routing:</text:p>
            <text:p text:style-name="P1">description</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
          </table:table-cell>
          <table:table-cell table:style-name="Table139.B2" office:value-type="string">
            <text:p text:style-name="P2"/>
          </table:table-cell>
        </table:table-row>
      </table:table>
      <text:p text:style-name="Text_20_body"><text:change-end text:change-id="ct96682216"/><text:change text:change-id="ct277718280"/><text:change-start text:change-id="ct96682320"/></text:p>
      <table:table table:name="Table140" table:style-name="Table140">
        <table:table-column table:style-name="Table140.A"/>
        <table:table-column table:style-name="Table140.B"/>
        <table:table-row table:style-name="Table140.1">
          <table:table-cell table:style-name="Table140.A1" table:number-columns-spanned="2" office:value-type="string">
            <text:p text:style-name="P2">[a_numeric] .acos [a_numeric]</text:p>
            <text:p text:style-name="Text_20_body">Routing:</text:p>
            <text:p text:style-name="P1">description</text:p>
          </table:table-cell>
          <table:covered-table-cell/>
        </table:table-row>
        <table:table-row table:style-name="Table140.1">
          <table:table-cell table:style-name="Table140.A2" office:value-type="string">
            <text:p text:style-name="P15">Code</text:p>
          </table:table-cell>
          <table:table-cell table:style-name="Table140.B2" office:value-type="string">
            <text:p text:style-name="P15">Result</text:p>
          </table:table-cell>
        </table:table-row>
        <table:table-row table:style-name="Table140.1">
          <table:table-cell table:style-name="Table140.A2" office:value-type="string">
            <text:p text:style-name="Snippet"/>
          </table:table-cell>
          <table:table-cell table:style-name="Table140.B2" office:value-type="string">
            <text:p text:style-name="P2"/>
          </table:table-cell>
        </table:table-row>
      </table:table>
      <text:p text:style-name="Text_20_body"><text:change-end text:change-id="ct96682320"/><text:change text:change-id="ct277718488"/><text:change-start text:change-id="ct96682424"/></text:p>
      <table:table table:name="Table141" table:style-name="Table141">
        <table:table-column table:style-name="Table141.A"/>
        <table:table-column table:style-name="Table141.B"/>
        <table:table-row table:style-name="Table141.1">
          <table:table-cell table:style-name="Table141.A1" table:number-columns-spanned="2" office:value-type="string">
            <text:p text:style-name="P2">[a_numeric] .acosh [a_numeric]</text:p>
            <text:p text:style-name="Text_20_body">Routing:</text:p>
            <text:p text:style-name="P1">description</text:p>
          </table:table-cell>
          <table:covered-table-cell/>
        </table:table-row>
        <table:table-row table:style-name="Table141.1">
          <table:table-cell table:style-name="Table141.A2" office:value-type="string">
            <text:p text:style-name="P15">Code</text:p>
          </table:table-cell>
          <table:table-cell table:style-name="Table141.B2" office:value-type="string">
            <text:p text:style-name="P15">Result</text:p>
          </table:table-cell>
        </table:table-row>
        <table:table-row table:style-name="Table141.1">
          <table:table-cell table:style-name="Table141.A2" office:value-type="string">
            <text:p text:style-name="Snippet"/>
          </table:table-cell>
          <table:table-cell table:style-name="Table141.B2" office:value-type="string">
            <text:p text:style-name="P2"/>
          </table:table-cell>
        </table:table-row>
      </table:table>
      <text:p text:style-name="Text_20_body"><text:change-end text:change-id="ct96682424"/><text:change text:change-id="ct277718592"/><text:change-start text:change-id="ct96682528"/></text:p>
      <table:table table:name="Table142" table:style-name="Table142">
        <table:table-column table:style-name="Table142.A"/>
        <table:table-column table:style-name="Table142.B"/>
        <table:table-row table:style-name="Table142.1">
          <table:table-cell table:style-name="Table142.A1" table:number-columns-spanned="2" office:value-type="string">
            <text:p text:style-name="P2">[a_numeric] .angle [a_numeric]</text:p>
            <text:p text:style-name="Text_20_body">Routing:</text:p>
            <text:p text:style-name="P1">description</text:p>
          </table:table-cell>
          <table:covered-table-cell/>
        </table:table-row>
        <table:table-row table:style-name="Table142.1">
          <table:table-cell table:style-name="Table142.A2" office:value-type="string">
            <text:p text:style-name="P15">Code</text:p>
          </table:table-cell>
          <table:table-cell table:style-name="Table142.B2" office:value-type="string">
            <text:p text:style-name="P15">Result</text:p>
          </table:table-cell>
        </table:table-row>
        <table:table-row table:style-name="Table142.1">
          <table:table-cell table:style-name="Table142.A2" office:value-type="string">
            <text:p text:style-name="Snippet"/>
          </table:table-cell>
          <table:table-cell table:style-name="Table142.B2" office:value-type="string">
            <text:p text:style-name="P2"/>
          </table:table-cell>
        </table:table-row>
      </table:table>
      <text:p text:style-name="Text_20_body"><text:change-end text:change-id="ct96682528"/><text:change text:change-id="ct277719736"/><text:change-start text:change-id="ct96682632"/></text:p>
      <table:table table:name="Table143" table:style-name="Table143">
        <table:table-column table:style-name="Table143.A"/>
        <table:table-column table:style-name="Table143.B"/>
        <table:table-row table:style-name="Table143.1">
          <table:table-cell table:style-name="Table143.A1" table:number-columns-spanned="2" office:value-type="string">
            <text:p text:style-name="P2">[a_numeric] .asin [a_numeric]</text:p>
            <text:p text:style-name="Text_20_body">Routing:</text:p>
            <text:p text:style-name="P1">description</text:p>
          </table:table-cell>
          <table:covered-table-cell/>
        </table:table-row>
        <table:table-row table:style-name="Table143.1">
          <table:table-cell table:style-name="Table143.A2" office:value-type="string">
            <text:p text:style-name="P15">Code</text:p>
          </table:table-cell>
          <table:table-cell table:style-name="Table143.B2" office:value-type="string">
            <text:p text:style-name="P15">Result</text:p>
          </table:table-cell>
        </table:table-row>
        <table:table-row table:style-name="Table143.1">
          <table:table-cell table:style-name="Table143.A2" office:value-type="string">
            <text:p text:style-name="Snippet"/>
          </table:table-cell>
          <table:table-cell table:style-name="Table143.B2" office:value-type="string">
            <text:p text:style-name="P2"/>
          </table:table-cell>
        </table:table-row>
      </table:table>
      <text:p text:style-name="Text_20_body"><text:change-end text:change-id="ct96682632"/><text:change text:change-id="ct277719424"/><text:change-start text:change-id="ct96682736"/></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p text:style-name="P2">[a_numeric] .asinh [a_numeric]</text:p>
            <text:p text:style-name="Text_20_body">Routing:</text:p>
            <text:p text:style-name="P1">description</text:p>
          </table:table-cell>
          <table:covered-table-cell/>
        </table:table-row>
        <table:table-row table:style-name="Table144.1">
          <table:table-cell table:style-name="Table144.A2" office:value-type="string">
            <text:p text:style-name="P15">Code</text:p>
          </table:table-cell>
          <table:table-cell table:style-name="Table144.B2" office:value-type="string">
            <text:p text:style-name="P15">Result</text:p>
          </table:table-cell>
        </table:table-row>
        <table:table-row table:style-name="Table144.1">
          <table:table-cell table:style-name="Table144.A2" office:value-type="string">
            <text:p text:style-name="Snippet"/>
          </table:table-cell>
          <table:table-cell table:style-name="Table144.B2" office:value-type="string">
            <text:p text:style-name="P2"/>
          </table:table-cell>
        </table:table-row>
      </table:table>
      <text:p text:style-name="Text_20_body"><text:change-end text:change-id="ct96682736"/><text:change text:change-id="ct277719320"/><text:change-start text:change-id="ct96682840"/></text:p>
      <table:table table:name="Table145" table:style-name="Table145">
        <table:table-column table:style-name="Table145.A"/>
        <table:table-column table:style-name="Table145.B"/>
        <table:table-row table:style-name="Table145.1">
          <table:table-cell table:style-name="Table145.A1" table:number-columns-spanned="2" office:value-type="string">
            <text:p text:style-name="P2">[a_numeric] .atan [a_numeric]</text:p>
            <text:p text:style-name="Text_20_body">Routing:</text:p>
            <text:p text:style-name="P1">description</text:p>
          </table:table-cell>
          <table:covered-table-cell/>
        </table:table-row>
        <table:table-row table:style-name="Table145.1">
          <table:table-cell table:style-name="Table145.A2" office:value-type="string">
            <text:p text:style-name="P15">Code</text:p>
          </table:table-cell>
          <table:table-cell table:style-name="Table145.B2" office:value-type="string">
            <text:p text:style-name="P15">Result</text:p>
          </table:table-cell>
        </table:table-row>
        <table:table-row table:style-name="Table145.1">
          <table:table-cell table:style-name="Table145.A2" office:value-type="string">
            <text:p text:style-name="Snippet"/>
          </table:table-cell>
          <table:table-cell table:style-name="Table145.B2" office:value-type="string">
            <text:p text:style-name="P2"/>
          </table:table-cell>
        </table:table-row>
      </table:table>
      <text:p text:style-name="Text_20_body"><text:change-end text:change-id="ct96682840"/><text:change text:change-id="ct277720048"/><text:change-start text:change-id="ct96682944"/></text:p>
      <table:table table:name="Table146" table:style-name="Table146">
        <table:table-column table:style-name="Table146.A"/>
        <table:table-column table:style-name="Table146.B"/>
        <table:table-row table:style-name="Table146.1">
          <table:table-cell table:style-name="Table146.A1" table:number-columns-spanned="2" office:value-type="string">
            <text:p text:style-name="P2">[a_numeric a_numeric] .atan2 [a_numeric]</text:p>
            <text:p text:style-name="Text_20_body">Routing:</text:p>
            <text:p text:style-name="P1">description</text:p>
          </table:table-cell>
          <table:covered-table-cell/>
        </table:table-row>
        <table:table-row table:style-name="Table146.1">
          <table:table-cell table:style-name="Table146.A2" office:value-type="string">
            <text:p text:style-name="P15">Code</text:p>
          </table:table-cell>
          <table:table-cell table:style-name="Table146.B2" office:value-type="string">
            <text:p text:style-name="P15">Result</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end text:change-id="ct96682944"/><text:change text:change-id="ct277720152"/><text:change text:change-id="ct277719008"/><text:change-start text:change-id="ct96683048"/></text:p>
      <table:table table:name="Table147" table:style-name="Table147">
        <table:table-column table:style-name="Table147.A"/>
        <table:table-column table:style-name="Table147.B"/>
        <table:table-row table:style-name="Table147.1">
          <table:table-cell table:style-name="Table147.A1" table:number-columns-spanned="2" office:value-type="string">
            <text:p text:style-name="P2">[a_numeric] .atanh [a_numeric]</text:p>
            <text:p text:style-name="Text_20_body">Routing:</text:p>
            <text:p text:style-name="P1">description</text:p>
          </table:table-cell>
          <table:covered-table-cell/>
        </table:table-row>
        <table:table-row table:style-name="Table147.1">
          <table:table-cell table:style-name="Table147.A2" office:value-type="string">
            <text:p text:style-name="P15">Code</text:p>
          </table:table-cell>
          <table:table-cell table:style-name="Table147.B2" office:value-type="string">
            <text:p text:style-name="P15">Result</text:p>
          </table:table-cell>
        </table:table-row>
        <table:table-row table:style-name="Table147.1">
          <table:table-cell table:style-name="Table147.A2" office:value-type="string">
            <text:p text:style-name="Snippet"/>
          </table:table-cell>
          <table:table-cell table:style-name="Table147.B2" office:value-type="string">
            <text:p text:style-name="P2"/>
          </table:table-cell>
        </table:table-row>
      </table:table>
      <text:p text:style-name="Text_20_body"><text:change-end text:change-id="ct96683048"/><text:change text:change-id="ct277720776"/><text:change-start text:change-id="ct96683152"/></text:p>
      <table:table table:name="Table148" table:style-name="Table148">
        <table:table-column table:style-name="Table148.A"/>
        <table:table-column table:style-name="Table148.B"/>
        <table:table-row table:style-name="Table148.1">
          <table:table-cell table:style-name="Table148.A1" table:number-columns-spanned="2" office:value-type="string">
            <text:p text:style-name="P2">[a_numeric a_numeric] .c2p [a_numeric a_numeric]</text:p>
            <text:p text:style-name="Text_20_body">Routing: TOS</text:p>
            <text:p text:style-name="P1">description</text:p>
          </table:table-cell>
          <table:covered-table-cell/>
        </table:table-row>
        <table:table-row table:style-name="Table148.1">
          <table:table-cell table:style-name="Table148.A2" office:value-type="string">
            <text:p text:style-name="P15">Code</text:p>
          </table:table-cell>
          <table:table-cell table:style-name="Table148.B2" office:value-type="string">
            <text:p text:style-name="P15">Result</text:p>
          </table:table-cell>
        </table:table-row>
        <table:table-row table:style-name="Table148.1">
          <table:table-cell table:style-name="Table148.A2" office:value-type="string">
            <text:p text:style-name="Snippet"/>
          </table:table-cell>
          <table:table-cell table:style-name="Table148.B2" office:value-type="string">
            <text:p text:style-name="P2"/>
          </table:table-cell>
        </table:table-row>
      </table:table>
      <text:p text:style-name="Text_20_body"><text:change-end text:change-id="ct96683152"/><text:change text:change-id="ct277720464"/><text:change text:change-id="ct277719632"/><text:change-start text:change-id="ct96683256"/></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p text:style-name="P2">[a_numeric] .cbrt [a_numeric]</text:p>
            <text:p text:style-name="Text_20_body">Routing:</text:p>
            <text:p text:style-name="P1">description</text:p>
          </table:table-cell>
          <table:covered-table-cell/>
        </table:table-row>
        <table:table-row table:style-name="Table149.1">
          <table:table-cell table:style-name="Table149.A2" office:value-type="string">
            <text:p text:style-name="P15">Code</text:p>
          </table:table-cell>
          <table:table-cell table:style-name="Table149.B2" office:value-type="string">
            <text:p text:style-name="P15">Result</text:p>
          </table:table-cell>
        </table:table-row>
        <table:table-row table:style-name="Table149.1">
          <table:table-cell table:style-name="Table149.A2" office:value-type="string">
            <text:p text:style-name="Snippet"/>
          </table:table-cell>
          <table:table-cell table:style-name="Table149.B2" office:value-type="string">
            <text:p text:style-name="P2"/>
          </table:table-cell>
        </table:table-row>
      </table:table>
      <text:p text:style-name="Text_20_body"><text:change-end text:change-id="ct96683256"/><text:change text:change-id="ct277720256"/><text:change-start text:change-id="ct96683360"/></text:p>
      <table:table table:name="Table150" table:style-name="Table150">
        <table:table-column table:style-name="Table150.A"/>
        <table:table-column table:style-name="Table150.B"/>
        <table:table-row table:style-name="Table150.1">
          <table:table-cell table:style-name="Table150.A1" table:number-columns-spanned="2" office:value-type="string">
            <text:p text:style-name="P2">[a_numeric] .ceil [a_numeric]</text:p>
            <text:p text:style-name="Text_20_body">Routing:</text:p>
            <text:p text:style-name="P1">description</text:p>
          </table:table-cell>
          <table:covered-table-cell/>
        </table:table-row>
        <table:table-row table:style-name="Table150.1">
          <table:table-cell table:style-name="Table150.A2" office:value-type="string">
            <text:p text:style-name="P15">Code</text:p>
          </table:table-cell>
          <table:table-cell table:style-name="Table150.B2" office:value-type="string">
            <text:p text:style-name="P15">Result</text:p>
          </table:table-cell>
        </table:table-row>
        <table:table-row table:style-name="Table150.1">
          <table:table-cell table:style-name="Table150.A2" office:value-type="string">
            <text:p text:style-name="Snippet"/>
          </table:table-cell>
          <table:table-cell table:style-name="Table150.B2" office:value-type="string">
            <text:p text:style-name="P2"/>
          </table:table-cell>
        </table:table-row>
      </table:table>
      <text:p text:style-name="Text_20_body"><text:change-end text:change-id="ct96683360"/><text:change text:change-id="ct277721088"/><text:change-start text:change-id="ct96683464"/></text:p>
      <table:table table:name="Table151" table:style-name="Table151">
        <table:table-column table:style-name="Table151.A"/>
        <table:table-column table:style-name="Table151.B"/>
        <table:table-row table:style-name="Table151.1">
          <table:table-cell table:style-name="Table151.A1" table:number-columns-spanned="2" office:value-type="string">
            <text:p text:style-name="P2">[a_numeric] .conjugate [a_numeric]</text:p>
            <text:p text:style-name="Text_20_body">Routing:</text:p>
            <text:p text:style-name="P1">description</text:p>
          </table:table-cell>
          <table:covered-table-cell/>
        </table:table-row>
        <table:table-row table:style-name="Table151.1">
          <table:table-cell table:style-name="Table151.A2" office:value-type="string">
            <text:p text:style-name="P15">Code</text:p>
          </table:table-cell>
          <table:table-cell table:style-name="Table151.B2" office:value-type="string">
            <text:p text:style-name="P15">Result</text:p>
          </table:table-cell>
        </table:table-row>
        <table:table-row table:style-name="Table151.1">
          <table:table-cell table:style-name="Table151.A2" office:value-type="string">
            <text:p text:style-name="Snippet"/>
          </table:table-cell>
          <table:table-cell table:style-name="Table151.B2" office:value-type="string">
            <text:p text:style-name="P2"/>
          </table:table-cell>
        </table:table-row>
      </table:table>
      <text:p text:style-name="Text_20_body"><text:change-end text:change-id="ct96683464"/><text:change text:change-id="ct277721192"/><text:change-start text:change-id="ct96683568"/></text:p>
      <table:table table:name="Table152" table:style-name="Table152">
        <table:table-column table:style-name="Table152.A"/>
        <table:table-column table:style-name="Table152.B"/>
        <table:table-row table:style-name="Table152.1">
          <table:table-cell table:style-name="Table152.A1" table:number-columns-spanned="2" office:value-type="string">
            <text:p text:style-name="P2">[a_numeric] .cos [a_numeric]</text:p>
            <text:p text:style-name="Text_20_body">Routing:</text:p>
            <text:p text:style-name="P1">description</text:p>
          </table:table-cell>
          <table:covered-table-cell/>
        </table:table-row>
        <table:table-row table:style-name="Table152.1">
          <table:table-cell table:style-name="Table152.A2" office:value-type="string">
            <text:p text:style-name="P15">Code</text:p>
          </table:table-cell>
          <table:table-cell table:style-name="Table152.B2" office:value-type="string">
            <text:p text:style-name="P15">Result</text:p>
          </table:table-cell>
        </table:table-row>
        <table:table-row table:style-name="Table152.1">
          <table:table-cell table:style-name="Table152.A2" office:value-type="string">
            <text:p text:style-name="Snippet"/>
          </table:table-cell>
          <table:table-cell table:style-name="Table152.B2" office:value-type="string">
            <text:p text:style-name="P2"/>
          </table:table-cell>
        </table:table-row>
      </table:table>
      <text:p text:style-name="Text_20_body"><text:change-end text:change-id="ct96683568"/><text:change text:change-id="ct277718904"/><text:change text:change-id="ct277719840"/><text:change-start text:change-id="ct96683672"/></text:p>
      <table:table table:name="Table153" table:style-name="Table153">
        <table:table-column table:style-name="Table153.A"/>
        <table:table-column table:style-name="Table153.B"/>
        <table:table-row table:style-name="Table153.1">
          <table:table-cell table:style-name="Table153.A1" table:number-columns-spanned="2" office:value-type="string">
            <text:p text:style-name="P2">[a_numeric] .cosh [a_numeric]</text:p>
            <text:p text:style-name="Text_20_body">Routing:</text:p>
            <text:p text:style-name="P1">description</text:p>
          </table:table-cell>
          <table:covered-table-cell/>
        </table:table-row>
        <table:table-row table:style-name="Table153.1">
          <table:table-cell table:style-name="Table153.A2" office:value-type="string">
            <text:p text:style-name="P15">Code</text:p>
          </table:table-cell>
          <table:table-cell table:style-name="Table153.B2" office:value-type="string">
            <text:p text:style-name="P15">Result</text:p>
          </table:table-cell>
        </table:table-row>
        <table:table-row table:style-name="Table153.1">
          <table:table-cell table:style-name="Table153.A2" office:value-type="string">
            <text:p text:style-name="Snippet"/>
          </table:table-cell>
          <table:table-cell table:style-name="Table153.B2" office:value-type="string">
            <text:p text:style-name="P2"/>
          </table:table-cell>
        </table:table-row>
      </table:table>
      <text:p text:style-name="Text_20_body"><text:change-end text:change-id="ct96683672"/><text:change text:change-id="ct277721296"/><text:change-start text:change-id="ct96683776"/></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p text:style-name="P2">[a_numeric] .cube [a_numeric]</text:p>
            <text:p text:style-name="Text_20_body">Routing:</text:p>
            <text:p text:style-name="P1">description</text:p>
          </table:table-cell>
          <table:covered-table-cell/>
        </table:table-row>
        <table:table-row table:style-name="Table154.1">
          <table:table-cell table:style-name="Table154.A2" office:value-type="string">
            <text:p text:style-name="P15">Code</text:p>
          </table:table-cell>
          <table:table-cell table:style-name="Table154.B2" office:value-type="string">
            <text:p text:style-name="P15">Result</text:p>
          </table:table-cell>
        </table:table-row>
        <table:table-row table:style-name="Table154.1">
          <table:table-cell table:style-name="Table154.A2" office:value-type="string">
            <text:p text:style-name="Snippet"/>
          </table:table-cell>
          <table:table-cell table:style-name="Table154.B2" office:value-type="string">
            <text:p text:style-name="P2"/>
          </table:table-cell>
        </table:table-row>
      </table:table>
      <text:p text:style-name="Text_20_body"><text:change-end text:change-id="ct96683776"/><text:change text:change-id="ct277722128"/><text:change-start text:change-id="ct96683880"/></text:p>
      <table:table table:name="Table155" table:style-name="Table155">
        <table:table-column table:style-name="Table155.A"/>
        <table:table-column table:style-name="Table155.B"/>
        <table:table-row table:style-name="Table155.1">
          <table:table-cell table:style-name="Table155.A1" table:number-columns-spanned="2" office:value-type="string">
            <text:p text:style-name="P2">[a_numeric] .d2r [a_numeric]</text:p>
            <text:p text:style-name="Text_20_body">Routing:</text:p>
            <text:p text:style-name="P1">description</text:p>
          </table:table-cell>
          <table:covered-table-cell/>
        </table:table-row>
        <table:table-row table:style-name="Table155.1">
          <table:table-cell table:style-name="Table155.A2" office:value-type="string">
            <text:p text:style-name="P15">Code</text:p>
          </table:table-cell>
          <table:table-cell table:style-name="Table155.B2" office:value-type="string">
            <text:p text:style-name="P15">Result</text:p>
          </table:table-cell>
        </table:table-row>
        <table:table-row table:style-name="Table155.1">
          <table:table-cell table:style-name="Table155.A2" office:value-type="string">
            <text:p text:style-name="Snippet"/>
          </table:table-cell>
          <table:table-cell table:style-name="Table155.B2" office:value-type="string">
            <text:p text:style-name="P2"/>
          </table:table-cell>
        </table:table-row>
      </table:table>
      <text:p text:style-name="Text_20_body"><text:change-end text:change-id="ct96683880"/><text:change text:change-id="ct277720568"/><text:change-start text:change-id="ct96683984"/></text:p>
      <table:table table:name="Table156" table:style-name="Table156">
        <table:table-column table:style-name="Table156.A"/>
        <table:table-column table:style-name="Table156.B"/>
        <table:table-row table:style-name="Table156.1">
          <table:table-cell table:style-name="Table156.A1" table:number-columns-spanned="2" office:value-type="string">
            <text:p text:style-name="P2">[a_numeric] .denominator [a_numeric]</text:p>
            <text:p text:style-name="Text_20_body">Routing:</text:p>
            <text:p text:style-name="P1">description</text:p>
          </table:table-cell>
          <table:covered-table-cell/>
        </table:table-row>
        <table:table-row table:style-name="Table156.1">
          <table:table-cell table:style-name="Table156.A2" office:value-type="string">
            <text:p text:style-name="P15">Code</text:p>
          </table:table-cell>
          <table:table-cell table:style-name="Table156.B2" office:value-type="string">
            <text:p text:style-name="P15">Result</text:p>
          </table:table-cell>
        </table:table-row>
        <table:table-row table:style-name="Table156.1">
          <table:table-cell table:style-name="Table156.A2" office:value-type="string">
            <text:p text:style-name="Snippet"/>
          </table:table-cell>
          <table:table-cell table:style-name="Table156.B2" office:value-type="string">
            <text:p text:style-name="P2"/>
          </table:table-cell>
        </table:table-row>
      </table:table>
      <text:p text:style-name="Text_20_body"><text:change-end text:change-id="ct96683984"/><text:change text:change-id="ct277722544"/><text:change-start text:change-id="ct96684088"/></text:p>
      <table:table table:name="Table157" table:style-name="Table157">
        <table:table-column table:style-name="Table157.A"/>
        <table:table-column table:style-name="Table157.B"/>
        <table:table-row table:style-name="Table157.1">
          <table:table-cell table:style-name="Table157.A1" table:number-columns-spanned="2" office:value-type="string">
            <text:p text:style-name="P2">[a_numeric] .e** [a_numeric]</text:p>
            <text:p text:style-name="Text_20_body">Routing:</text:p>
            <text:p text:style-name="P1">description</text:p>
          </table:table-cell>
          <table:covered-table-cell/>
        </table:table-row>
        <table:table-row table:style-name="Table157.1">
          <table:table-cell table:style-name="Table157.A2" office:value-type="string">
            <text:p text:style-name="P15">Code</text:p>
          </table:table-cell>
          <table:table-cell table:style-name="Table157.B2" office:value-type="string">
            <text:p text:style-name="P15">Result</text:p>
          </table:table-cell>
        </table:table-row>
        <table:table-row table:style-name="Table157.1">
          <table:table-cell table:style-name="Table157.A2" office:value-type="string">
            <text:p text:style-name="Snippet"/>
          </table:table-cell>
          <table:table-cell table:style-name="Table157.B2" office:value-type="string">
            <text:p text:style-name="P2"/>
          </table:table-cell>
        </table:table-row>
      </table:table>
      <text:p text:style-name="Text_20_body"><text:change-end text:change-id="ct96684088"/><text:change text:change-id="ct277722752"/><text:change-start text:change-id="ct96684192"/></text:p>
      <table:table table:name="Table158" table:style-name="Table158">
        <table:table-column table:style-name="Table158.A"/>
        <table:table-column table:style-name="Table158.B"/>
        <table:table-row table:style-name="Table158.1">
          <table:table-cell table:style-name="Table158.A1" table:number-columns-spanned="2" office:value-type="string">
            <text:p text:style-name="P2">[a_numeric] .emit []</text:p>
            <text:p text:style-name="Text_20_body">Routing:</text:p>
            <text:p text:style-name="P1">description</text:p>
          </table:table-cell>
          <table:covered-table-cell/>
        </table:table-row>
        <table:table-row table:style-name="Table158.1">
          <table:table-cell table:style-name="Table158.A2" office:value-type="string">
            <text:p text:style-name="P15">Code</text:p>
          </table:table-cell>
          <table:table-cell table:style-name="Table158.B2" office:value-type="string">
            <text:p text:style-name="P15">Result</text:p>
          </table:table-cell>
        </table:table-row>
        <table:table-row table:style-name="Table158.1">
          <table:table-cell table:style-name="Table158.A2" office:value-type="string">
            <text:p text:style-name="Snippet"/>
          </table:table-cell>
          <table:table-cell table:style-name="Table158.B2" office:value-type="string">
            <text:p text:style-name="P2"/>
          </table:table-cell>
        </table:table-row>
      </table:table>
      <text:p text:style-name="Text_20_body"><text:change-end text:change-id="ct96684192"/><text:change text:change-id="ct277721920"/><text:change text:change-id="ct277723064"/><text:change-start text:change-id="ct9668429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p text:style-name="P2">[a_numeric] .floor [a_numeric]</text:p>
            <text:p text:style-name="Text_20_body">Routing:</text:p>
            <text:p text:style-name="P1">description</text:p>
          </table:table-cell>
          <table:covered-table-cell/>
        </table:table-row>
        <table:table-row table:style-name="Table159.1">
          <table:table-cell table:style-name="Table159.A2" office:value-type="string">
            <text:p text:style-name="P15">Code</text:p>
          </table:table-cell>
          <table:table-cell table:style-name="Table159.B2" office:value-type="string">
            <text:p text:style-name="P15">Result</text:p>
          </table:table-cell>
        </table:table-row>
        <table:table-row table:style-name="Table159.1">
          <table:table-cell table:style-name="Table159.A2" office:value-type="string">
            <text:p text:style-name="Snippet"/>
          </table:table-cell>
          <table:table-cell table:style-name="Table159.B2" office:value-type="string">
            <text:p text:style-name="P2"/>
          </table:table-cell>
        </table:table-row>
      </table:table>
      <text:p text:style-name="Text_20_body"><text:change-end text:change-id="ct96684296"/><text:change text:change-id="ct277721504"/><text:change-start text:change-id="ct96684400"/></text:p>
      <table:table table:name="Table160" table:style-name="Table160">
        <table:table-column table:style-name="Table160.A"/>
        <table:table-column table:style-name="Table160.B"/>
        <table:table-row table:style-name="Table160.1">
          <table:table-cell table:style-name="Table160.A1" table:number-columns-spanned="2" office:value-type="string">
            <text:p text:style-name="P2">[a_numeric a_numeric] .hypot [a_numeric]</text:p>
            <text:p text:style-name="Text_20_body">Routing:</text:p>
            <text:p text:style-name="P1">description</text:p>
          </table:table-cell>
          <table:covered-table-cell/>
        </table:table-row>
        <table:table-row table:style-name="Table160.1">
          <table:table-cell table:style-name="Table160.A2" office:value-type="string">
            <text:p text:style-name="P15">Code</text:p>
          </table:table-cell>
          <table:table-cell table:style-name="Table160.B2" office:value-type="string">
            <text:p text:style-name="P15">Result</text:p>
          </table:table-cell>
        </table:table-row>
        <table:table-row table:style-name="Table160.1">
          <table:table-cell table:style-name="Table160.A2" office:value-type="string">
            <text:p text:style-name="Snippet"/>
          </table:table-cell>
          <table:table-cell table:style-name="Table160.B2" office:value-type="string">
            <text:p text:style-name="P2"/>
          </table:table-cell>
        </table:table-row>
      </table:table>
      <text:p text:style-name="Text_20_body"><text:change-end text:change-id="ct96684400"/><text:change text:change-id="ct277724000"/><text:change-start text:change-id="ct96684504"/></text:p>
      <table:table table:name="Table161" table:style-name="Table161">
        <table:table-column table:style-name="Table161.A"/>
        <table:table-column table:style-name="Table161.B"/>
        <table:table-row table:style-name="Table161.1">
          <table:table-cell table:style-name="Table161.A1" table:number-columns-spanned="2" office:value-type="string">
            <text:p text:style-name="P2">[a_numeric] .imaginary [a_numeric]</text:p>
            <text:p text:style-name="Text_20_body">Routing:</text:p>
            <text:p text:style-name="P1">description</text:p>
          </table:table-cell>
          <table:covered-table-cell/>
        </table:table-row>
        <table:table-row table:style-name="Table161.1">
          <table:table-cell table:style-name="Table161.A2" office:value-type="string">
            <text:p text:style-name="P15">Code</text:p>
          </table:table-cell>
          <table:table-cell table:style-name="Table161.B2" office:value-type="string">
            <text:p text:style-name="P15">Result</text:p>
          </table:table-cell>
        </table:table-row>
        <table:table-row table:style-name="Table161.1">
          <table:table-cell table:style-name="Table161.A2" office:value-type="string">
            <text:p text:style-name="Snippet"/>
          </table:table-cell>
          <table:table-cell table:style-name="Table161.B2" office:value-type="string">
            <text:p text:style-name="P2"/>
          </table:table-cell>
        </table:table-row>
      </table:table>
      <text:p text:style-name="Text_20_body"><text:change-end text:change-id="ct96684504"/><text:change text:change-id="ct277724312"/><text:change-start text:change-id="ct96684608"/></text:p>
      <table:table table:name="Table162" table:style-name="Table162">
        <table:table-column table:style-name="Table162.A"/>
        <table:table-column table:style-name="Table162.B"/>
        <table:table-row table:style-name="Table162.1">
          <table:table-cell table:style-name="Table162.A1" table:number-columns-spanned="2" office:value-type="string">
            <text:p text:style-name="P2">[a_numeric] .ln [a_numeric]</text:p>
            <text:p text:style-name="Text_20_body">Routing:</text:p>
            <text:p text:style-name="P1">description</text:p>
          </table:table-cell>
          <table:covered-table-cell/>
        </table:table-row>
        <table:table-row table:style-name="Table162.1">
          <table:table-cell table:style-name="Table162.A2" office:value-type="string">
            <text:p text:style-name="P15">Code</text:p>
          </table:table-cell>
          <table:table-cell table:style-name="Table162.B2" office:value-type="string">
            <text:p text:style-name="P15">Result</text:p>
          </table:table-cell>
        </table:table-row>
        <table:table-row table:style-name="Table162.1">
          <table:table-cell table:style-name="Table162.A2" office:value-type="string">
            <text:p text:style-name="Snippet"/>
          </table:table-cell>
          <table:table-cell table:style-name="Table162.B2" office:value-type="string">
            <text:p text:style-name="P2"/>
          </table:table-cell>
        </table:table-row>
      </table:table>
      <text:p text:style-name="Text_20_body"><text:change-end text:change-id="ct96684608"/><text:change text:change-id="ct277724416"/><text:change-start text:change-id="ct96684712"/></text:p>
      <table:table table:name="Table163" table:style-name="Table163">
        <table:table-column table:style-name="Table163.A"/>
        <table:table-column table:style-name="Table163.B"/>
        <table:table-row table:style-name="Table163.1">
          <table:table-cell table:style-name="Table163.A1" table:number-columns-spanned="2" office:value-type="string">
            <text:p text:style-name="P2">[a_numeric] .log10 [a_numeric]</text:p>
            <text:p text:style-name="Text_20_body">Routing:</text:p>
            <text:p text:style-name="P1">description</text:p>
          </table:table-cell>
          <table:covered-table-cell/>
        </table:table-row>
        <table:table-row table:style-name="Table163.1">
          <table:table-cell table:style-name="Table163.A2" office:value-type="string">
            <text:p text:style-name="P15">Code</text:p>
          </table:table-cell>
          <table:table-cell table:style-name="Table163.B2" office:value-type="string">
            <text:p text:style-name="P15">Result</text:p>
          </table:table-cell>
        </table:table-row>
        <table:table-row table:style-name="Table163.1">
          <table:table-cell table:style-name="Table163.A2" office:value-type="string">
            <text:p text:style-name="Snippet"/>
          </table:table-cell>
          <table:table-cell table:style-name="Table163.B2" office:value-type="string">
            <text:p text:style-name="P2"/>
          </table:table-cell>
        </table:table-row>
      </table:table>
      <text:p text:style-name="Text_20_body"><text:change-end text:change-id="ct96684712"/><text:change text:change-id="ct277724520"/><text:change-start text:change-id="ct96684816"/></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p text:style-name="P2">[a_numeric] .log2 [a_numeric]</text:p>
            <text:p text:style-name="Text_20_body">Routing:</text:p>
            <text:p text:style-name="P1">description</text:p>
          </table:table-cell>
          <table:covered-table-cell/>
        </table:table-row>
        <table:table-row table:style-name="Table164.1">
          <table:table-cell table:style-name="Table164.A2" office:value-type="string">
            <text:p text:style-name="P15">Code</text:p>
          </table:table-cell>
          <table:table-cell table:style-name="Table164.B2" office:value-type="string">
            <text:p text:style-name="P15">Result</text:p>
          </table:table-cell>
        </table:table-row>
        <table:table-row table:style-name="Table164.1">
          <table:table-cell table:style-name="Table164.A2" office:value-type="string">
            <text:p text:style-name="Snippet"/>
          </table:table-cell>
          <table:table-cell table:style-name="Table164.B2" office:value-type="string">
            <text:p text:style-name="P2"/>
          </table:table-cell>
        </table:table-row>
      </table:table>
      <text:p text:style-name="Text_20_body"><text:change-end text:change-id="ct96684816"/><text:change text:change-id="ct277716928"/><text:change-start text:change-id="ct96684920"/></text:p>
      <table:table table:name="Table165" table:style-name="Table165">
        <table:table-column table:style-name="Table165.A"/>
        <table:table-column table:style-name="Table165.B"/>
        <table:table-row table:style-name="Table165.1">
          <table:table-cell table:style-name="Table165.A1" table:number-columns-spanned="2" office:value-type="string">
            <text:p text:style-name="P2">[a_numeric] .magnitude [a_numeric]</text:p>
            <text:p text:style-name="Text_20_body">Routing:</text:p>
            <text:p text:style-name="P1">description</text:p>
          </table:table-cell>
          <table:covered-table-cell/>
        </table:table-row>
        <table:table-row table:style-name="Table165.1">
          <table:table-cell table:style-name="Table165.A2" office:value-type="string">
            <text:p text:style-name="P15">Code</text:p>
          </table:table-cell>
          <table:table-cell table:style-name="Table165.B2" office:value-type="string">
            <text:p text:style-name="P15">Result</text:p>
          </table:table-cell>
        </table:table-row>
        <table:table-row table:style-name="Table165.1">
          <table:table-cell table:style-name="Table165.A2" office:value-type="string">
            <text:p text:style-name="Snippet"/>
          </table:table-cell>
          <table:table-cell table:style-name="Table165.B2" office:value-type="string">
            <text:p text:style-name="P2"/>
          </table:table-cell>
        </table:table-row>
      </table:table>
      <text:p text:style-name="Text_20_body"><text:change-end text:change-id="ct96684920"/><text:change text:change-id="ct277723272"/><text:change-start text:change-id="ct96685024"/></text:p>
      <table:table table:name="Table166" table:style-name="Table166">
        <table:table-column table:style-name="Table166.A"/>
        <table:table-column table:style-name="Table166.B"/>
        <table:table-row table:style-name="Table166.1">
          <table:table-cell table:style-name="Table166.A1" table:number-columns-spanned="2" office:value-type="string">
            <text:p text:style-name="P2">[a_numeric] .numerator [a_numeric]</text:p>
            <text:p text:style-name="Text_20_body">Routing:</text:p>
            <text:p text:style-name="P1">description</text:p>
          </table:table-cell>
          <table:covered-table-cell/>
        </table:table-row>
        <table:table-row table:style-name="Table166.1">
          <table:table-cell table:style-name="Table166.A2" office:value-type="string">
            <text:p text:style-name="P15">Code</text:p>
          </table:table-cell>
          <table:table-cell table:style-name="Table166.B2" office:value-type="string">
            <text:p text:style-name="P15">Result</text:p>
          </table:table-cell>
        </table:table-row>
        <table:table-row table:style-name="Table166.1">
          <table:table-cell table:style-name="Table166.A2" office:value-type="string">
            <text:p text:style-name="Snippet"/>
          </table:table-cell>
          <table:table-cell table:style-name="Table166.B2" office:value-type="string">
            <text:p text:style-name="P2"/>
          </table:table-cell>
        </table:table-row>
      </table:table>
      <text:p text:style-name="Text_20_body"><text:change-end text:change-id="ct96685024"/><text:change text:change-id="ct277723376"/><text:change text:change-id="ct277718800"/><text:change-start text:change-id="ct96685128"/></text:p>
      <table:table table:name="Table167" table:style-name="Table167">
        <table:table-column table:style-name="Table167.A"/>
        <table:table-column table:style-name="Table167.B"/>
        <table:table-row table:style-name="Table167.1">
          <table:table-cell table:style-name="Table167.A1" table:number-columns-spanned="2" office:value-type="string">
            <text:p text:style-name="P2">[a_numeric a_numeric] .p2c [a_numeric a_numeric]</text:p>
            <text:p text:style-name="Text_20_body">Routing:</text:p>
            <text:p text:style-name="P1">description</text:p>
          </table:table-cell>
          <table:covered-table-cell/>
        </table:table-row>
        <table:table-row table:style-name="Table167.1">
          <table:table-cell table:style-name="Table167.A2" office:value-type="string">
            <text:p text:style-name="P15">Code</text:p>
          </table:table-cell>
          <table:table-cell table:style-name="Table167.B2" office:value-type="string">
            <text:p text:style-name="P15">Result</text:p>
          </table:table-cell>
        </table:table-row>
        <table:table-row table:style-name="Table167.1">
          <table:table-cell table:style-name="Table167.A2" office:value-type="string">
            <text:p text:style-name="Snippet"/>
          </table:table-cell>
          <table:table-cell table:style-name="Table167.B2" office:value-type="string">
            <text:p text:style-name="P2"/>
          </table:table-cell>
        </table:table-row>
      </table:table>
      <text:p text:style-name="Text_20_body"><text:change-end text:change-id="ct96685128"/><text:change text:change-id="ct277718072"/><text:change-start text:change-id="ct96685232"/></text:p>
      <table:table table:name="Table168" table:style-name="Table168">
        <table:table-column table:style-name="Table168.A"/>
        <table:table-column table:style-name="Table168.B"/>
        <table:table-row table:style-name="Table168.1">
          <table:table-cell table:style-name="Table168.A1" table:number-columns-spanned="2" office:value-type="string">
            <text:p text:style-name="P2">[a_numeric] .polar [a_numeric a_numeric]</text:p>
            <text:p text:style-name="Text_20_body">Routing:</text:p>
            <text:p text:style-name="P1">description</text:p>
          </table:table-cell>
          <table:covered-table-cell/>
        </table:table-row>
        <table:table-row table:style-name="Table168.1">
          <table:table-cell table:style-name="Table168.A2" office:value-type="string">
            <text:p text:style-name="P15">Code</text:p>
          </table:table-cell>
          <table:table-cell table:style-name="Table168.B2" office:value-type="string">
            <text:p text:style-name="P15">Result</text:p>
          </table:table-cell>
        </table:table-row>
        <table:table-row table:style-name="Table168.1">
          <table:table-cell table:style-name="Table168.A2" office:value-type="string">
            <text:p text:style-name="Snippet"/>
          </table:table-cell>
          <table:table-cell table:style-name="Table168.B2" office:value-type="string">
            <text:p text:style-name="P2"/>
          </table:table-cell>
        </table:table-row>
      </table:table>
      <text:p text:style-name="Text_20_body"><text:change-end text:change-id="ct96685232"/><text:change text:change-id="ct277722856"/><text:change-start text:change-id="ct9675492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p text:style-name="P2">[a_numeric] .r2d [a_numeric]</text:p>
            <text:p text:style-name="Text_20_body">Routing:</text:p>
            <text:p text:style-name="P1">description</text:p>
          </table:table-cell>
          <table:covered-table-cell/>
        </table:table-row>
        <table:table-row table:style-name="Table169.1">
          <table:table-cell table:style-name="Table169.A2" office:value-type="string">
            <text:p text:style-name="P15">Code</text:p>
          </table:table-cell>
          <table:table-cell table:style-name="Table169.B2" office:value-type="string">
            <text:p text:style-name="P15">Result</text:p>
          </table:table-cell>
        </table:table-row>
        <table:table-row table:style-name="Table169.1">
          <table:table-cell table:style-name="Table169.A2" office:value-type="string">
            <text:p text:style-name="Snippet"/>
          </table:table-cell>
          <table:table-cell table:style-name="Table169.B2" office:value-type="string">
            <text:p text:style-name="P2"/>
          </table:table-cell>
        </table:table-row>
      </table:table>
      <text:p text:style-name="Text_20_body"><text:change-end text:change-id="ct96754920"/><text:change text:change-id="ct277719112"/><text:change-start text:change-id="ct96755024"/></text:p>
      <table:table table:name="Table170" table:style-name="Table170">
        <table:table-column table:style-name="Table170.A"/>
        <table:table-column table:style-name="Table170.B"/>
        <table:table-row table:style-name="Table170.1">
          <table:table-cell table:style-name="Table170.A1" table:number-columns-spanned="2" office:value-type="string">
            <text:p text:style-name="P2">[a_numeric] .real [a_numeric]</text:p>
            <text:p text:style-name="Text_20_body">Routing:</text:p>
            <text:p text:style-name="P1">description</text:p>
          </table:table-cell>
          <table:covered-table-cell/>
        </table:table-row>
        <table:table-row table:style-name="Table170.1">
          <table:table-cell table:style-name="Table170.A2" office:value-type="string">
            <text:p text:style-name="P15">Code</text:p>
          </table:table-cell>
          <table:table-cell table:style-name="Table170.B2" office:value-type="string">
            <text:p text:style-name="P15">Result</text:p>
          </table:table-cell>
        </table:table-row>
        <table:table-row table:style-name="Table170.1">
          <table:table-cell table:style-name="Table170.A2" office:value-type="string">
            <text:p text:style-name="Snippet"/>
          </table:table-cell>
          <table:table-cell table:style-name="Table170.B2" office:value-type="string">
            <text:p text:style-name="P2"/>
          </table:table-cell>
        </table:table-row>
      </table:table>
      <text:p text:style-name="Text_20_body"><text:change-end text:change-id="ct96755024"/><text:change text:change-id="ct277724728"/><text:change-start text:change-id="ct96755128"/></text:p>
      <table:table table:name="Table171" table:style-name="Table171">
        <table:table-column table:style-name="Table171.A"/>
        <table:table-column table:style-name="Table171.B"/>
        <table:table-row table:style-name="Table171.1">
          <table:table-cell table:style-name="Table171.A1" table:number-columns-spanned="2" office:value-type="string">
            <text:p text:style-name="P2">[a_numeric] .round [a_numeric] (h3)</text:p>
            <text:p text:style-name="Text_20_body">Routing:</text:p>
            <text:p text:style-name="P1">description</text:p>
          </table:table-cell>
          <table:covered-table-cell/>
        </table:table-row>
        <table:table-row table:style-name="Table171.1">
          <table:table-cell table:style-name="Table171.A2" office:value-type="string">
            <text:p text:style-name="P15">Code</text:p>
          </table:table-cell>
          <table:table-cell table:style-name="Table171.B2" office:value-type="string">
            <text:p text:style-name="P15">Result</text:p>
          </table:table-cell>
        </table:table-row>
        <table:table-row table:style-name="Table171.1">
          <table:table-cell table:style-name="Table171.A2" office:value-type="string">
            <text:p text:style-name="Snippet"/>
          </table:table-cell>
          <table:table-cell table:style-name="Table171.B2" office:value-type="string">
            <text:p text:style-name="P2"/>
          </table:table-cell>
        </table:table-row>
      </table:table>
      <text:p text:style-name="Text_20_body"><text:change-end text:change-id="ct96755128"/><text:change text:change-id="ct277718176"/><text:change-start text:change-id="ct96755232"/></text:p>
      <table:table table:name="Table172" table:style-name="Table172">
        <table:table-column table:style-name="Table172.A"/>
        <table:table-column table:style-name="Table172.B"/>
        <table:table-row table:style-name="Table172.1">
          <table:table-cell table:style-name="Table172.A1" table:number-columns-spanned="2" office:value-type="string">
            <text:p text:style-name="P2">[a_numeric] .sin [a_numeric]</text:p>
            <text:p text:style-name="Text_20_body">Routing:</text:p>
            <text:p text:style-name="P1">description</text:p>
          </table:table-cell>
          <table:covered-table-cell/>
        </table:table-row>
        <table:table-row table:style-name="Table172.1">
          <table:table-cell table:style-name="Table172.A2" office:value-type="string">
            <text:p text:style-name="P15">Code</text:p>
          </table:table-cell>
          <table:table-cell table:style-name="Table172.B2" office:value-type="string">
            <text:p text:style-name="P15">Result</text:p>
          </table:table-cell>
        </table:table-row>
        <table:table-row table:style-name="Table172.1">
          <table:table-cell table:style-name="Table172.A2" office:value-type="string">
            <text:p text:style-name="Snippet"/>
          </table:table-cell>
          <table:table-cell table:style-name="Table172.B2" office:value-type="string">
            <text:p text:style-name="P2"/>
          </table:table-cell>
        </table:table-row>
      </table:table>
      <text:p text:style-name="Text_20_body"><text:change-end text:change-id="ct96755232"/><text:change text:change-id="ct277719528"/><text:change-start text:change-id="ct96755336"/></text:p>
      <table:table table:name="Table173" table:style-name="Table173">
        <table:table-column table:style-name="Table173.A"/>
        <table:table-column table:style-name="Table173.B"/>
        <table:table-row table:style-name="Table173.1">
          <table:table-cell table:style-name="Table173.A1" table:number-columns-spanned="2" office:value-type="string">
            <text:p text:style-name="P2">[a_numeric] .sinh [a_numeric]</text:p>
            <text:p text:style-name="Text_20_body">Routing:</text:p>
            <text:p text:style-name="P1">description</text:p>
          </table:table-cell>
          <table:covered-table-cell/>
        </table:table-row>
        <table:table-row table:style-name="Table173.1">
          <table:table-cell table:style-name="Table173.A2" office:value-type="string">
            <text:p text:style-name="P15">Code</text:p>
          </table:table-cell>
          <table:table-cell table:style-name="Table173.B2" office:value-type="string">
            <text:p text:style-name="P15">Result</text:p>
          </table:table-cell>
        </table:table-row>
        <table:table-row table:style-name="Table173.1">
          <table:table-cell table:style-name="Table173.A2" office:value-type="string">
            <text:p text:style-name="Snippet"/>
          </table:table-cell>
          <table:table-cell table:style-name="Table173.B2" office:value-type="string">
            <text:p text:style-name="P2"/>
          </table:table-cell>
        </table:table-row>
      </table:table>
      <text:p text:style-name="Text_20_body"><text:change-end text:change-id="ct96755336"/><text:change text:change-id="ct277725144"/><text:change-start text:change-id="ct96755440"/></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p text:style-name="P2">[a_numeric] .sleep []</text:p>
            <text:p text:style-name="Text_20_body">Routing:</text:p>
            <text:p text:style-name="P1">description</text:p>
          </table:table-cell>
          <table:covered-table-cell/>
        </table:table-row>
        <table:table-row table:style-name="Table174.1">
          <table:table-cell table:style-name="Table174.A2" office:value-type="string">
            <text:p text:style-name="P15">Code</text:p>
          </table:table-cell>
          <table:table-cell table:style-name="Table174.B2" office:value-type="string">
            <text:p text:style-name="P15">Result</text:p>
          </table:table-cell>
        </table:table-row>
        <table:table-row table:style-name="Table174.1">
          <table:table-cell table:style-name="Table174.A2" office:value-type="string">
            <text:p text:style-name="Snippet"/>
          </table:table-cell>
          <table:table-cell table:style-name="Table174.B2" office:value-type="string">
            <text:p text:style-name="P2"/>
          </table:table-cell>
        </table:table-row>
      </table:table>
      <text:p text:style-name="Text_20_body"><text:change-end text:change-id="ct96755440"/><text:change text:change-id="ct277724936"/><text:change-start text:change-id="ct96755544"/></text:p>
      <table:table table:name="Table175" table:style-name="Table175">
        <table:table-column table:style-name="Table175.A"/>
        <table:table-column table:style-name="Table175.B"/>
        <table:table-row table:style-name="Table175.1">
          <table:table-cell table:style-name="Table175.A1" table:number-columns-spanned="2" office:value-type="string">
            <text:p text:style-name="P2">[a_numeric] .sqr [a_numeric]</text:p>
            <text:p text:style-name="Text_20_body">Routing:</text:p>
            <text:p text:style-name="P1">description</text:p>
          </table:table-cell>
          <table:covered-table-cell/>
        </table:table-row>
        <table:table-row table:style-name="Table175.1">
          <table:table-cell table:style-name="Table175.A2" office:value-type="string">
            <text:p text:style-name="P15">Code</text:p>
          </table:table-cell>
          <table:table-cell table:style-name="Table175.B2" office:value-type="string">
            <text:p text:style-name="P15">Result</text:p>
          </table:table-cell>
        </table:table-row>
        <table:table-row table:style-name="Table175.1">
          <table:table-cell table:style-name="Table175.A2" office:value-type="string">
            <text:p text:style-name="Snippet"/>
          </table:table-cell>
          <table:table-cell table:style-name="Table175.B2" office:value-type="string">
            <text:p text:style-name="P2"/>
          </table:table-cell>
        </table:table-row>
      </table:table>
      <text:p text:style-name="Text_20_body"><text:change-end text:change-id="ct96755544"/><text:change text:change-id="ct277725248"/><text:change-start text:change-id="ct96755648"/></text:p>
      <table:table table:name="Table176" table:style-name="Table176">
        <table:table-column table:style-name="Table176.A"/>
        <table:table-column table:style-name="Table176.B"/>
        <table:table-row table:style-name="Table176.1">
          <table:table-cell table:style-name="Table176.A1" table:number-columns-spanned="2" office:value-type="string">
            <text:p text:style-name="P2">[a_numeric] .sqrt [a_numeric]</text:p>
            <text:p text:style-name="Text_20_body">Routing:</text:p>
            <text:p text:style-name="P1">description</text:p>
          </table:table-cell>
          <table:covered-table-cell/>
        </table:table-row>
        <table:table-row table:style-name="Table176.1">
          <table:table-cell table:style-name="Table176.A2" office:value-type="string">
            <text:p text:style-name="P15">Code</text:p>
          </table:table-cell>
          <table:table-cell table:style-name="Table176.B2" office:value-type="string">
            <text:p text:style-name="P15">Result</text:p>
          </table:table-cell>
        </table:table-row>
        <table:table-row table:style-name="Table176.1">
          <table:table-cell table:style-name="Table176.A2" office:value-type="string">
            <text:p text:style-name="Snippet"/>
          </table:table-cell>
          <table:table-cell table:style-name="Table176.B2" office:value-type="string">
            <text:p text:style-name="P2"/>
          </table:table-cell>
        </table:table-row>
      </table:table>
      <text:p text:style-name="Text_20_body"><text:change-end text:change-id="ct96755648"/><text:change text:change-id="ct277723688"/><text:change-start text:change-id="ct96755752"/></text:p>
      <table:table table:name="Table177" table:style-name="Table177">
        <table:table-column table:style-name="Table177.A"/>
        <table:table-column table:style-name="Table177.B"/>
        <table:table-row table:style-name="Table177.1">
          <table:table-cell table:style-name="Table177.A1" table:number-columns-spanned="2" office:value-type="string">
            <text:p text:style-name="P2">[a_numeric] .tan [a_numeric]</text:p>
            <text:p text:style-name="Text_20_body">Routing:</text:p>
            <text:p text:style-name="P1">description</text:p>
          </table:table-cell>
          <table:covered-table-cell/>
        </table:table-row>
        <table:table-row table:style-name="Table177.1">
          <table:table-cell table:style-name="Table177.A2" office:value-type="string">
            <text:p text:style-name="P15">Code</text:p>
          </table:table-cell>
          <table:table-cell table:style-name="Table177.B2" office:value-type="string">
            <text:p text:style-name="P15">Result</text:p>
          </table:table-cell>
        </table:table-row>
        <table:table-row table:style-name="Table177.1">
          <table:table-cell table:style-name="Table177.A2" office:value-type="string">
            <text:p text:style-name="Snippet"/>
          </table:table-cell>
          <table:table-cell table:style-name="Table177.B2" office:value-type="string">
            <text:p text:style-name="P2"/>
          </table:table-cell>
        </table:table-row>
      </table:table>
      <text:p text:style-name="Text_20_body"><text:change-end text:change-id="ct96755752"/><text:change text:change-id="ct277725872"/><text:change-start text:change-id="ct96755856"/></text:p>
      <table:table table:name="Table178" table:style-name="Table178">
        <table:table-column table:style-name="Table178.A"/>
        <table:table-column table:style-name="Table178.B"/>
        <table:table-row table:style-name="Table178.1">
          <table:table-cell table:style-name="Table178.A1" table:number-columns-spanned="2" office:value-type="string">
            <text:p text:style-name="P2">[a_numeric] .tanh [a_numeric]</text:p>
            <text:p text:style-name="Text_20_body">Routing:</text:p>
            <text:p text:style-name="P1">description</text:p>
          </table:table-cell>
          <table:covered-table-cell/>
        </table:table-row>
        <table:table-row table:style-name="Table178.1">
          <table:table-cell table:style-name="Table178.A2" office:value-type="string">
            <text:p text:style-name="P15">Code</text:p>
          </table:table-cell>
          <table:table-cell table:style-name="Table178.B2" office:value-type="string">
            <text:p text:style-name="P15">Result</text:p>
          </table:table-cell>
        </table:table-row>
        <table:table-row table:style-name="Table178.1">
          <table:table-cell table:style-name="Table178.A2" office:value-type="string">
            <text:p text:style-name="Snippet"/>
          </table:table-cell>
          <table:table-cell table:style-name="Table178.B2" office:value-type="string">
            <text:p text:style-name="P2"/>
          </table:table-cell>
        </table:table-row>
      </table:table>
      <text:p text:style-name="Text_20_body"><text:change-end text:change-id="ct96755856"/><text:change text:change-id="ct277723792"/><text:change-start text:change-id="ct96755960"/></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p text:style-name="P2">[a_numeric a_numeric] / [a_numeric]</text:p>
            <text:p text:style-name="Text_20_body">Routing:</text:p>
            <text:p text:style-name="P1">description</text:p>
          </table:table-cell>
          <table:covered-table-cell/>
        </table:table-row>
        <table:table-row table:style-name="Table179.1">
          <table:table-cell table:style-name="Table179.A2" office:value-type="string">
            <text:p text:style-name="P15">Code</text:p>
          </table:table-cell>
          <table:table-cell table:style-name="Table179.B2" office:value-type="string">
            <text:p text:style-name="P15">Result</text:p>
          </table:table-cell>
        </table:table-row>
        <table:table-row table:style-name="Table179.1">
          <table:table-cell table:style-name="Table179.A2" office:value-type="string">
            <text:p text:style-name="Snippet"/>
          </table:table-cell>
          <table:table-cell table:style-name="Table179.B2" office:value-type="string">
            <text:p text:style-name="P2"/>
          </table:table-cell>
        </table:table-row>
      </table:table>
      <text:p text:style-name="Text_20_body"><text:change-end text:change-id="ct96755960"/><text:change text:change-id="ct277722024"/><text:change-start text:change-id="ct96756064"/></text:p>
      <table:table table:name="Table180" table:style-name="Table180">
        <table:table-column table:style-name="Table180.A"/>
        <table:table-column table:style-name="Table180.B"/>
        <table:table-row table:style-name="Table180.1">
          <table:table-cell table:style-name="Table180.A1" table:number-columns-spanned="2" office:value-type="string">
            <text:p text:style-name="P2">[a_numeric] 0&lt; [a_boolean]</text:p>
            <text:p text:style-name="Text_20_body">Routing:</text:p>
            <text:p text:style-name="P1">description</text:p>
          </table:table-cell>
          <table:covered-table-cell/>
        </table:table-row>
        <table:table-row table:style-name="Table180.1">
          <table:table-cell table:style-name="Table180.A2" office:value-type="string">
            <text:p text:style-name="P15">Code</text:p>
          </table:table-cell>
          <table:table-cell table:style-name="Table180.B2" office:value-type="string">
            <text:p text:style-name="P15">Result</text:p>
          </table:table-cell>
        </table:table-row>
        <table:table-row table:style-name="Table180.1">
          <table:table-cell table:style-name="Table180.A2" office:value-type="string">
            <text:p text:style-name="Snippet"/>
          </table:table-cell>
          <table:table-cell table:style-name="Table180.B2" office:value-type="string">
            <text:p text:style-name="P2"/>
          </table:table-cell>
        </table:table-row>
      </table:table>
      <text:p text:style-name="Text_20_body"><text:change-end text:change-id="ct96756064"/><text:change text:change-id="ct277722648"/><text:change-start text:change-id="ct96756168"/></text:p>
      <table:table table:name="Table181" table:style-name="Table181">
        <table:table-column table:style-name="Table181.A"/>
        <table:table-column table:style-name="Table181.B"/>
        <table:table-row table:style-name="Table181.1">
          <table:table-cell table:style-name="Table181.A1" table:number-columns-spanned="2" office:value-type="string">
            <text:p text:style-name="P2">[a_numeric] 0&lt;= [a_boolean]</text:p>
            <text:p text:style-name="Text_20_body">Routing:</text:p>
            <text:p text:style-name="P1">description</text:p>
          </table:table-cell>
          <table:covered-table-cell/>
        </table:table-row>
        <table:table-row table:style-name="Table181.1">
          <table:table-cell table:style-name="Table181.A2" office:value-type="string">
            <text:p text:style-name="P15">Code</text:p>
          </table:table-cell>
          <table:table-cell table:style-name="Table181.B2" office:value-type="string">
            <text:p text:style-name="P15">Result</text:p>
          </table:table-cell>
        </table:table-row>
        <table:table-row table:style-name="Table181.1">
          <table:table-cell table:style-name="Table181.A2" office:value-type="string">
            <text:p text:style-name="Snippet"/>
          </table:table-cell>
          <table:table-cell table:style-name="Table181.B2" office:value-type="string">
            <text:p text:style-name="P2"/>
          </table:table-cell>
        </table:table-row>
      </table:table>
      <text:p text:style-name="Text_20_body"><text:change-end text:change-id="ct96756168"/><text:change text:change-id="ct277722232"/><text:change-start text:change-id="ct96756272"/></text:p>
      <table:table table:name="Table182" table:style-name="Table182">
        <table:table-column table:style-name="Table182.A"/>
        <table:table-column table:style-name="Table182.B"/>
        <table:table-row table:style-name="Table182.1">
          <table:table-cell table:style-name="Table182.A1" table:number-columns-spanned="2" office:value-type="string">
            <text:p text:style-name="P2">[a_numeric] 0&lt;=&gt; [a_boolean]</text:p>
            <text:p text:style-name="Text_20_body">Routing:</text:p>
            <text:p text:style-name="P1">description</text:p>
          </table:table-cell>
          <table:covered-table-cell/>
        </table:table-row>
        <table:table-row table:style-name="Table182.1">
          <table:table-cell table:style-name="Table182.A2" office:value-type="string">
            <text:p text:style-name="P15">Code</text:p>
          </table:table-cell>
          <table:table-cell table:style-name="Table182.B2" office:value-type="string">
            <text:p text:style-name="P15">Result</text:p>
          </table:table-cell>
        </table:table-row>
        <table:table-row table:style-name="Table182.1">
          <table:table-cell table:style-name="Table182.A2" office:value-type="string">
            <text:p text:style-name="Snippet"/>
          </table:table-cell>
          <table:table-cell table:style-name="Table182.B2" office:value-type="string">
            <text:p text:style-name="P2"/>
          </table:table-cell>
        </table:table-row>
      </table:table>
      <text:p text:style-name="Text_20_body"><text:change-end text:change-id="ct96756272"/><text:change text:change-id="ct277721816"/><text:change text:change-id="ct277726392"/><text:change-start text:change-id="ct96756376"/></text:p>
      <table:table table:name="Table183" table:style-name="Table183">
        <table:table-column table:style-name="Table183.A"/>
        <table:table-column table:style-name="Table183.B"/>
        <table:table-row table:style-name="Table183.1">
          <table:table-cell table:style-name="Table183.A1" table:number-columns-spanned="2" office:value-type="string">
            <text:p text:style-name="P2">[a_numeric] 0&lt;&gt; [a_boolean]</text:p>
            <text:p text:style-name="Text_20_body">Routing:</text:p>
            <text:p text:style-name="P1">description</text:p>
          </table:table-cell>
          <table:covered-table-cell/>
        </table:table-row>
        <table:table-row table:style-name="Table183.1">
          <table:table-cell table:style-name="Table183.A2" office:value-type="string">
            <text:p text:style-name="P15">Code</text:p>
          </table:table-cell>
          <table:table-cell table:style-name="Table183.B2" office:value-type="string">
            <text:p text:style-name="P15">Result</text:p>
          </table:table-cell>
        </table:table-row>
        <table:table-row table:style-name="Table183.1">
          <table:table-cell table:style-name="Table183.A2" office:value-type="string">
            <text:p text:style-name="Snippet"/>
          </table:table-cell>
          <table:table-cell table:style-name="Table183.B2" office:value-type="string">
            <text:p text:style-name="P2"/>
          </table:table-cell>
        </table:table-row>
      </table:table>
      <text:p text:style-name="Text_20_body"><text:change-end text:change-id="ct96756376"/><text:change text:change-id="ct277720360"/><text:change-start text:change-id="ct96756480"/></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p text:style-name="P2">[a_numeric] 0= [a_boolean]</text:p>
            <text:p text:style-name="Text_20_body">Routing:</text:p>
            <text:p text:style-name="P1">description</text:p>
          </table:table-cell>
          <table:covered-table-cell/>
        </table:table-row>
        <table:table-row table:style-name="Table184.1">
          <table:table-cell table:style-name="Table184.A2" office:value-type="string">
            <text:p text:style-name="P15">Code</text:p>
          </table:table-cell>
          <table:table-cell table:style-name="Table184.B2" office:value-type="string">
            <text:p text:style-name="P15">Result</text:p>
          </table:table-cell>
        </table:table-row>
        <table:table-row table:style-name="Table184.1">
          <table:table-cell table:style-name="Table184.A2" office:value-type="string">
            <text:p text:style-name="Snippet"/>
          </table:table-cell>
          <table:table-cell table:style-name="Table184.B2" office:value-type="string">
            <text:p text:style-name="P2"/>
          </table:table-cell>
        </table:table-row>
      </table:table>
      <text:p text:style-name="Text_20_body"><text:change-end text:change-id="ct96756480"/><text:change text:change-id="ct277726288"/><text:change-start text:change-id="ct96756584"/></text:p>
      <table:table table:name="Table185" table:style-name="Table185">
        <table:table-column table:style-name="Table185.A"/>
        <table:table-column table:style-name="Table185.B"/>
        <table:table-row table:style-name="Table185.1">
          <table:table-cell table:style-name="Table185.A1" table:number-columns-spanned="2" office:value-type="string">
            <text:p text:style-name="P2">[a_numeric] 0&gt; [a_boolean]</text:p>
            <text:p text:style-name="Text_20_body">Routing:</text:p>
            <text:p text:style-name="P1">description</text:p>
          </table:table-cell>
          <table:covered-table-cell/>
        </table:table-row>
        <table:table-row table:style-name="Table185.1">
          <table:table-cell table:style-name="Table185.A2" office:value-type="string">
            <text:p text:style-name="P15">Code</text:p>
          </table:table-cell>
          <table:table-cell table:style-name="Table185.B2" office:value-type="string">
            <text:p text:style-name="P15">Result</text:p>
          </table:table-cell>
        </table:table-row>
        <table:table-row table:style-name="Table185.1">
          <table:table-cell table:style-name="Table185.A2" office:value-type="string">
            <text:p text:style-name="Snippet"/>
          </table:table-cell>
          <table:table-cell table:style-name="Table185.B2" office:value-type="string">
            <text:p text:style-name="P2"/>
          </table:table-cell>
        </table:table-row>
      </table:table>
      <text:p text:style-name="Text_20_body"><text:change-end text:change-id="ct96756584"/><text:change text:change-id="ct277722336"/><text:change-start text:change-id="ct96756688"/></text:p>
      <table:table table:name="Table186" table:style-name="Table186">
        <table:table-column table:style-name="Table186.A"/>
        <table:table-column table:style-name="Table186.B"/>
        <table:table-row table:style-name="Table186.1">
          <table:table-cell table:style-name="Table186.A1" table:number-columns-spanned="2" office:value-type="string">
            <text:p text:style-name="P2">[a_numeric] 0&gt;= [a_boolean]</text:p>
            <text:p text:style-name="Text_20_body">Routing:</text:p>
            <text:p text:style-name="P1">description</text:p>
          </table:table-cell>
          <table:covered-table-cell/>
        </table:table-row>
        <table:table-row table:style-name="Table186.1">
          <table:table-cell table:style-name="Table186.A2" office:value-type="string">
            <text:p text:style-name="P15">Code</text:p>
          </table:table-cell>
          <table:table-cell table:style-name="Table186.B2" office:value-type="string">
            <text:p text:style-name="P15">Result</text:p>
          </table:table-cell>
        </table:table-row>
        <table:table-row table:style-name="Table186.1">
          <table:table-cell table:style-name="Table186.A2" office:value-type="string">
            <text:p text:style-name="Snippet"/>
          </table:table-cell>
          <table:table-cell table:style-name="Table186.B2" office:value-type="string">
            <text:p text:style-name="P2"/>
          </table:table-cell>
        </table:table-row>
      </table:table>
      <text:p text:style-name="Text_20_body"><text:change-end text:change-id="ct96756688"/><text:change text:change-id="ct277723896"/><text:change-start text:change-id="ct96756792"/></text:p>
      <table:table table:name="Table187" table:style-name="Table187">
        <table:table-column table:style-name="Table187.A"/>
        <table:table-column table:style-name="Table187.B"/>
        <table:table-row table:style-name="Table187.1">
          <table:table-cell table:style-name="Table187.A1" table:number-columns-spanned="2" office:value-type="string">
            <text:p text:style-name="P2">[a_numeric] 1+ [a_numeric]</text:p>
            <text:p text:style-name="Text_20_body">Routing:</text:p>
            <text:p text:style-name="P1">description</text:p>
          </table:table-cell>
          <table:covered-table-cell/>
        </table:table-row>
        <table:table-row table:style-name="Table187.1">
          <table:table-cell table:style-name="Table187.A2" office:value-type="string">
            <text:p text:style-name="P15">Code</text:p>
          </table:table-cell>
          <table:table-cell table:style-name="Table187.B2" office:value-type="string">
            <text:p text:style-name="P15">Result</text:p>
          </table:table-cell>
        </table:table-row>
        <table:table-row table:style-name="Table187.1">
          <table:table-cell table:style-name="Table187.A2" office:value-type="string">
            <text:p text:style-name="Snippet"/>
          </table:table-cell>
          <table:table-cell table:style-name="Table187.B2" office:value-type="string">
            <text:p text:style-name="P2"/>
          </table:table-cell>
        </table:table-row>
      </table:table>
      <text:p text:style-name="Text_20_body"><text:change-end text:change-id="ct96756792"/><text:change text:change-id="ct277727120"/><text:change-start text:change-id="ct96756896"/></text:p>
      <table:table table:name="Table188" table:style-name="Table188">
        <table:table-column table:style-name="Table188.A"/>
        <table:table-column table:style-name="Table188.B"/>
        <table:table-row table:style-name="Table188.1">
          <table:table-cell table:style-name="Table188.A1" table:number-columns-spanned="2" office:value-type="string">
            <text:p text:style-name="P2">[a_numeric] 1- [a_numeric]</text:p>
            <text:p text:style-name="Text_20_body">Routing:</text:p>
            <text:p text:style-name="P1">description</text:p>
          </table:table-cell>
          <table:covered-table-cell/>
        </table:table-row>
        <table:table-row table:style-name="Table188.1">
          <table:table-cell table:style-name="Table188.A2" office:value-type="string">
            <text:p text:style-name="P15">Code</text:p>
          </table:table-cell>
          <table:table-cell table:style-name="Table188.B2" office:value-type="string">
            <text:p text:style-name="P15">Result</text:p>
          </table:table-cell>
        </table:table-row>
        <table:table-row table:style-name="Table188.1">
          <table:table-cell table:style-name="Table188.A2" office:value-type="string">
            <text:p text:style-name="Snippet"/>
          </table:table-cell>
          <table:table-cell table:style-name="Table188.B2" office:value-type="string">
            <text:p text:style-name="P2"/>
          </table:table-cell>
        </table:table-row>
      </table:table>
      <text:p text:style-name="Text_20_body"><text:change-end text:change-id="ct96756896"/><text:change text:change-id="ct277726704"/><text:change-start text:change-id="ct96757000"/></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p text:style-name="P2">[a_numeric] 2* [a_numeric]</text:p>
            <text:p text:style-name="Text_20_body">Routing:</text:p>
            <text:p text:style-name="P1">description</text:p>
          </table:table-cell>
          <table:covered-table-cell/>
        </table:table-row>
        <table:table-row table:style-name="Table189.1">
          <table:table-cell table:style-name="Table189.A2" office:value-type="string">
            <text:p text:style-name="P15">Code</text:p>
          </table:table-cell>
          <table:table-cell table:style-name="Table189.B2" office:value-type="string">
            <text:p text:style-name="P15">Result</text:p>
          </table:table-cell>
        </table:table-row>
        <table:table-row table:style-name="Table189.1">
          <table:table-cell table:style-name="Table189.A2" office:value-type="string">
            <text:p text:style-name="Snippet"/>
          </table:table-cell>
          <table:table-cell table:style-name="Table189.B2" office:value-type="string">
            <text:p text:style-name="P2"/>
          </table:table-cell>
        </table:table-row>
      </table:table>
      <text:p text:style-name="Text_20_body"><text:change-end text:change-id="ct96757000"/><text:change text:change-id="ct277722440"/><text:change-start text:change-id="ct96757104"/></text:p>
      <table:table table:name="Table190" table:style-name="Table190">
        <table:table-column table:style-name="Table190.A"/>
        <table:table-column table:style-name="Table190.B"/>
        <table:table-row table:style-name="Table190.1">
          <table:table-cell table:style-name="Table190.A1" table:number-columns-spanned="2" office:value-type="string">
            <text:p text:style-name="P2">[a_numeric] 2+ [a_numeric]</text:p>
            <text:p text:style-name="Text_20_body">Routing:</text:p>
            <text:p text:style-name="P1">description</text:p>
          </table:table-cell>
          <table:covered-table-cell/>
        </table:table-row>
        <table:table-row table:style-name="Table190.1">
          <table:table-cell table:style-name="Table190.A2" office:value-type="string">
            <text:p text:style-name="P15">Code</text:p>
          </table:table-cell>
          <table:table-cell table:style-name="Table190.B2" office:value-type="string">
            <text:p text:style-name="P15">Result</text:p>
          </table:table-cell>
        </table:table-row>
        <table:table-row table:style-name="Table190.1">
          <table:table-cell table:style-name="Table190.A2" office:value-type="string">
            <text:p text:style-name="Snippet"/>
          </table:table-cell>
          <table:table-cell table:style-name="Table190.B2" office:value-type="string">
            <text:p text:style-name="P2"/>
          </table:table-cell>
        </table:table-row>
      </table:table>
      <text:p text:style-name="Text_20_body"><text:change-end text:change-id="ct96757104"/><text:change text:change-id="ct277727016"/><text:change-start text:change-id="ct96757208"/></text:p>
      <table:table table:name="Table191" table:style-name="Table191">
        <table:table-column table:style-name="Table191.A"/>
        <table:table-column table:style-name="Table191.B"/>
        <table:table-row table:style-name="Table191.1">
          <table:table-cell table:style-name="Table191.A1" table:number-columns-spanned="2" office:value-type="string">
            <text:p text:style-name="P2">[a_numeric] 2- [a_numeric]</text:p>
            <text:p text:style-name="Text_20_body">Routing:</text:p>
            <text:p text:style-name="P1">description</text:p>
          </table:table-cell>
          <table:covered-table-cell/>
        </table:table-row>
        <table:table-row table:style-name="Table191.1">
          <table:table-cell table:style-name="Table191.A2" office:value-type="string">
            <text:p text:style-name="P15">Code</text:p>
          </table:table-cell>
          <table:table-cell table:style-name="Table191.B2" office:value-type="string">
            <text:p text:style-name="P15">Result</text:p>
          </table:table-cell>
        </table:table-row>
        <table:table-row table:style-name="Table191.1">
          <table:table-cell table:style-name="Table191.A2" office:value-type="string">
            <text:p text:style-name="Snippet"/>
          </table:table-cell>
          <table:table-cell table:style-name="Table191.B2" office:value-type="string">
            <text:p text:style-name="P2"/>
          </table:table-cell>
        </table:table-row>
      </table:table>
      <text:p text:style-name="Text_20_body"><text:change-end text:change-id="ct96757208"/><text:change text:change-id="ct277726912"/><text:change-start text:change-id="ct96757312"/></text:p>
      <table:table table:name="Table192" table:style-name="Table192">
        <table:table-column table:style-name="Table192.A"/>
        <table:table-column table:style-name="Table192.B"/>
        <table:table-row table:style-name="Table192.1">
          <table:table-cell table:style-name="Table192.A1" table:number-columns-spanned="2" office:value-type="string">
            <text:p text:style-name="P2">[a_numeric] 2/ [a_numeric]</text:p>
            <text:p text:style-name="Text_20_body">Routing:</text:p>
            <text:p text:style-name="P1">description</text:p>
          </table:table-cell>
          <table:covered-table-cell/>
        </table:table-row>
        <table:table-row table:style-name="Table192.1">
          <table:table-cell table:style-name="Table192.A2" office:value-type="string">
            <text:p text:style-name="P15">Code</text:p>
          </table:table-cell>
          <table:table-cell table:style-name="Table192.B2" office:value-type="string">
            <text:p text:style-name="P15">Result</text:p>
          </table:table-cell>
        </table:table-row>
        <table:table-row table:style-name="Table192.1">
          <table:table-cell table:style-name="Table192.A2" office:value-type="string">
            <text:p text:style-name="Snippet"/>
          </table:table-cell>
          <table:table-cell table:style-name="Table192.B2" office:value-type="string">
            <text:p text:style-name="P2"/>
          </table:table-cell>
        </table:table-row>
      </table:table>
      <text:p text:style-name="Text_20_body"><text:change-end text:change-id="ct96757312"/><text:change text:change-id="ct277718696"/><text:change-start text:change-id="ct96757416"/></text:p>
      <table:table table:name="Table193" table:style-name="Table193">
        <table:table-column table:style-name="Table193.A"/>
        <table:table-column table:style-name="Table193.B"/>
        <table:table-row table:style-name="Table193.1">
          <table:table-cell table:style-name="Table193.A1" table:number-columns-spanned="2" office:value-type="string">
            <text:p text:style-name="P2">[a_numeric] &lt; [a_boolean]</text:p>
            <text:p text:style-name="Text_20_body">Routing:</text:p>
            <text:p text:style-name="P1">description</text:p>
          </table:table-cell>
          <table:covered-table-cell/>
        </table:table-row>
        <table:table-row table:style-name="Table193.1">
          <table:table-cell table:style-name="Table193.A2" office:value-type="string">
            <text:p text:style-name="P15">Code</text:p>
          </table:table-cell>
          <table:table-cell table:style-name="Table193.B2" office:value-type="string">
            <text:p text:style-name="P15">Result</text:p>
          </table:table-cell>
        </table:table-row>
        <table:table-row table:style-name="Table193.1">
          <table:table-cell table:style-name="Table193.A2" office:value-type="string">
            <text:p text:style-name="Snippet"/>
          </table:table-cell>
          <table:table-cell table:style-name="Table193.B2" office:value-type="string">
            <text:p text:style-name="P2"/>
          </table:table-cell>
        </table:table-row>
      </table:table>
      <text:p text:style-name="Text_20_body"><text:change-end text:change-id="ct96757416"/><text:change text:change-id="ct277727432"/><text:change-start text:change-id="ct96757520"/></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p text:style-name="P2">[a_numeric] &lt;= [a_boolean]</text:p>
            <text:p text:style-name="Text_20_body">Routing:</text:p>
            <text:p text:style-name="P1">description</text:p>
          </table:table-cell>
          <table:covered-table-cell/>
        </table:table-row>
        <table:table-row table:style-name="Table194.1">
          <table:table-cell table:style-name="Table194.A2" office:value-type="string">
            <text:p text:style-name="P15">Code</text:p>
          </table:table-cell>
          <table:table-cell table:style-name="Table194.B2" office:value-type="string">
            <text:p text:style-name="P15">Result</text:p>
          </table:table-cell>
        </table:table-row>
        <table:table-row table:style-name="Table194.1">
          <table:table-cell table:style-name="Table194.A2" office:value-type="string">
            <text:p text:style-name="Snippet"/>
          </table:table-cell>
          <table:table-cell table:style-name="Table194.B2" office:value-type="string">
            <text:p text:style-name="P2"/>
          </table:table-cell>
        </table:table-row>
      </table:table>
      <text:p text:style-name="Text_20_body"><text:change-end text:change-id="ct96757520"/><text:change text:change-id="ct277724104"/></text:p>
      <table:table table:name="Table195" table:style-name="Table195">
        <table:table-column table:style-name="Table195.A"/>
        <table:table-column table:style-name="Table195.B"/>
        <table:table-row table:style-name="Table195.1">
          <table:table-cell table:style-name="Table195.A1" table:number-columns-spanned="2" office:value-type="string">
            <text:p text:style-name="P2"><text:change-start text:change-id="ct96757624"/><text:span text:style-name="T12">[a_numeric]</text:span> &lt;=&gt; [-1, 0, or 1]</text:p>
            <text:p text:style-name="Text_20_body">Routing:</text:p>
            <text:p text:style-name="P1">description<text:change-end text:change-id="ct96757624"/></text:p>
          </table:table-cell>
          <table:covered-table-cell/>
        </table:table-row>
        <table:table-row table:style-name="Table195.1">
          <table:table-cell table:style-name="Table195.A2" office:value-type="string">
            <text:p text:style-name="P15"><text:change-start text:change-id="ct96757728"/>Code<text:change-end text:change-id="ct96757728"/></text:p>
          </table:table-cell>
          <table:table-cell table:style-name="Table195.B2" office:value-type="string">
            <text:p text:style-name="P15"><text:change-start text:change-id="ct96757832"/>Result<text:change-end text:change-id="ct96757832"/></text:p>
          </table:table-cell>
        </table:table-row>
        <table:table-row table:style-name="Table195.1">
          <table:table-cell table:style-name="Table195.A2" office:value-type="string">
            <text:p text:style-name="Snippet"/>
          </table:table-cell>
          <table:table-cell table:style-name="Table195.B2" office:value-type="string">
            <text:p text:style-name="P2"/>
          </table:table-cell>
        </table:table-row>
      </table:table>
      <text:p text:style-name="Text_20_body"><text:change text:change-id="ct277727328"/><text:change text:change-id="ct277727536"/><text:change-start text:change-id="ct96758040"/></text:p>
      <table:table table:name="Table196" table:style-name="Table196">
        <table:table-column table:style-name="Table196.A"/>
        <table:table-column table:style-name="Table196.B"/>
        <table:table-row table:style-name="Table196.1">
          <table:table-cell table:style-name="Table196.A1" table:number-columns-spanned="2" office:value-type="string">
            <text:p text:style-name="P2">[a_numeric] &gt; [a_boolean]</text:p>
            <text:p text:style-name="Text_20_body">Routing:</text:p>
            <text:p text:style-name="P1">description</text:p>
          </table:table-cell>
          <table:covered-table-cell/>
        </table:table-row>
        <table:table-row table:style-name="Table196.1">
          <table:table-cell table:style-name="Table196.A2" office:value-type="string">
            <text:p text:style-name="P15">Code</text:p>
          </table:table-cell>
          <table:table-cell table:style-name="Table196.B2" office:value-type="string">
            <text:p text:style-name="P15">Result</text:p>
          </table:table-cell>
        </table:table-row>
        <table:table-row table:style-name="Table196.1">
          <table:table-cell table:style-name="Table196.A2" office:value-type="string">
            <text:p text:style-name="Snippet"/>
          </table:table-cell>
          <table:table-cell table:style-name="Table196.B2" office:value-type="string">
            <text:p text:style-name="P2"/>
          </table:table-cell>
        </table:table-row>
      </table:table>
      <text:p text:style-name="Text_20_body"><text:change-end text:change-id="ct96758040"/><text:change text:change-id="ct277726808"/><text:change-start text:change-id="ct96758144"/></text:p>
      <table:table table:name="Table197" table:style-name="Table197">
        <table:table-column table:style-name="Table197.A"/>
        <table:table-column table:style-name="Table197.B"/>
        <table:table-row table:style-name="Table197.1">
          <table:table-cell table:style-name="Table197.A1" table:number-columns-spanned="2" office:value-type="string">
            <text:p text:style-name="P2">[a_numeric] &gt;= [a_boolean]</text:p>
            <text:p text:style-name="Text_20_body">Routing:</text:p>
            <text:p text:style-name="P1">description</text:p>
          </table:table-cell>
          <table:covered-table-cell/>
        </table:table-row>
        <table:table-row table:style-name="Table197.1">
          <table:table-cell table:style-name="Table197.A2" office:value-type="string">
            <text:p text:style-name="P15">Code</text:p>
          </table:table-cell>
          <table:table-cell table:style-name="Table197.B2" office:value-type="string">
            <text:p text:style-name="P15">Result</text:p>
          </table:table-cell>
        </table:table-row>
        <table:table-row table:style-name="Table197.1">
          <table:table-cell table:style-name="Table197.A2" office:value-type="string">
            <text:p text:style-name="Snippet"/>
          </table:table-cell>
          <table:table-cell table:style-name="Table197.B2" office:value-type="string">
            <text:p text:style-name="P2"/>
          </table:table-cell>
        </table:table-row>
      </table:table>
      <text:p text:style-name="Text_20_body"><text:change-end text:change-id="ct96758144"/><text:change text:change-id="ct277714536"/><text:change-start text:change-id="ct96758248"/></text:p>
      <table:table table:name="Table198" table:style-name="Table198">
        <table:table-column table:style-name="Table198.A"/>
        <table:table-column table:style-name="Table198.B"/>
        <table:table-row table:style-name="Table198.1">
          <table:table-cell table:style-name="Table198.A1" table:number-columns-spanned="2" office:value-type="string">
            <text:p text:style-name="P2">[a_numeric a_numeric] mod [a_numeric]</text:p>
            <text:p text:style-name="Text_20_body">Routing:</text:p>
            <text:p text:style-name="P1">description</text:p>
          </table:table-cell>
          <table:covered-table-cell/>
        </table:table-row>
        <table:table-row table:style-name="Table198.1">
          <table:table-cell table:style-name="Table198.A2" office:value-type="string">
            <text:p text:style-name="P15">Code</text:p>
          </table:table-cell>
          <table:table-cell table:style-name="Table198.B2" office:value-type="string">
            <text:p text:style-name="P15">Result</text:p>
          </table:table-cell>
        </table:table-row>
        <table:table-row table:style-name="Table198.1">
          <table:table-cell table:style-name="Table198.A2" office:value-type="string">
            <text:p text:style-name="Snippet"/>
          </table:table-cell>
          <table:table-cell table:style-name="Table198.B2" office:value-type="string">
            <text:p text:style-name="P2"/>
          </table:table-cell>
        </table:table-row>
      </table:table>
      <text:p text:style-name="Text_20_body"><text:change-end text:change-id="ct96758248"/><text:change text:change-id="ct277728056"/><text:change-start text:change-id="ct96758352"/></text:p>
      <table:table table:name="Table199" table:style-name="Table199">
        <table:table-column table:style-name="Table199.A"/>
        <table:table-column table:style-name="Table199.B"/>
        <text:soft-page-break/>
        <table:table-row table:style-name="Table199.1">
          <table:table-cell table:style-name="Table199.A1" table:number-columns-spanned="2" office:value-type="string">
            <text:p text:style-name="P2">[a_numeric] neg [a_numeric]</text:p>
            <text:p text:style-name="Text_20_body">Routing:</text:p>
            <text:p text:style-name="P1">description</text:p>
          </table:table-cell>
          <table:covered-table-cell/>
        </table:table-row>
        <table:table-row table:style-name="Table199.1">
          <table:table-cell table:style-name="Table199.A2" office:value-type="string">
            <text:p text:style-name="P15">Code</text:p>
          </table:table-cell>
          <table:table-cell table:style-name="Table199.B2" office:value-type="string">
            <text:p text:style-name="P15">Result</text:p>
          </table:table-cell>
        </table:table-row>
        <table:table-row table:style-name="Table199.1">
          <table:table-cell table:style-name="Table199.A2" office:value-type="string">
            <text:p text:style-name="Snippet"/>
          </table:table-cell>
          <table:table-cell table:style-name="Table199.B2" office:value-type="string">
            <text:p text:style-name="P2"/>
          </table:table-cell>
        </table:table-row>
      </table:table>
      <text:p text:style-name="Text_20_body"><text:change-end text:change-id="ct96758352"/></text:p>
      <text:h text:style-name="Heading_20_2" text:outline-level="2">See Also</text:h>
      <text:p text:style-name="Text_20_body"/>
      <text:p text:style-name="Text_20_body"/>
      <text:h text:style-name="Heading_20_1" text:outline-level="1"><text:alphabetical-index-mark-start text:id="IMark147876460"/>Object<text:alphabetical-index-mark-end text:id="IMark147876460"/></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7874444"/>&amp;&amp;<text:alphabetical-index-mark-end text:id="IMark147874444"/>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
          </table:table-cell>
          <table:table-cell table:style-name="Table29.B2" office:value-type="string">
            <text:p text:style-name="P2"/>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47874444"/>)methods<text:alphabetical-index-mark-end text:id="IMark14787444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de</text:p>
          </table:table-cell>
          <table:table-cell table:style-name="Table10.B2" office:value-type="string">
            <text:p text:style-name="P15">Result</text:p>
          </table:table-cell>
        </table:table-row>
        <table:table-row table:style-name="Table10.2">
          <table:table-cell table:style-name="Table10.A2" office:value-type="string">
            <text:p text:style-name="Snippet"/>
          </table:table-cell>
          <table:table-cell table:style-name="Table10.B2" office:value-type="string">
            <text:p text:style-name="P2"/>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47874444"/>.<text:alphabetical-index-mark-end text:id="IMark14787444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47874444"/>.class<text:alphabetical-index-mark-end text:id="IMark14787444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
          </table:table-cell>
          <table:table-cell table:style-name="Table12.B2" office:value-type="string">
            <text:p text:style-name="P2"/>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47874444"/>.clone<text:alphabetical-index-mark-end text:id="IMark14787444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
          </table:table-cell>
          <table:table-cell table:style-name="Table14.B2" office:value-type="string">
            <text:p text:style-name="P2"/>
          </table:table-cell>
        </table:table-row>
      </table:table>
      <text:p text:style-name="Text_20_body"/>
      <text:p text:style-name="Text_20_body">.clone_exclude</text:p>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47874444"/>.copy<text:alphabetical-index-mark-end text:id="IMark14787444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
          </table:table-cell>
          <table:table-cell table:style-name="Table15.B2" office:value-type="string">
            <text:p text:style-name="P2"/>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47874444"/>.init<text:alphabetical-index-mark-end text:id="IMark147874444"/>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text:p>
          </table:table-cell>
          <table:table-cell table:style-name="Table16.B2" office:value-type="string">
            <text:p text:style-name="P15">Result</text:p>
          </table:table-cell>
        </table:table-row>
        <table:table-row table:style-name="Table16.2">
          <table:table-cell table:style-name="Table16.A2" office:value-type="string">
            <text:p text:style-name="Snippet"/>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7874444"/>.is_class?<text:alphabetical-index-mark-end text:id="IMark14787444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
          </table:table-cell>
          <table:table-cell table:style-name="Table17.B2" office:value-type="string">
            <text:p text:style-name="P2"/>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47874444"/>.name<text:alphabetical-index-mark-end text:id="IMark14787444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47874444"/>.strlen<text:alphabetical-index-mark-end text:id="IMark14787444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47874444"/>.to_f<text:alphabetical-index-mark-end text:id="IMark147874444"/>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47874444"/>.to_f!<text:alphabetical-index-mark-end text:id="IMark147874444"/>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47874444"/>.to_i<text:alphabetical-index-mark-end text:id="IMark147874444"/>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47874444"/>.to_i!<text:alphabetical-index-mark-end text:id="IMark147874444"/> [an_integer]</text:h>
            <text:p text:style-name="P1"><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47874444"/>.to_n<text:alphabetical-index-mark-end text:id="IMark147874444"/>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5">Code</text:p>
          </table:table-cell>
          <table:table-cell table:style-name="Table36.B2" office:value-type="string">
            <text:p text:style-name="P15">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47874444"/>.to_n!<text:alphabetical-index-mark-end text:id="IMark147874444"/>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47874444"/>.to_r<text:alphabetical-index-mark-end text:id="IMark147874444"/>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table-cell table:style-name="Table38.A2" office:value-type="string">
            <text:p text:style-name="P15">Code</text:p>
          </table:table-cell>
          <table:table-cell table:style-name="Table38.B2" office:value-type="string">
            <text:p text:style-name="P15">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47874444"/>.to_r!<text:alphabetical-index-mark-end text:id="IMark147874444"/>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47874444"/>.to_s<text:alphabetical-index-mark-end text:id="IMark147874444"/>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47874444"/>.to_x<text:alphabetical-index-mark-end text:id="IMark147874444"/>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table-cell table:style-name="Table41.A2" office:value-type="string">
            <text:p text:style-name="P15">Code</text:p>
          </table:table-cell>
          <table:table-cell table:style-name="Table41.B2" office:value-type="string">
            <text:p text:style-name="P15">Result</text:p>
          </table:table-cell>
        </table:table-row>
        <table:table-row>
          <table:table-cell table:style-name="Table41.A2" office:value-type="string">
            <text:p text:style-name="Snippet">5 .to_x</text:p>
          </table:table-cell>
          <table:table-cell table:style-name="Table41.B2" office:value-type="string">
            <text:p text:style-name="P2">5+0i</text:p>
          </table:table-cell>
        </table:table-row>
        <table:table-row>
          <table:table-cell table:style-name="Table41.A2" office:value-type="string">
            <text:p text:style-name="Snippet">5.2 .to_x</text:p>
          </table:table-cell>
          <table:table-cell table:style-name="Table41.B2" office:value-type="string">
            <text:p text:style-name="P2">5.2+0i</text:p>
          </table:table-cell>
        </table:table-row>
        <table:table-row>
          <table:table-cell table:style-name="Table41.A2" office:value-type="string">
            <text:p text:style-name="Snippet">“5” .to_x</text:p>
          </table:table-cell>
          <table:table-cell table:style-name="Table41.B2" office:value-type="string">
            <text:p text:style-name="P2">5+0i</text:p>
          </table:table-cell>
        </table:table-row>
        <table:table-row>
          <table:table-cell table:style-name="Table41.A2" office:value-type="string">
            <text:p text:style-name="Snippet">1+2i .to_x</text:p>
          </table:table-cell>
          <table:table-cell table:style-name="Table41.B2" office:value-type="string">
            <text:p text:style-name="P2">1+2i</text:p>
          </table:table-cell>
        </table:table-row>
        <table:table-row>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47874444"/>.to_x!<text:alphabetical-index-mark-end text:id="IMark147874444"/>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47874444"/>&lt;&gt;<text:alphabetical-index-mark-end text:id="IMark14787444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
          </table:table-cell>
          <table:table-cell table:style-name="Table23.B2" office:value-type="string">
            <text:p text:style-name="P2"/>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47874444"/>=<text:alphabetical-index-mark-end text:id="IMark14787444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
          </table:table-cell>
          <table:table-cell table:style-name="Table43.B2" office:value-type="string">
            <text:p text:style-name="P2"/>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47874444"/>^^<text:alphabetical-index-mark-end text:id="IMark147874444"/>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
          </table:table-cell>
          <table:table-cell table:style-name="Table44.B2" office:value-type="string">
            <text:p text:style-name="P2"/>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47874444"/>distinct?<text:alphabetical-index-mark-end text:id="IMark14787444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47874444"/>identical?<text:alphabetical-index-mark-end text:id="IMark14787444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47874444"/>max<text:alphabetical-index-mark-end text:id="IMark14787444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47874444"/>min<text:alphabetical-index-mark-end text:id="IMark14787444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47874444"/>nil&lt;&gt;<text:alphabetical-index-mark-end text:id="IMark14787444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
          </table:table-cell>
          <table:table-cell table:style-name="Table45.B2" office:value-type="string">
            <text:p text:style-name="P2"/>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47874444"/>nil=<text:alphabetical-index-mark-end text:id="IMark14787444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
          </table:table-cell>
          <table:table-cell table:style-name="Table50.B2" office:value-type="string">
            <text:p text:style-name="P2"/>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47874444"/>not<text:alphabetical-index-mark-end text:id="IMark14787444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
          </table:table-cell>
          <table:table-cell table:style-name="Table51.B2" office:value-type="string">
            <text:p text:style-name="P2"/>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47874444"/>||<text:alphabetical-index-mark-end text:id="IMark147874444"/>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
          </table:table-cell>
          <table:table-cell table:style-name="Table52.B2" office:value-type="string">
            <text:p text:style-name="P2"/>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7876460"/>OutStream<text:alphabetical-index-mark-end text:id="IMark14787646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47876460"/>Procedure<text:alphabetical-index-mark-end text:id="IMark14787646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47876460"/>Queue<text:alphabetical-index-mark-end text:id="IMark14787646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47876460"/>Rational<text:alphabetical-index-mark-end text:id="IMark14787646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62" text:note-class="footnote"><text:note-citation>63</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63" text:note-class="footnote"><text:note-citation>64</text:note-citation><text:note-body><text:p text:style-name="Footnote">No spaces are permitted within the literal.</text:p></text:note-body></text:note></text:p>
          </table:table-cell>
          <table:table-cell table:style-name="Table6.B1" office:value-type="string">
            <text:p text:style-name="P14">Value<text:note text:id="ftn64" text:note-class="footnote"><text:note-citation>6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7876412"/>.split<text:alphabetical-index-mark-end text:id="IMark14787641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7874684"/>Stack<text:alphabetical-index-mark-end text:id="IMark147874684"/></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47874684"/>String<text:alphabetical-index-mark-end text:id="IMark147874684"/></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47874684"/>Thread<text:alphabetical-index-mark-end text:id="IMark147874684"/></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7874684"/><text:alphabetical-index-mark-start text:id="IMark147874348"/><text:alphabetical-index-mark-start text:id="IMark147877132"/>TrueClass<text:alphabetical-index-mark-end text:id="IMark147877132"/><text:alphabetical-index-mark-end text:id="IMark147874348"/><text:alphabetical-index-mark-end text:id="IMark147874684"/></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147874684"/>VirtualMachine<text:alphabetical-index-mark-end text:id="IMark147874684"/></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47876412"/>.:<text:alphabetical-index-mark-end text:id="IMark147876412"/>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47876412"/>super<text:alphabetical-index-mark-end text:id="IMark147876412"/>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47876412"/>val:<text:alphabetical-index-mark-end text:id="IMark147876412"/>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7876412"/>var:<text:alphabetical-index-mark-end text:id="IMark147876412"/>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47876412"/>val@:<text:alphabetical-index-mark-end text:id="IMark147876412"/>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47876412"/>var@:<text:alphabetical-index-mark-end text:id="IMark147876412"/>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47876412"/>;<text:alphabetical-index-mark-end text:id="IMark147876412"/>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47876412"/>.::<text:alphabetical-index-mark-end text:id="IMark147876412"/>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47876412"/>inst:<text:alphabetical-index-mark-end text:id="IMark147876412"/>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47876412"/>local:<text:alphabetical-index-mark-end text:id="IMark147876412"/>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47876412"/>super<text:alphabetical-index-mark-end text:id="IMark147876412"/>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47876412"/>;<text:alphabetical-index-mark-end text:id="IMark14787641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7874684"/>Commands<text:alphabetical-index-mark-end text:id="IMark14787468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47874684"/>)entries<text:alphabetical-index-mark-end text:id="IMark147874684"/>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5" text:note-class="footnote"><text:note-citation>66</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7">2</text:p>
          <text:p text:style-name="P66">2*<text:tab/>88</text:p>
          <text:p text:style-name="P66">2/<text:tab/>88</text:p>
          <text:p text:style-name="P67">A</text:p>
          <text:p text:style-name="P66">again<text:tab/>25</text:p>
          <text:p text:style-name="P66">and<text:tab/>89</text:p>
          <text:p text:style-name="P66">Archive<text:tab/>12</text:p>
          <text:p text:style-name="P66">Array<text:tab/>60</text:p>
          <text:p text:style-name="P67">B</text:p>
          <text:p text:style-name="P66">begin<text:tab/>25</text:p>
          <text:p text:style-name="P66">Boolean<text:tab/>58</text:p>
          <text:p text:style-name="P66">bounce<text:tab/>36, 38</text:p>
          <text:p text:style-name="P67">C</text:p>
          <text:p text:style-name="P66">catch<text:tab/>35, 38</text:p>
          <text:p text:style-name="P66">Class<text:tab/>71</text:p>
          <text:p text:style-name="P66">Classes<text:tab/>47</text:p>
          <text:p text:style-name="P66">clone<text:tab/>30</text:p>
          <text:p text:style-name="P66">com<text:tab/>89</text:p>
          <text:p text:style-name="P66">Commands<text:tab/>72, 135</text:p>
          <text:p text:style-name="P66">Complex<text:tab/>74</text:p>
          <text:p text:style-name="P66">copy<text:tab/>30</text:p>
          <text:p text:style-name="P67">D</text:p>
          <text:p text:style-name="P66">Declarations<text:tab/>26</text:p>
          <text:p text:style-name="P66">Demo.rb<text:tab/>11</text:p>
          <text:p text:style-name="P66">distinct?<text:tab/>116</text:p>
          <text:p text:style-name="P66">do<text:tab/>23</text:p>
          <text:p text:style-name="P66">do_map_name<text:tab/>54</text:p>
          <text:p text:style-name="P66">dpr<text:tab/>93</text:p>
          <text:p text:style-name="P66">drop<text:tab/>19</text:p>
          <text:p text:style-name="P66">Duck Typing<text:tab/>26</text:p>
          <text:p text:style-name="P66">dup<text:tab/>19, 30</text:p>
          <text:p text:style-name="P67">E</text:p>
          <text:p text:style-name="P66">e<text:tab/>93</text:p>
          <text:p text:style-name="P66">else<text:tab/>21</text:p>
          <text:p text:style-name="P67">F</text:p>
          <text:p text:style-name="P66">FalseClass<text:tab/>58, 77</text:p>
          <text:p text:style-name="P66">finally<text:tab/>37p.</text:p>
          <text:p text:style-name="P66">Float<text:tab/>79</text:p>
          <text:p text:style-name="P67">H</text:p>
          <text:p text:style-name="P66">Hash<text:tab/>80</text:p>
          <text:p text:style-name="P67">I</text:p>
          <text:p text:style-name="P66">i<text:tab/>23</text:p>
          <text:p text:style-name="P66">identical?<text:tab/>116</text:p>
          <text:p text:style-name="P66">if<text:tab/>21</text:p>
          <text:p text:style-name="P66">Inheritance<text:tab/>48</text:p>
          <text:p text:style-name="P66">inst:<text:tab/>133</text:p>
          <text:p text:style-name="P66">InStream<text:tab/>83</text:p>
          <text:p text:style-name="P66">Integer<text:tab/>86</text:p>
          <text:p text:style-name="P67">J</text:p>
          <text:p text:style-name="P66">j<text:tab/>23</text:p>
          <text:p text:style-name="P67">K</text:p>
          <text:p text:style-name="P66">Known Issues<text:tab/>11</text:p>
          <text:p text:style-name="P67">L</text:p>
          <text:p text:style-name="P66">Late Binding<text:tab/>48</text:p>
          <text:p text:style-name="P66">local:<text:tab/>133</text:p>
          <text:p text:style-name="P66">loop<text:tab/>23</text:p>
          <text:p text:style-name="P67">M</text:p>
          <text:p text:style-name="P66">max<text:tab/>117</text:p>
          <text:p text:style-name="P66">Method Mapping<text:tab/>49</text:p>
          <text:p text:style-name="P66">Methods<text:tab/>48</text:p>
          <text:p text:style-name="P66">min<text:tab/>117</text:p>
          <text:p text:style-name="P66">Mutation<text:tab/>28</text:p>
          <text:p text:style-name="P67">N</text:p>
          <text:p text:style-name="P66">nil&lt;&gt;<text:tab/>117</text:p>
          <text:p text:style-name="P66">nil=<text:tab/>118</text:p>
          <text:p text:style-name="P66">NilClass<text:tab/>58, 91</text:p>
          <text:p text:style-name="P66">nip<text:tab/>19</text:p>
          <text:p text:style-name="P66">not<text:tab/>118</text:p>
          <text:p text:style-name="P66">Numeric<text:tab/>59, 93</text:p>
          <text:p text:style-name="P67">O</text:p>
          <text:p text:style-name="P66">Object<text:tab/>58, 109</text:p>
          <text:p text:style-name="P66">or<text:tab/>90</text:p>
          <text:p text:style-name="P66">OutStream<text:tab/>119</text:p>
          <text:p text:style-name="P66">over<text:tab/>19</text:p>
          <text:p text:style-name="P67">P</text:p>
          <text:p text:style-name="P66">pi<text:tab/>94</text:p>
          <text:p text:style-name="P66">pick<text:tab/>19</text:p>
          <text:p text:style-name="P66">Polymorphism<text:tab/>48</text:p>
          <text:p text:style-name="P66">Procedure<text:tab/>121</text:p>
          <text:p text:style-name="P66">Prototypes<text:tab/>48</text:p>
          <text:p text:style-name="P67">Q</text:p>
          <text:p text:style-name="P66">Queue<text:tab/>122</text:p>
          <text:p text:style-name="P67">R</text:p>
          <text:p text:style-name="P66">Rake<text:tab/>11</text:p>
          <text:p text:style-name="P66">Rational<text:tab/>123</text:p>
          <text:p text:style-name="P66">Referencing<text:tab/>27</text:p>
          <text:p text:style-name="P66">repeat<text:tab/>25</text:p>
          <text:p text:style-name="P66">Routing<text:tab/>51</text:p>
          <text:p text:style-name="P67">S</text:p>
          <text:p text:style-name="P66">Scoping<text:tab/>26</text:p>
          <text:p text:style-name="P66">self<text:tab/>56</text:p>
          <text:p text:style-name="P66">Stack<text:tab/>125</text:p>
          <text:p text:style-name="P66">String<text:tab/>126</text:p>
          <text:p text:style-name="P66">super<text:tab/>131, 133</text:p>
          <text:p text:style-name="P66">swap<text:tab/>20</text:p>
          <text:p text:style-name="P66">switch<text:tab/>21</text:p>
          <text:p text:style-name="P66">SymbolMap<text:tab/>49</text:p>
          <text:p text:style-name="P67">T</text:p>
          <text:p text:style-name="P66">Testing<text:tab/>11</text:p>
          <text:p text:style-name="P66">Thanks<text:tab/>9</text:p>
          <text:p text:style-name="P66">then<text:tab/>21</text:p>
          <text:p text:style-name="P66">Thread<text:tab/>128</text:p>
          <text:p text:style-name="P66">throw"<text:tab/>39</text:p>
          <text:p text:style-name="P66">TrueClass<text:tab/>58, 129</text:p>
          <text:p text:style-name="P66">try<text:tab/>35, 38</text:p>
          <text:p text:style-name="P66">tuck<text:tab/>20</text:p>
          <text:p text:style-name="P66">Typing<text:tab/>26</text:p>
          <text:p text:style-name="P67">U</text:p>
          <text:p text:style-name="P66">until<text:tab/>25</text:p>
          <text:p text:style-name="P67">V</text:p>
          <text:p text:style-name="P66">val:<text:tab/>26, 131</text:p>
          <text:p text:style-name="P66">val@:<text:tab/>27, 132</text:p>
          <text:p text:style-name="P66">val#:<text:tab/>27</text:p>
          <text:p text:style-name="P66">val$:<text:tab/>27</text:p>
          <text:p text:style-name="P66">var:<text:tab/>26, 132</text:p>
          <text:p text:style-name="P66">var@:<text:tab/>27, 132</text:p>
          <text:p text:style-name="P66">var#:<text:tab/>27</text:p>
          <text:p text:style-name="P66">var$:<text:tab/>27</text:p>
          <text:p text:style-name="P66">VirtualMachine<text:tab/>130</text:p>
          <text:p text:style-name="P67">X</text:p>
          <text:p text:style-name="P66">x<text:tab/>61</text:p>
          <text:p text:style-name="P66">xor<text:tab/>90</text:p>
          <text:p text:style-name="P67">^</text:p>
          <text:p text:style-name="P66">^^<text:tab/>78, 91, 116</text:p>
          <text:p text:style-name="P67">-</text:p>
          <text:p text:style-name="P66">-&gt;<text:tab/>80</text:p>
          <text:p text:style-name="P66">-i<text:tab/>23</text:p>
          <text:p text:style-name="P66">-j<text:tab/>23</text:p>
          <text:p text:style-name="P67">;</text:p>
          <text:p text:style-name="P66">;<text:tab/>132p.</text:p>
          <text:p text:style-name="P67">:</text:p>
          <text:p text:style-name="P66">:<text:tab/>53</text:p>
          <text:p text:style-name="P67">!</text:p>
          <text:p text:style-name="P66">!<text:tab/>63</text:p>
          <text:p text:style-name="P67">?</text:p>
          <text:p text:style-name="P66">?"<text:tab/>36, 38</text:p>
          <text:p text:style-name="P67">.</text:p>
          <text:p text:style-name="P66">.<text:tab/>109</text:p>
          <text:p text:style-name="P66">.-left<text:tab/>64</text:p>
          <text:p text:style-name="P66">.-mid<text:tab/>65</text:p>
          <text:p text:style-name="P66">.-midlr<text:tab/>65</text:p>
          <text:p text:style-name="P66">.-right<text:tab/>65</text:p>
          <text:p text:style-name="P66">.:<text:tab/>53, 131</text:p>
          <text:p text:style-name="P66">.::<text:tab/>53, 132</text:p>
          <text:p text:style-name="P66">.[]!<text:tab/>65, 81</text:p>
          <text:p text:style-name="P66">.[]@<text:tab/>66, 81</text:p>
          <text:p text:style-name="P66">.+left<text:tab/>63</text:p>
          <text:p text:style-name="P66">.+mid<text:tab/>64</text:p>
          <text:p text:style-name="P66">.+midlr<text:tab/>64</text:p>
          <text:p text:style-name="P66">.+right<text:tab/>64</text:p>
          <text:p text:style-name="P66">.cbrt<text:tab/>75</text:p>
          <text:p text:style-name="P66">.class<text:tab/>110</text:p>
          <text:p text:style-name="P66">.clone<text:tab/>30, 110</text:p>
          <text:p text:style-name="P66">.clone_exclude<text:tab/>32</text:p>
          <text:p text:style-name="P66">.close<text:tab/>84</text:p>
          <text:p text:style-name="P66">.copy<text:tab/>30, 110</text:p>
          <text:p text:style-name="P66">.e**<text:tab/>75</text:p>
          <text:p text:style-name="P66">.even?<text:tab/>87</text:p>
          <text:p text:style-name="P66">.gcd<text:tab/>87</text:p>
          <text:p text:style-name="P66"><text:soft-page-break/>.get_all<text:tab/>83</text:p>
          <text:p text:style-name="P66">.getc<text:tab/>84</text:p>
          <text:p text:style-name="P66">.gets<text:tab/>84</text:p>
          <text:p text:style-name="P66">.init<text:tab/>27, 111</text:p>
          <text:p text:style-name="P66">.is_class?<text:tab/>71, 111</text:p>
          <text:p text:style-name="P66">.keys<text:tab/>81</text:p>
          <text:p text:style-name="P66">.lcm<text:tab/>87</text:p>
          <text:p text:style-name="P66">.left<text:tab/>66</text:p>
          <text:p text:style-name="P66">.length<text:tab/>66</text:p>
          <text:p text:style-name="P66">.max<text:tab/>67</text:p>
          <text:p text:style-name="P66">.mid<text:tab/>67</text:p>
          <text:p text:style-name="P66">.midlr<text:tab/>67</text:p>
          <text:p text:style-name="P66">.min<text:tab/>68</text:p>
          <text:p text:style-name="P66">.name<text:tab/>111</text:p>
          <text:p text:style-name="P66">.new<text:tab/>61, 71</text:p>
          <text:p text:style-name="P66">.new_size<text:tab/>62</text:p>
          <text:p text:style-name="P66">.new_value<text:tab/>62</text:p>
          <text:p text:style-name="P66">.new_values<text:tab/>62</text:p>
          <text:p text:style-name="P66">.new{<text:tab/>61</text:p>
          <text:p text:style-name="P66">.odd?<text:tab/>87</text:p>
          <text:p text:style-name="P66">.open<text:tab/>83</text:p>
          <text:p text:style-name="P66">.open{<text:tab/>84</text:p>
          <text:p text:style-name="P66">.parent_class<text:tab/>72</text:p>
          <text:p text:style-name="P66">.pp<text:tab/>68, 81</text:p>
          <text:p text:style-name="P66">.reverse<text:tab/>68</text:p>
          <text:p text:style-name="P66">.right<text:tab/>68</text:p>
          <text:p text:style-name="P66">.shuffle<text:tab/>69</text:p>
          <text:p text:style-name="P66">.sort<text:tab/>69</text:p>
          <text:p text:style-name="P66">.split<text:tab/>75, 123</text:p>
          <text:p text:style-name="P66">.sqrt<text:tab/>75</text:p>
          <text:p text:style-name="P66">.strlen<text:tab/>111</text:p>
          <text:p text:style-name="P66">.strmax<text:tab/>69</text:p>
          <text:p text:style-name="P66">.strmax2<text:tab/>82</text:p>
          <text:p text:style-name="P66">.subclass:<text:tab/>72</text:p>
          <text:p text:style-name="P66">.throw<text:tab/>39</text:p>
          <text:p text:style-name="P66">.to_f<text:tab/>112</text:p>
          <text:p text:style-name="P66">.to_f!<text:tab/>112</text:p>
          <text:p text:style-name="P66">.to_i<text:tab/>112</text:p>
          <text:p text:style-name="P66">.to_i!<text:tab/>112</text:p>
          <text:p text:style-name="P66">.to_n<text:tab/>113</text:p>
          <text:p text:style-name="P66">.to_n!<text:tab/>113</text:p>
          <text:p text:style-name="P66">.to_r<text:tab/>114</text:p>
          <text:p text:style-name="P66">.to_r!<text:tab/>114</text:p>
          <text:p text:style-name="P66">.to_s<text:tab/>72, 114</text:p>
          <text:p text:style-name="P66">.to_x<text:tab/>115</text:p>
          <text:p text:style-name="P66">.to_x!<text:tab/>115</text:p>
          <text:p text:style-name="P66">.values<text:tab/>82</text:p>
          <text:p text:style-name="P66">.with{<text:tab/>57</text:p>
          <text:p text:style-name="P67">)</text:p>
          <text:p text:style-name="P66">)entries<text:tab/>137</text:p>
          <text:p text:style-name="P66">)methods<text:tab/>73, 109</text:p>
          <text:p text:style-name="P66">)stubs<text:tab/>73</text:p>
          <text:p text:style-name="P67">{</text:p>
          <text:p text:style-name="P66">{<text:tab/>80</text:p>
          <text:p text:style-name="P67">}</text:p>
          <text:p text:style-name="P66">}<text:tab/>61, 80</text:p>
          <text:p text:style-name="P67">@</text:p>
          <text:p text:style-name="P66">@<text:tab/>70</text:p>
          <text:p text:style-name="P67">*</text:p>
          <text:p text:style-name="P66">*<text:tab/>94</text:p>
          <text:p text:style-name="P66">**<text:tab/>94</text:p>
          <text:p text:style-name="P67">&amp;</text:p>
          <text:p text:style-name="P66">&amp;&amp;<text:tab/>77, 91, 109</text:p>
          <text:p text:style-name="P67">+</text:p>
          <text:p text:style-name="P66">+<text:tab/>63, 95</text:p>
          <text:p text:style-name="P66">+loop<text:tab/>23</text:p>
          <text:p text:style-name="P67">&lt;</text:p>
          <text:p text:style-name="P66">&lt;&lt;<text:tab/>70, 88</text:p>
          <text:p text:style-name="P66">&lt;&gt;<text:tab/>115</text:p>
          <text:p text:style-name="P67">=</text:p>
          <text:p text:style-name="P66">=<text:tab/>116</text:p>
          <text:p text:style-name="P67">&gt;</text:p>
          <text:p text:style-name="P66">&gt;&gt;<text:tab/>89</text:p>
          <text:p text:style-name="P67">|</text:p>
          <text:p text:style-name="P66">||<text:tab/>78, 92, 118</text:p>
          <text:p text:style-name="P67">~</text:p>
          <text:p text:style-name="P66">~getc<text:tab/>85</text:p>
          <text:p text:style-name="P66">~gets<text:tab/>85</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96758456"/></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142</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7H8M18S</meta:editing-duration>
    <meta:editing-cycles>1999</meta:editing-cycles>
    <meta:generator>OpenOffice/4.1.1$Win32 OpenOffice.org_project/411m6$Build-9775</meta:generator>
    <dc:date>2015-04-26T00:09:13.64</dc:date>
    <dc:creator>Peter Camilleri</dc:creator>
    <meta:printed-by>Peter Camilleri</meta:printed-by>
    <meta:print-date>2015-02-10T10:49:15.76</meta:print-date>
    <meta:document-statistic meta:table-count="202" meta:image-count="0" meta:object-count="0" meta:page-count="142" meta:paragraph-count="4467" meta:word-count="25338" meta:character-count="146572"/>
    <meta:template xlink:type="simple" xlink:actuate="onRequest" xlink:title="MyDefault" xlink:href="../../../../OpenOffice.org/3/user/template/MyDefault.ott" meta:date="2014-06-26T22:09:00.24"/>
  </office:meta>
</office:document-meta>
</file>